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Heading_20_1" style:master-page-name="MP0">
      <style:paragraph-properties style:page-number="auto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13ccc2"/>
    </style:style>
    <style:style style:name="P7" style:family="paragraph" style:parent-style-name="Normal">
      <style:paragraph-properties fo:margin-left="0cm" fo:margin-right="0cm" fo:text-indent="0.635cm" style:auto-text-indent="false"/>
      <style:text-properties officeooo:paragraph-rsid="0014bbe5"/>
    </style:style>
    <style:style style:name="P8" style:family="paragraph" style:parent-style-name="Normal">
      <style:paragraph-properties fo:margin-left="0cm" fo:margin-right="0cm" fo:text-indent="0cm" style:auto-text-indent="false"/>
      <style:text-properties officeooo:paragraph-rsid="0014bbe5"/>
    </style:style>
    <style:style style:name="P9" style:family="paragraph" style:parent-style-name="Normal">
      <style:paragraph-properties fo:margin-left="0cm" fo:margin-right="0cm" fo:text-indent="0.635cm" style:auto-text-indent="false"/>
      <style:text-properties officeooo:paragraph-rsid="00150850"/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16c2b5"/>
    </style:style>
    <style:style style:name="P11" style:family="paragraph" style:parent-style-name="Normal">
      <style:paragraph-properties fo:margin-left="0cm" fo:margin-right="0cm" fo:text-indent="0.635cm" style:auto-text-indent="false"/>
      <style:text-properties officeooo:paragraph-rsid="0017e727"/>
    </style:style>
    <style:style style:name="T1" style:family="text">
      <style:text-properties officeooo:rsid="0013ccc2"/>
    </style:style>
    <style:style style:name="T2" style:family="text">
      <style:text-properties officeooo:rsid="0014bbe5"/>
    </style:style>
    <style:style style:name="T3" style:family="text">
      <style:text-properties fo:language="fr" fo:country="FR" officeooo:rsid="0014bbe5"/>
    </style:style>
    <style:style style:name="T4" style:family="text">
      <style:text-properties officeooo:rsid="00150850"/>
    </style:style>
    <style:style style:name="T5" style:family="text">
      <style:text-properties officeooo:rsid="0017e7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bookmark-start text:name="bookmark0"/>ΓΑΛΗΝΟΥ ΠΡ0Σ ΘΡΑΣΥΒ0ΥΛΟΝ ΒΙΒΛΙ0Ν,<text:line-break/>ΠΟΤΕΡΟΝ ΙΑΤΡΙΚΗΣ Η ΓΥΜΝΑΣΤΙΚΗΣ<text:line-break/>ΕΣΤΙ ΤΟ ΥΓΙΕΙΝ<text:span text:style-name="T1">Ο</text:span>Ν.<text:bookmark-end text:name="bookmark0"/></text:h>
      <text:h text:style-name="Heading_20_2" text:outline-level="2">Κεφ. α΄. </text:h>
      <text:p text:style-name="P6">Οὐκ ἄλλα μὲν, ὧ Θρασύβοιλε, παραχρῆμα<text:line-break/>περὶ τοῦ προβληθέντος ὑπὸ σοῦ ζητήματος εἶπον, ἄλλα δὲ<text:line-break/>συγγραψασθαι τοῖς ὑπομνημασιν ἔχω. παντως γαρ που<text:line-break/>γινώσκεις, ὡς ἀεὶ τα αυτα περὶ τῶν αὐτῶν διεξέρχομαι,<text:line-break/>καὶ ὡς οὐδὲν ἐπιχειρῶ λέγειν ων οὔτε μέθοδον ἔμαθον,<text:line-break/>οὔτ ἐγυμνασαμην πω κατ᾽ αὐτην. ἀρχη τοίνυν εὑρέσεως<text:line-break/>οὐ τούτῳ μόνῳ τῷ νῦν προκειμένῳ σκέμματι τὸ γνῶναι, τί</text:p>
      <text:p text:style-name="P3">ποτ᾽ ἐστὶ τὸ ζητούμενον, ἀλλὰ καὶ τοῖς ἄλλοις ἅπασιν.<text:line-break/>αὐτὸ δὲ δὴ τοῦτο τὸ γνῶναι διττον ἐστιν · ἢ γὰρ τὴν<text:line-break/>ἔννοιαν μόνην τοῦ πράγματος, ἢ καὶ τὴν οὐσίαν γινώσκομεν.<text:line-break/>ὅτῳ δ᾽ ἀλλήλων ταῦτα διαφέρει, γέγραπται μὲν ἐπὶ πλέον<text:line-break/>ἐν τοῖς περὶ ἀποδείξεως, ἴνα περ καὶ τἀς ἄλλας ἁπάσας<text:line-break/>μεθόδους ἐξετιθήιιεθα, γένοιτο δ᾽ ἄν καὶ νῦν δῆλον ἐξ<text:line-break/>αὐτῆς τῆς χρήσεως.</text:p>
      <text:h text:style-name="Heading_20_2" text:outline-level="2">Κεφ. Β΄. </text:h>
      <text:p text:style-name="P6">Ὄντος γὰρ τοῦ προβλήματος τοῦδε, πότερον<text:line-break/>ἰατρικῆς ἢ γυμναστικῆς ἐστι τὸ καλούμενον ὑγιεινὸν, καὶ<text:line-break/>σοῦ διὰ ταῦτα ἀξιώσαντος ἀκοῦσαι τὴν ἐμὴν ὑπὲρ αὐτοῦ<text:line-break/>δόξαν, ὅτι πολλάκις ἰατροῖς τε καὶ γυμνασταῖς ἔφησθα<text:line-break/>παραγεγονέναι διαμφισβητοῦσιν, ἀποκρίνεσθαί μοι πρότερον<text:line-break/>ἠξίωσά σε, τίνα ποτὲ τὴν ἔννοιαν ἑκάστου τῶν ὀνομάτων<text:line-break/>ἔχεις, ἰατρικῆς τε καὶ γυμναστικῆς καὶ ὑγιεινοῦ, μή που σύ<text:line-break/>μὲν ὑπὲρ ἄλλων πραγμάτων ἀκούειν ποθῇς, ἐγῶ δ᾽ ὑπὲρ<text:line-break/>ἄλλων σοι διαλέγωμαι, κἤπειτα πρὸς τοὔνομα [ο] μόνον<text:line-break/>ὀ λόγος ἡμῶν, οὐ πρὸς αὐτὸ γίγνηται τὸ πρᾶγμα. σύ μὲν</text:p>
      <text:p text:style-name="P3">οὖν πρὸς τοῦτ ἀπεσιώπησας, οἰόμενος ἐμὲ χρῆναι λέγειν<text:line-break/>ὑπὲρ ἀπάντων ἅπαντα. τὸ δ᾽ ἀληθὲς οὐχ ῷδ᾽ ἐχει· πολλὰ<text:line-break/>γὰρ ἄν εἴης, οὐχ ἕν προβεβληκώς · πρῶτον μὲν, τί ποτ᾽<text:line-break/>ἐστὶν ἰατρικὴ, δεύτερον δὲ, τί ποτε γυμναστικη, καὶ τρίτον<text:line-break/>ἐπὶ τούτοις, τί ποτε τὸ ὑγιεινὸν, ἢ τοῦτο δὴ τὸ μάλιστα<text:line-break/>προβεβλημένον, ὁποτέρας ἄν εἴη. καίτοι τοῦτ᾽ αὐτὸ το<text:line-break/>τέταρτον οὐχ ἁπλῶς ἔφασκον δεῖν οὕτως προβάλλειν, όπο-<text:line-break/>τέρας εἰη αὐτῶν τῶν τεχνῶν. τὸ ὑγιεινὸν, ἀλλ᾽ εὐθύς προσ-<text:line-break/>τιθέντας, εἶτ᾽ ἔδιον, εἶτ᾽ οἰκεῖον, εἴτε μέρος, εὶθ᾽ ὁπωσοῦν<text:line-break/>ἄλλως ἐθέλοι τις· ἔσεσθαι γαρ τινα κἀνταῦθα ἀρχὴν τῆς<text:line-break/>εὑρέσεως τῷ ζητουμένῳ. προβληθέντος γὰρ αὐτοῦ τελέως<text:line-break/>ὧδέ πως, καὶ νὴ Δί᾽ ἐρωτηθέντος, ἀρά γε τῆς ἰατρικῆς<text:line-break/>ἐστιν ἢ τῆς γυμναστικῆς τὸ ὑγιεινὸν, ἐπειδὰν δὲ ἑκάστῳ<text:line-break/>τῶν τριῶν ἐκείνων ὀνομάτων εὕπωμεν τὸ σημαινόμενον,<text:line-break/>ἰατρικῆς τε καὶ γυμναστικῆς καὶ ὑγιεινοῦ, δεήσει τέταρτον<text:line-break/>ἐπ᾽ αὐτοῖς ἐξηγήσασθαι τὸ οἰκεῖον, ὔ τι σημαίνει, καὶ τίς<text:line-break/>ὁ κανὼν αὐτοῦ τῆς διαγνωσεως. ἀλλὰ τοῦτο μὲν ἔδιον<text:line-break/>αὐτοῦ τοῦ προβλήματος ὑπάρχει · τὸ δ᾽ ἰατρικὴν ἐξηγήσα-</text:p>
      <text:p text:style-name="P3">σθαι, τί ποτ᾽ ἐστὶν, καὶ γυμναστικὴν, καὶ ὑγιεινὸν, οὐκ<text:line-break/>ἴδιον μὲν τοῦ προβλήματος ὑπάρχει, ὁμολογεῖσθαι δ᾽ ἀναγ-<text:line-break/>καῖον. ὅθεν, ἐπειδὴ τοῦθ΄ ἕν μόνον, ὸ καὶ προὔβαλες, σὑ<text:line-break/>διελθεῖν ἐβουλήθης τότε, καί σε κινδυνεύειν ἐν ταῖς ἀπο-<text:line-break/>κρίσεσιν ἑώρων ὀκνοῦντα, τινὰ τῶν γεγυμνασμένων ἐν λογικῇ<text:line-break/>θεωρία φιλοσοφων, ἐπιφανέντα πως τοῖς λόγοις κατὰ τύχην,<text:line-break/>ηξίουν ἀποκρίνασθαί μοι. προθύμως δ᾽ ἐκείνου τοῦτο ποιή-<text:line-break/>σαντος, καὶ παντα ὀρθῶς ἀποκριναμένου, ῥαδίως, ὡς οἶσθα,<text:line-break/>διεπεράνθη τὸ πρόβλημα.</text:p>
      <text:h text:style-name="Heading_20_2" text:outline-level="2">Κεφ. γ. </text:h>
      <text:p text:style-name="P6">Καὶ (286) μὴν κατάδηλος ησθα καὶ τότε<text:line-break/>μὲν εὐθύς ἱκανῶς χαίρων ἐπὶ τῇ τῶν λόγων μεθόδῳ, καὶ<text:line-break/>θᾶττον ἢ κατὰ τὴν προσδοκίαν εὑρέθη τὸ ζητούμενον, ἐξ<text:line-break/>ὑστέρου τε προσκείμενος ἀεὶ λιπαρῶς ἐβιάσω τε καὶ κατη-<text:line-break/>νάγκασας οὐ πανυ τοί με πρόθυμον ἄντα γράψασθαι τοὖς<text:line-break/>λόγους. οὔτε γὰρ ἕν τουτὶ τὸ πρόβλημα μόνον ἀκριβῶς<text:line-break/>ἐρευνηθὲν ῷμην χρῆναι διασώζειν ἐν γράμμασιν, οὔθ΄ ὁμοίως<text:line-break/>τῷδε τὰ λοιπὰ πάντα διεξέρχεσθαι σχολὴν ἦγον. ὕθεν, ὕπερ</text:p>
      <text:p text:style-name="P3">αὐτός ἐπ᾽ ἐμαυτοῦ πραξιις ἔτυχον, ἴκτινον ῳμην ἔσεσθαι<text:line-break/>καὶ πρὸς ὑμᾶς τοὖς φίλους δείξαι τὴν ὸδὸν, ῃ χριόμενος αν<text:line-break/>τις οὐ τοῦτο μόνον, ἀλλὰ καὶ τὰ ἄλλα πάντα διαιροῖτο<text:line-break/>προβληματα.</text:p>
      <text:h text:style-name="Heading_20_2" text:outline-level="2">Κεφ. δ΄. </text:h>
      <text:p text:style-name="P6"><text:span text:style-name="T1">Τ</text:span>ῆν γὰρ λογικὴν ὀνομαζομένην παρὰ τοῖς<text:line-break/>φιλοσόφοις θεωρίαν ὅς τις ἄν ἱκανῶς άσκηση, πᾶν οὕτος<text:line-break/>ὁμοίως δυνήσεται μεταχειρίζεσθαι ζήτημα. το δ᾽ ἄνευ<text:line-break/>ἐκείνης ἀναγινώσκειν ὑπομνήματα προβλημάτων οὐδὲν; ἄλλο<text:line-break/>ἢ χρόνον ἀπολλύειν ἐστὶν, οὔτε κρίνειν εἰδότα, τίνα μὲν ἐν<text:line-break/>αὐτοῖς ἀληθῶς εἴρηται, τίνα δὲ ψευδῶς, οὔτε πάντων τῶν<text:line-break/>γεγραμμένων μνημονεύειν δυνάμενον. ἀλλ᾽ ἐπειδὴ κατέστην<text:line-break/>ἅπαξ εἰς τὸ λέγειν περὶ τοῦ προβλήματος, ὅπερ ὀλίγον<text:line-break/>ἔμπροσθεν ὁ λόγος ἔδειξεν, ἄρχεσθαι δετ</text:p>
      <text:h text:style-name="Heading_20_2" text:outline-level="2">Κεφ. ε΄. </text:h>
      <text:p text:style-name="P6">[<text:span text:style-name="T1">1</text:span>ο] Καὶ νὴ <text:span text:style-name="T1">Δἴ</text:span>, εἰ τις ἐρωτηθεὶς, ὔ τί<text:line-break/>ποτ᾽ ἐστὶν ἰατρικὴ, φαίη τέχνην εἶναι, θεραπευτικὴν μὲν<text:line-break/>νοσούντων, φυλακτικὴν δὲ ὑγιαινόντων, ἄντικρυς ἂν οὖτος<text:line-break/>δοκοίη τὸ ζητούμενον εἰληφέναι, μέρος αὐτῆς ἀποφαίνων</text:p>
      <text:p text:style-name="P3">τὸ ὑγιεινόν · ὡσπερ αὖ καὶ ἄςτνς ἰατρικὴν μὲν ἀῥῥωοτούν-<text:line-break/>των μόνον εἶναι λέγει τὴν ἰατρικὴν, ἑτέρῳ τρόπῳ καὶ οὖτος<text:line-break/>ἐξ ἑτοίμου λαμβάνει τὸ ζητούμενον, ἀφαιρῶν αὐτῆς τὸ ὑγιεινόν.<text:line-break/>οὕτω δὲ καὶ τὴν γυμναστικὴν εἰ τις ὑγείας φυλακτικὴν φήσειεν,<text:line-break/>ἐκ προχείρου τὸ ζητούμενον λήψεται · ὡσπερ γε καὶ ὅς ἄν εὐεξίας<text:line-break/>αὐτὴν ἀποφαίνηται δημιουργὸν, ἑτέρῳ τροπῳ καὶ οδε τὸ<text:line-break/>ζητούμενον ὡς ὁμολογούμενον θήσεται. χρὴ γὰρ, εὶθ΄ ὁρισμον<text:line-break/>τις τῆς τέχνης εὶθ΄ ὑπογραφὴν ἐγχειρήσειεν ἀποδιδόναι,,<text:line-break/>μὴ τὸ ζητούμενον ἀναποδείκτως τοῦτον ἀναιρεῖν ἢ τίθε-<text:line-break/>σθαι, ἀλλ᾽ ἑτέρωθέν ποθεν ἒξ ὁμολογουμένων ἀρξάμενον<text:line-break/>ἀποδεικνύναι πειρᾶσθαι. αῤ ουν ἄμεινον ἰατρικὴν μὲν εἶναι<text:line-break/>λέγειν, ης τέλος ἡ ὑγίεια, γυμναστικὴν δὲ, ης τέλος εὐεξία,<text:line-break/>καὶ ταυτας τἀς ὑπογραφὰς ἀρχὰς τίθεσθαι τῆς ζητήσεως ;<text:line-break/>ἀλλά τοι καὶ ούτως ἐκ προχείρου μὲν τῆς γυμναστικῆς<text:line-break/>ἀφαιρησόμεθα τὸ ὑγιεινὸν, ἐπὶ δὲ αὖ τῆς ἰατρικῆς ἔτ᾽<text:line-break/>ἄδηλόν τε καὶ ζητούμενον ἀπολείψομεν. εἰ γὰρ δὴ τέλος ἤ<text:line-break/>ὑγεία τῆς τεχνης ἐστὶ ταύτης, τάγ ἄν ἔχοι λαβην ὁ λόγος</text:p>
      <text:p text:style-name="P3">εἰς διορισμὸν, οὐ φυλακὴν τῆς ουσης, ἀλλὰ ποίησίν τε καὶ<text:line-break/>γένεσιν τῆς οὐκ οὔσης τέλος εἶναι τιθἐιιενος αὐτῆς. εὐπσ-<text:line-break/>ρία γὰρ εἰς ἑκάτερον ἐντεῦθεν ἐπιχειρεῖν ἐπαγωγαῖς χρώμε-<text:line-break/>νον, εἰ μὲν τῆς αὐτῆς τέχνης τό τε ποιῆσαί τι πρότερον<text:line-break/>οὐκ ὄν καὶ τὸ φυλάξαι σῶον, ἐπειδὰν γένηται, δεικνύναι<text:line-break/>βουληθείημεν, οἰκοδομικῆς τε καὶ ναυπηγικῆς καὶ τεκτονικῆς<text:line-break/>τε καὶ χαλκευτικῆς μνημονεύοντες, εἰ δ᾽ ἄλλης μὲν τὸ<text:line-break/>δημιουργεῖν, ἄλλης δὲ τὸ διαφυλάττειν σῶον, ὑφαντικῆς τε<text:line-break/>καὶ ῥαπτικῆς, καὶ πρὸς ταύταις σκυτοτομίας τε καὶ νευ,<text:line-break/>ροῥῥαφίας· οὕτω γὰρ ὀνομάζουσιν τὴν τὰ πεπονηκότα τῶν<text:line-break/>ὑποδημάτων ἐπανορθουμένην. ἄλλου μὲν γὰρ εἶναι δοκεῖ<text:line-break/>τεχνίτου ποιεῖν ἱμάτιον, ἄλλου δὲ ἠπήσασθαι ῥαγὲν, ὡσπερ<text:line-break/>αυ καὶ ὑπόδημα δημιουργῆσαι μὲν τοῦ σκυτοτομου, πονῆ-<text:line-break/>σαν δὲ ἐπανορθώσασθαι τοῦ νευροῥῥάφου. δέδεικται δὲ<text:line-break/>ἡμῖν ἐν τοῖς περὶ ἀποδείξεως, ὡς οὐ χρηστέον ἐπαγωγαῖς<text:line-break/>εἰς ἀποδείξεις ἐπιστημονικάς. ὠσθ΄, ὅστις ἐν ἐκείνοις ἐγιι.</text:p>
      <text:p text:style-name="P3">μνἀσατο, καταφρονήσει μὲν τῆς τοιαύτης ὁδοῦ, ζητήσει δ᾽<text:line-break/>ἑτέραν βελτίω · ὁ μὴ γυμνασάμενος δὲ, θατερον τῶν μερῶν<text:line-break/>ἑλόμενος , ὁπότερον ἂν βουληθῇ , δὐ ὕλης ἡμέρας ἐρίζειν ἔξει.</text:p>
      <text:h text:style-name="Heading_20_2" text:outline-level="2">Κεφ. α΄. </text:h>
      <text:p text:style-name="P6">Τῆς μὲν ἰατρικῆς ὑγιείας ποίησιν, οὐ σοι.<text:line-break/>τηρίαν τε καὶ φυλακὴν, ὑποθεμένοις τὸ τέλος, τῆς γυμνα-<text:line-break/>στικῆς δὲ τὴν εὐεξίαν, καὶ γὰρ αὖ καὶ ζήτημ ἄλλο πρὸς<text:line-break/>τοῖς εἰρημένοις οὐ σμικρὸν ἀναφυήσεται. ἀναγκασθήσεται<text:line-break/>γάρ τις, οἶμαι, καθάπερ ἐπὶ τῆς ὑγείας, ουτω κἠπὶ τῆς<text:line-break/>εὐεξίας ἑτέραν μὲν τὴν φυλακτικὴν αὐτῆς τέχνην ἀποφαίνειν,<text:line-break/>ἑτέραν δὲ τὴν [<text:span text:style-name="T1">11</text:span>] δημιουργικήν. ἀλλ᾽ εἰ τοῦτο, δύο ἄλλας<text:line-break/>τέχνας ἐξ ἀνάγκης ζητήσομεν, ἑτέραν μὲν τῆς ἰατρικῆς, τὴν<text:line-break/>τῆς ὑγείας φυλακτικὴν, ἑτέραν δὲ τῆς γυμναστικῆς, τὴν τῆς<text:line-break/>εὐεξίας διασωστικήν. καὶ μὲν δὴ καὶ διττῆς οὔσης τἦς<text:line-break/>εὐεξίας, ὡς ὲν ἄλλοις ἀποδέδεικται, ποτέρας αὐτῶν ἡ γυ-<text:line-break/>μναστικὴ δημιουργός ἐστιν, χαλεπὸν ἔσται διελεῖν. ἀρά γε<text:line-break/>τῆς κατὰ φύσιν, ἢ τῆς ἀθλητικῆς ; ἢ δῆλον ὡς δύο ἄλλας<text:line-break/>ἡμῖν τεχνας ἀναγκαῖόν ἐστι ζητεῖν ; καὶ δὴ καὶ σύμπασαι τὸν<text:line-break/>ἀριθμὸν ἕξ γενήσονται, τρεῖς μὲν αἱ δημιουργοῦσαι τὰ τέλη,</text:p>
      <text:p text:style-name="P3">τρεῖς δὲ αἱ φυλάττουσαι. τριῶν γὰρ ὑποκειμένων τελῶν,<text:line-break/>ὑγιείας, εὐεξίας τῆς κατὰ φυσιν, εὐεξίας τῆς τῶν ἀθλητῶν,<text:line-break/>εἰς τοσοῦτον ἀνάγκη τὸν ἀριθμὸν ἒξηκειν τας τέχνας. καὶ<text:line-break/>μὴν, εἴπερ τῷ διαφέρειν τάς εὐεξίας ἀλλήλων τε καὶ τῆς<text:line-break/>ὑγιείας διαφόρων δεήσονται τῶν τεχνῶν, ἀνάγκη πᾶσα, καὶ<text:line-break/>τῆς ὑγιείας οὔσης διττῆς, ἑτέρας μὲν τῆς καθ΄ ἔξιν, ἑτέρας<text:line-break/>δὲ τῆς κατὰ σχέσιν ὀνομαζομένης, διττὰς εἶναι καὶ τας<text:line-break/>τέχνας. οὐ γὰρ δὴ πλέονι μὲν ὴ εὐεξία τῆς καθ΄ ἕξιν<text:line-break/>ὑγείας, ἐλάττονι δὲ τῆς κατὰ σχέσιν ὑπερέχει.</text:p>
      <text:h text:style-name="Heading_20_2" text:outline-level="2">Κεφ. τ. </text:h>
      <text:p text:style-name="P6">Γνοίης δ᾽ ἄν ἐναργῶς ἐκάστης αὐτῶν ἐπι-<text:line-break/>μελῶς ἀνασκεψάμενος τὴν φυσιν · ἀνασκέψη δὲ τονδε τον<text:line-break/>τρόπον. ἡκέτω τις εἰς ἔννοιαν σοι νῦν ων ἐθεασω πολλα-<text:line-break/>κις ἀρρώστων, ἰσχυρῶς μὲν διανοσησάντων, ἀπηλλαγμένων<text:line-break/>δὲ ἄρτι τοῦ νοσεῖν. ουτος ἰσχνός τε καὶ ἀδύνατος εἰς τὰς<text:line-break/>κινήσεις, ὡς ἑτέρων δεῖσθαι τῶν μετακομισάντων.. οὖτος<text:line-break/>ἰάσεως μὲν οὐκ ἔτι χρῄζει, μηκέτι γε νοσῶν, ἀναθρέψεως<text:line-break/>δέ τινος καὶ ῥώμης, ῖν᾽ ἰσχυρός τε αμα καὶ πρὸς τὰς</text:p>
      <text:p text:style-name="P3">κατὰ φύσιν ἐνεργείας γένηται, καὶ φέρειν ἱκανὸς τὰ προσ-<text:line-break/>πίπτοντα. δῆλον γάρ ὡς οὕτω διακείμενος, ως διάκειται<text:line-break/>νῦν, ὁπότε πρότερον ἀπήλλακται τοῦ νοσεῖν, οὔτε θάλπος;<text:line-break/>.οὔτε κρύος, οὔτε ἀγρυπνίαν, οὔε΄ ἀπεψίαν, οὔτε ἄλλο τῶν<text:line-break/>πάττων οὐδὲν ἐνεγκεῖν ἱκανός ἐστιν, ἀλλ᾽ ἐκ τοῦ ῥάπτου<text:line-break/>νοσήσει πάλιν, ὡς ἄν οὐκ ἀσφαλῆ τε καὶ μήπω πεπηγυῖαν<text:line-break/>κεκτημένος τὴν ὑγιεινήν κατάστασιν. ἀλλ᾽ εὶὅτερ δύσλυτος<text:line-break/>γένοιτο καὶ καθ΄ ἔξιν, οὔπω μέν ἐστιν εὐεξία, (τὸ γὰρ<text:line-break/>ευ προσλαβοῦσα τὁτ᾽ ἄν εὐεξία γένοιτο, ) τοῦ μέντοι<text:line-break/>μεμπτή τις εἶναι καὶ ἄχρηστος διάθεσις ἀπήλλακται.<text:line-break/>τὸ γὰρ μήτε ἐνεργεῖν δύνασθαι κατὰ τὸν βίον ἱκανῶς<text:line-break/>ἑτοίμως τε βλάπτεσθαι μεμπτὴ καὶ [ἄχρηστος διάθεσις.<text:line-break/>εἰ δὲ μήτε εἰς τὰς πράξεις ἐμποδίζοιτο, μήθ ἑτοίμως<text:line-break/>βλάπτοιτο, (τοιαύτη δέ ἐστιν ἡ καθ΄ ἔξιν ὑγίεια,) τοῦ μὲν<text:line-break/>μηκέτ εἶναι μεμπτὴ καὶ ἄχρηστος εἰς τὰς κατὰ τὸν βίον<text:line-break/>ἐνεργείας ἀπήλλακται, τὸ δ᾽ ἐπαινετὸν οὔπω κέκτηται,<text:line-break/>κτήσαιτο δ᾽ ἄν, εἰ καὶ πρὸς τὸ μηκέτ ἀσθενῶς ἐνεργεῖν</text:p>
      <text:p text:style-name="P2">ἔτι καὶ ῥωμην τινὰ ἀξιόλογον προσλάβοιτο. μέση γὰρ ἢ<text:line-break/>καθ ἔξιν υγίεια ταῖς ἐνεργείαις ἐστὶ τῆς τε κατὰ σχέσιν<text:line-break/>ὑγιείας καὶ τῆς εὐεξίας. ή μὲν γὰρ κατὰ σχέσιν ἀῥῥώ-<text:line-break/>στους ἔχει τὰς ἐνεργείας, ἤ δὲ εὐεξία ῥωμαλέας, ἡ δ·<text:line-break/>αυ καθ΄ εξιν οὔπω μὲν εὐρώστους, ἀρρώστους δ᾽ οὐκ ἔτι.<text:line-break/>κἀν τῷδε δῆλον, ὡς, εἰ καὶ μέση τέτακται, πλέον τῆς κατὰ<text:line-break/>σχέσιν ὑγείας (289) χρήσιμος εἰς πάσας τοῦ βίου τὰς<text:line-break/>πράξεις ἐστὶν ἡ καθ΄ ἕξιν, οὐ μὴν ἤδη τὸ κατ᾽ ἀρετὴν<text:line-break/>, ἔχουσα, μότ·νγ γὰρ τουθ΄ ὑπάρχει τῆ εὐεξία. καί μοι νόει<text:line-break/>κατὰ στίχον τινα τὸ μὲν βλάβην ἐνεργείας, ὕπερ ἐν τῷ<text:line-break/>νοσεῖν γίγνεται, [<text:span text:style-name="T1">1</text:span>2] ἕτερον δὲ ἐξω μὲν τῆς βλάβης, ἄχρη-<text:line-break/>στον δ᾽ ὑπ᾽ ἀσθενείας, ὕπερ ἐν τῷ κατὰ σχέσιν ὑγιαίνειν,<text:line-break/>ἄλλο δὲ τρίτον ἀσθενείας μὲν ἀπηλλαγμένον, εὐρωστίαν δὲ<text:line-break/>οὔπω κεκτημένον , ὅπερ ἐν τῷ καθ΄ ἕξιν , ἐῷ᾽ ῷ τέταρτον<text:line-break/>οἶον ἀρετή τίς ἐστι τῶν ἐνεργειῶν ή εὐεξία, καὶ ή ἀκρότης<text:line-break/>τε καὶ ή τελειότης αὐτῶν ὴ- ἐπ᾽ ἄκρον ἐστὶν αὐτῶν εὐεξία.<text:line-break/>ἢ τοίνυν εἰς ἕξιν ὑγιεινην ἄγουσα τεχνη τὸν ἄνθρωπον</text:p>
      <text:p text:style-name="P3">ἓτέρα δηλονότι τῆς ἰασομένης αὐτὸν ὑπάρξει, συγκεχωρημένου<text:line-break/>νε ἅπαξ τοῦ τε το δεῖν ἐπὶ διαφόροις τέλεσιν διαφόρους<text:line-break/>αἴναι τὰς τέχνας, τοὖ τε τὸ δύο καθ΄ ἕκαστον, ἑτέραν μὲν<text:line-break/>τὴν δημιουργοῦσαν, ἑτέραν δὲ τὴν διαφυλαττουσαν. ῳ καὶ<text:line-break/>δῆλον, ὡς ἡ περὶ τέλους ἔννοια περιείληφεν ἅπασαν τὴν νῦν<text:line-break/>νγιιῖν προκειμένην ζήτησιν, καὶ διὰ τοῦθ΄, ὅσοι τῶν ὁρισμῶν ἀπὸ<text:line-break/>τοῦ τέλους τὴν σύστασιν ἔχουσιν, οὐ σμικρὰς γεννῶσιν ἀπορίας.</text:p>
      <text:h text:style-name="Heading_20_2" text:outline-level="2">Κεφ. ρ᾽. </text:h>
      <text:p text:style-name="P6">Ἰσως ουν ἄμεινον ἐπ᾽ αὐτὴν ἀφικόμενον τὴν<text:line-break/>τ, ὁσίαν τῆς τέχνης ἀρχήν τῆς ζητήσεως ἐκείνην ποιήσασθαι.<text:line-break/>τίς οὖν ἐστιν ἰατρική ; εὕποι τις εἶναι ἐπιστήμην ὑγιεινῶν<text:line-break/>τε καὶ νοσερῶν. ἀλλὰ κἀν τούτῳ δόξει προχείρως εἰλῆφθαι<text:line-break/>τὰ ὑγιεινὸν, ὡς μέρος δηλονότι τῆς ἰατρικῆς ὑπάρχον. οθεν,<text:line-break/>οἶμαι, τῶν τἀναντία τιθεμένων ἔνιοι μόνων τῶν νοσερῶν<text:line-break/>ἐπιστήμην εἶναι συγχωρήσουσι τὴν ἰατρικήν. ἀλλ᾽ ουτοί γε<text:line-break/>πρῶτον μὲν ἀγνοοῦσιν, ὡς ἔστι μία τῶν ἐναντίων ἁπάντων<text:line-break/>ἐπιστήμη, καὶ ὕς τις γινώσκει τὰ νοσερὰ, τοῦτον ἀνάγκη<text:line-break/>στῶσα μὴ ἀγνοεῖν τὰ ὑγιεινά. τουτὶ μὲν ὡς μεῖζον ἢ κατ᾽<text:line-break/>ἐκείνους παρείσθω, λεγέσθω δ᾽ ἤδη τὸ δεύτερον ὧν</text:p>
      <text:p text:style-name="P3">αγνοοῦσιν, ῳ τάχα ἴσως ἀκολουθήσειεν, ἄττ μὴ περιλαμβάνω.<text:line-break/>φατ κατὰ τὸν ἄρον τῆς ἰατρικῆς ἐξ ἀνάγκης τὸ ζητούμενον ·<text:line-break/>ἔνεστι γάρ τινι διαστειλαμένῳ τὴν ὁμωνυμίαν, εἶτα δείξαντε;<text:line-break/>σωμάτων μὲν τῶν ἐχόντων ὑγείαν, καὶ σημείων τῶν δηλούν-<text:line-break/>των, καὶ αἰτίων τῶν ποιούντων ἐπιστήμην εἶναι τὴν ἰατρι-<text:line-break/>κῆν, οὐ μὴν τῶν γε φυλαττόντων αὐτὴν ἀντιλαμβάνεσθαι<text:line-break/>κατὰ τἀναντία τοῦ προβλήματος. ἐοίκασιν οὖν οἱ τὰ τοι-<text:line-break/>αῦτα σοφιζόμενοι μήτε τὸ ζητούμενον ἀκριβῶς ἐπίστασθαι,<text:line-break/>μὴθ΄ ὅτι καὶ σημεῖον ὑγιεινόν τι λέγομεν, ὸ τοῖς νοσοῦσιν<text:line-break/>ἐπιφαινόμενον ὑγείας μελλούσης ἐστὶ γνώρισμα, μητ᾽ αἴτιον,<text:line-break/>ὔ τοῖς νοσοῦσιν προσαγόμενον ὑγιείας ἐστὶ ποιητικὸν, ὡσπερ<text:line-break/>αμέλει τὰ βοηθήματα σύμπαντα, μηθ΄ ὡς καὶ τὸ δεδεγμένον<text:line-break/>ὑγίειαν σῶμα καλοῦμεν ὑγιεινὸν, ων πάντων ἐπιστήμην ὁ<text:line-break/>ἰατρὸς ἔχει , μηδὲ κοινωνούντων τῷ προβλήματι, πλὴν ὀνό-<text:line-break/>ματι. καὶ γὰρ, εἰ τῆς τῶν ὑγιαινόντων φυλακῆς ὁ ἰατρὸς<text:line-break/>ἐπιστάτης ἐστὶν, ἢ γυμναστοῦ τὸ τοιοῦτον ἴδιον, ἐξ αρχῆς<text:line-break/>ἡμῖν προὔκειτο ζητεῖν, ὡσπερ ελίγον ἐμπροσθεν ἐδείχθη,</text:p>
      <text:p text:style-name="P3">τὴν κρίσιν ἐν τῇ τοῦ τέλους ἔχειν ζητήσει. πότερον γὰρ<text:line-break/>ἀπλῶς ὑγίεια τὸ τέλος ἐστὶν τῆς ἰατρικῆς, ουδὲν διαφέρει,<text:line-break/>εἴτε ποιοῦντός τινος αὐτὴν οὐκ ουσαν, εἴτε φυλαττοντος<text:line-break/>οὖσαν, ἢ τὸ ποιῆσαι μὲν μόνον ἰατρικῆς ἐστιν, το φυλάξαι<text:line-break/>δὲ τῆς γυμναστικῆς αὐτῆς. οὕτω καὶ περὶ γυμναστικῆς,<text:line-break/>αρά γε εὐεξία τὸ τέλος ἐστὶν, ἢ ὑ,γίεια , ἢ ποίησις ὁποτέρου<text:line-break/>τούτων, ἢ φυλακη.</text:p>
      <text:h text:style-name="Heading_20_2" text:outline-level="2">Κεφ. θ΄. </text:h>
      <text:p text:style-name="P6">[<text:span text:style-name="T1">1</text:span>3] Κινδυνεύσομεν γὰρ, ὡς ὁ λόγος ἔδειξεν,<text:line-break/>ἐὰν ὑπερβῶμεν τὴν μίαν, ἑπτὰ ποιῆσαι περὶ τὸ σῶμα τὰς<text:line-break/>τέχνας, τὴν μὲν πρώτην καὶ σαφεστάτην καὶ σχεδὸν μόνην<text:line-break/>ἀναμφισβήτητον ἰωμένην τὰ νοσήματα, δύο δ᾽ ἄλλας, τὴν<text:line-break/>μὲν ἐκ τῆς κατὰ σχέσιν ὑγιείας εἰς την καθ΄ εξιν ἄγουσαν,<text:line-break/>τὴν δὲ ἐν ταύτῃ φυλάττουσαν, καὶ δύο ἄλλας ὁμοίως περὶ<text:line-break/>τὴν εὐεξίαν, δημιουργικὴν μὲν τὴν ἑτέραν, φυλακτικὴν δὲ<text:line-break/>τὴν ἑτέραν, ἔτι τε πρὸς ταύταις αλλας δυο περὶ τὴν<text:line-break/>ἀθλητικὴν εὐεξίαν, ἁπλῶς μὲν γὰρ την ἑτέραν την κατὰ<text:line-break/>φύσιν ὀνομαζομένην εὐεξίαν, οὐχ ἁπλῶς δὲ τὴν οὐ φύσει,</text:p>
      <text:p text:style-name="P3">τὴν ἀθλητικὴν, ἀλλ᾽ ἀεὶ μετὰ προσθήκης, ὧσπερ καὶ<text:line-break/>Ἱπποκράτης, ὁτὲ μὲν ὡδί πως λέγων, διαθέσιος ἀθλητικῆς<text:line-break/>οὐ φύσει ἐξις ὑγιεινὴ κρείσσων, ὁτὲ δ᾽ αὖ πάλιν, ἐν<text:line-break/>τοῖς γυμναστικοῖς αἱ ἐπ᾽ ἄκρον εὐεξίαι σφαλεραὶ, ἀλλ᾽ ἐν<text:line-break/>τοῖς ἀθλητικοῖς τε καὶ γυμναστικοῖς σώμασιν · ἀκούειν γάρ<text:line-break/>σε χρὴ, γυμναστικὰ λέγεσθαι νῦν, οὐ τὰ τῶν ὁπωσοῦν<text:line-break/>γυμναζομένων, οἶον ἤτοι σκαπτόντων, ἢ ἐρεσσόντων, ἢ<text:line-break/>ἀμώντων, ἢ τι τῶν ἄλλων, ὅσα κατὰ φύσιν ἀνθρώποις<text:line-break/>ἔργα, πραττόντων, ἀλλ᾽ οἶς αὐτὸ τοῦτ ἔστιν ἀγώνισμα, τὸ<text:line-break/>γυμνάζεσθαι κατ᾽ ἀθλητικὴν τῶν ἀντιπάλων ἰσχύν ὲπασκοῦ-<text:line-break/>σιν. διὰ τί μὲν ουν ἤ τοιαύτη διάθεσις οὐ φύσει, δί<text:line-break/>ἑτέρων ἐξηγούμεθα. τὸ δ᾽ οὖν ἐκ τοῦ λόγου χρηστὸν εἰς<text:line-break/>τὰ παρόντα τοῦτ ἔστιν αὐτὸ τὸ νῦν εἰρημένον, ὡς ἑπτὰ<text:line-break/>γενήσονται περὶ τὸ σῶμα τέχναι, ἑτέρα μὲν τῆς ἄκρας<text:line-break/>εὐεξίας δημιουργός, ἑτέρα δὲ τῆς αὐτῆς ταύτης φυλακτική.</text:p>
      <text:p text:style-name="P3">ἐπὶ μὲν γὰρ τῆς τῶν γυμναστικῶν εὐεξίας, ὅτι χρὴ φεύγειν<text:line-break/>τε καὶ δεδιέναι τὴν ἀκρότητα, πρὸς Ἱπποκρατους εὕρηται<text:line-break/>σαφέστατα. τῆς δ᾽ ἀπλῶς λεγομένης εὐεξίας τῆς κατὰ<text:line-break/>ινυσιν οὐχ οπως φυλάττεσθαι προσηκει τὸ ακρον, ἅλλα<text:line-break/>παὶ παντὶ τρόπῳ σπουδάζειν. οὕτως αἰ σύμπασαι γένοιντ<text:line-break/>τ᾽ὶν ἐννέα περὶ τὸ σῶμα τέχναι, καὶ τούτων ἐπτὰ μὲν, ἅς<text:line-break/>ἄν καὶ ἐπαινέσειέ τις, ··αἱ δύο δ᾽, αἱ λοιπαὶ κακοτεχνίαι<text:line-break/>δηλονότι, καθάπερ καὶ ἡ κομμωτική. ταύτας μὲν ουν, εἰ<text:line-break/>βούλει, παραλίπωμεν, ἐπέλθωμεν δ᾽ αὖθις τὰς ἐπτὰ, τὴν<text:line-break/>μὲν πρώτην ἁπασῶν, ἥν ἰᾶσθαι τὰς νόσους ἐλέγομεν, ἄλλας<text:line-break/>δ᾽ ἐφεξῆς αὐτῇ, δύο μὲν περὶ τὴν καθ΄ ἔξιν ὑγίειαν, δύο<text:line-break/>δὲ περὶ τὴν εὐεξίαν, καὶ δύο ἄλλας περὶ τὴκ ἄκραν εὐεξίαν.<text:line-break/>ἤδη μὲν οὖν καὶ τοῦτο εὔδηλον, ὡς, εἰ καί τις θείη περὶ<text:line-break/>τὰ σῶμα τέχνην ἕν ἔχουσαν δηλονότι τὸ τέλος, ἀναγκαῖόν<text:line-break/>ἐστιν τοῦτον μέχρι τῶν ἐπτὰ προιέναι, καὶ ὡς οὐδὲν ἄλλο<text:line-break/>τὰ τέλος τοῦτ ἐστιν παρὰ τὴν ὑγίειαν.</text:p>
      <text:h text:style-name="Heading_20_2" text:outline-level="2">Κεφ. Δ </text:h>
      <text:p text:style-name="P6">Ἄμεινον δ᾽ ἴσως ἀκριβέστερον ἐπεξελθεῖν<text:line-break/>τῷ λόγῳ, πρῶτον μὲν τοῦτο ἀναμνήσαντας, ὅ μηδεὶς ἀγνοεῖ;</text:p>
      <text:p text:style-name="P3">τὰς μὲν κακοτεχνίας τὸ φαινόμενον ἀγαθὸν ἐκποριζομένας<text:line-break/>ἑκάστῳ τῶν ὄντων, [<text:span text:style-name="T1">1</text:span>4] τὰς τέχνας δὲ τὸ. κατ᾽ ἀλήθειαν<text:line-break/>ἐν αὐτοῖς ὑπάρχον, ἐφεξῆς δὲ τούτῳ λέγοντας, ὡς, εἴπερ ἡ<text:line-break/>κομμωτικὴ καλουμένη νόθου κάλλους ἐστὶ δημιουργὸς,<text:line-break/>αὕτη μὲν ἄν εὔη κακοτεχνία τε καὶ κολακεία, τέχνη δέ τις<text:line-break/>ἑτέρα συστήσεται περὶ τὸ γνήσιόν τε καὶ ὄντως ἀληθινὸν<text:line-break/>κάλλος, ὕπερ ἐστὶν εὔχροιά τε καὶ εὐσαρκία καὶ συμμετρία<text:line-break/>τῶν μορίων, ἂ τῇ κατὰ φύσιν εὐεξία συμβεβηκεν. καὶ νῆ<text:line-break/>Δία ἄλλον μὲν λόγον τῆς γυμναστικῆς διωρισάμεθα, καὶ<text:line-break/>νῦν δ᾽ ἄν ῦσως ἐπὶ κεφαλαίων οὐδὲν ἂν εὔη χεῖρον ὑπὲρ<text:line-break/>αὐτῶν εἰπεῖν, ἀρχὴν τῷ λόγῳ .τήνδε ποιησαμένους.</text:p>
      <text:h text:style-name="Heading_20_2" text:outline-level="2">Κεφ. ια΄. </text:h>
      <text:p text:style-name="P6">Ἡτοι γὰρ τὸ κατὰ φύσιν ἐνεργεῖν ἑκάστῳ<text:line-break/>τῶν μορίων ὑγιαίνειν ἐστὶν, ἢ τοῦτο μὲν ἐξ ἀνάγκης Ἡτεται<text:line-break/>τῇ κατὰ φύσιν τοῦ σώματος κατασκευῇ, τὸ δ᾽ ὑγιαίνειν<text:line-break/>αὐτὸ τοῦτ ἔστι τὸ κατὰ φύσιν κατεσκευάσθαι. τούτων ὁπό-<text:line-break/>τερον ἂν ἐθελήσῃς ὑποθέμενος ὑγίειαν, (οὐδὲν γὰρ εἰς τὰ<text:line-break/>παρόντα διαφέρει,) τῶν ἐξῆς λόγων οὕτως ἄκουε προσέχων</text:p>
      <text:p text:style-name="P3">τὸν νοῦν. πότερα τοῦ κατεσκευάσθαι κατὰ φύσιν ἕκαστον<text:line-break/>τῶν μορίων, ἢ τῆς ἐνεργείας αὐτοῦ χρῄζομεν,. ἐμοὶ μὲν<text:line-break/>πάντες δοκοῦσιν οὐδ᾽ ἄν ἤλως θελῆσαι μόριον ἔχειν<text:line-break/>ο.ὐδὲν ἀργὸν ἔργου τινὸς, οὔτ᾽ ουν ὀφθαλμούς μὴ βλέπον-<text:line-break/>τας, οὔτε ῥῖνας ὀσμᾶσθαι μὴ δυναμένας, οὔτε σκέλη μὴ<text:line-break/>βαδίζοντα, οὔτ᾽ ἄλλο τῶν πἀντων οὐδὲν ἢ μηδ᾽ ἄλως<text:line-break/>ἐνεργοῦν, ἢ κακῶς ἐνεργοῦν. οὐδενὸς γὰρ ἁπάντων, ὧν<text:line-break/>χρῄζομεν, ἀτελοῦς χρῄζομεν, οὔτ᾽ οἰκίας, οὔθ᾽ ὑποδήματος,<text:line-break/>ενὔτε σκίμποδος, οὔθ΄ ἱματίου, ἀλλ᾽ ἄμα τε χρῄζομεν καὶ<text:line-break/>τελείου χρῄζσμεν. (290)οὕτως οὖν οὐδὲ τοῦ περιπατεῖν<text:line-break/>εὐσθενῶς καὶ ἀῥῥώστως, οὐδὲ τοῦ βλέπειν ἢ ἀκούειν ἀμ-<text:line-break/>μλέως, οὔτ᾽ ἄλλου τῶν πἀντων οὐδενὸς ἐλλιποῦς ὀρεγόμεθα.<text:line-break/>τίς γὰρ εὔχροιαν, ἢ εὐσαρκίαν, ἦ κάλλος ἁπλῶς τοῦ σῶμα-<text:line-break/>τ0ς, ἢ ῥωμην ἐλλιπῆ σχεῖν εὔχεται ; καὶ μὴν, εἶπερ οὐκ<text:line-break/>ἐλλιποῦς ἐνεργείας, ἀλλὰ τελείας χρῄζομεν, οὐδὲ τῆς κατα-<text:line-break/>σκευῆς τοῦ σώματος, ἀφ᾽ ἦς ἐνεργοῦμεν, ἐλλιποῦς δεησόμεθα.<text:line-break/>τούτων δ᾽ ην θάτερον ὑγίεια · δῆλον οὖν ὡς οὐδεὶς ἀτε-</text:p>
      <text:p text:style-name="P2">λοῦς ὑγιείας, ἀλλ᾽ ὡς ἔνι μάλιστα τελειοτάτης ἄπαντες<text:line-break/>χρῄζομεν.</text:p>
      <text:h text:style-name="Heading_20_2" text:outline-level="2">Κεφ. ιβ΄. </text:h>
      <text:p text:style-name="P6">Εἰ μὲν ουν ἄλλο τι τὴν εὐεξίαν οὶὲταί τις<text:line-break/>εἶναι παρὰ τήν τελείαν ὑγίειαν, ἄλλην μὲν τέχνην ὑγιείας,<text:line-break/>ἄλλην δ᾽ εὐεξίας ζητείτω · εἰ δὲ ἕν καὶ ταὐτόν ἐστιν ἄμφιν,<text:line-break/>μίαν ἀνάγκη καὶ τέχνην εἶναι. πῶς οὖν ἕν καὶ ταὐτόν<text:line-break/>ἐστιν εὐεξία τε καὶ ἡ παντελὴς ὑγίεια ; πρῶτον, εἴπερ τὴν<text:line-break/>ταύτης αἰτίαν κατασκευὴν τὴν αὐτὴν δήπου καὶ τῆς<text:line-break/>ευεξίας εἶναι πεπιστευκαμεν, ἄμφω ταὐτὸν ἔσται · δεύτερον<text:line-break/>δὲ ἐξ αὐτῆς τῆς οὐσίας. εὐεξία μὲν γὰρ οὐδὲν ἄλλο ἐστὶν,<text:line-break/>ἢ ευ ἔχουσα ἕξις, ή δὲ ἕξις διάθεσίς ἐστι μόνιμος, ἄστε, οὔπερ<text:line-break/>εξις, τούτου καἰ εὐεξία , πρός τι δ᾽ ἄμφω. λέγεται δ᾽ οὖν<text:line-break/>τις ἕξιν ἔχειν ἐν γραμματικῇ, καὶ ἄλλος ἐν ἀριθμητικῇ, καὶ<text:line-break/>ἄλλος ἐν γεωμετρία, καὶ ἄλλος ἐν ἀστρονομία, καὶ καθ΄<text:line-break/>εκαστον τῶν ὄντων, ὕταν ή διάθεσις δύσλυτος ῄ, ἕξις<text:line-break/>ὀνομάζεται. [<text:span text:style-name="T2">15</text:span>] διαφερέτω δὲ μηδὲν ἔν γε τῷ παρόντι,<text:line-break/>διάθεσιν ὀνομάζειν, ἢ σχέσιν. εὕπερ οὖν, οὑπερ ἕξις, τούτου</text:p>
      <text:p text:style-name="P3">καὶ εὐεξία, τινὸς δὲ ἡ εξις δηλονοτι, καὶ ἢ εὐεξία τινὸς,<text:line-break/>παὶ τοῦ αὐτοῦ γε, οὖ καὶ ή ἕξις. ἀλλ᾽ ἡμῖν νῦν οὐ περὶ τῆς<text:line-break/>γεωμετρικῆς ἕξεως, ἢ μουσικῆς, ἢ γραμματικῆς, ἀλλὰ περὶ<text:line-break/>τῆς ὑγιεινῆς ὁ λόγος ἐστίν. οὐκοῦν, οταν εἴπωμεν εὐεξίαν,<text:line-break/>τεύ γραμματικὴν, ἢ μουσικὴν, ἢ γεωμετρικὴν, ἀλλ᾽ ὑγιεινὴν<text:line-break/>τέγομεν. εὐθύς δὲ αὐτὸ τοῦτο παρορῶσιν οἱ πολλοὶ καὶ<text:line-break/>νομίζουσιν, τὸ τῆς εὐεξίας ὄνομα τῷ τῆς ὑγιείας ὁμοίως<text:line-break/>Λέγεσθαι. καίτοι τὸ μὲν τῆς ὑγιείας ὄνομα διαθέσεώς<text:line-break/>τινός ἐστιν, τό δὲ τῆς εὐεξίας οὐχ ἁπλῶς τὴν διάθεσιν,<text:line-break/>ἀλλὰ το κατ᾽ αὐτὴν αριστον τε καὶ μόνιμον ἐνδείκνυται.<text:line-break/>ἀρίστη ἐστὶν ἕξις ἐκείνης τῆς διαθέσεως, ἢν ὑγίειαν ὄνομά-<text:line-break/>ζσμεν, ἢ εὐεξίαν. οὐκοῦν (αυθις γάρ που καὶ αὖθις<text:line-break/>ἀνάγκη ταὐτὸν εἰπεῖν, εἰ μέλλει τις ἐξαιρήσεσθαι τῶν<text:line-break/>πολλῶν ἄγνοιαν παλαιαν,) οὔτε διαθέσεως, οὔτε κατασκευῆς,<text:line-break/>αὔτ ἐνεργείας ἐστὶ τὸ τῆς εὐεξίας ὄνομα δηλωτικὸν, ὡσπερ<text:line-break/>οὖν οὐδὲ τὸ τῆς ἕξεως, ἀλλὰ τοῦτο μὲν αὐτοῦ μόνου τοῦ</text:p>
      <text:p text:style-name="P3">δυσλύτου τε καὶ μονίμου τῆς διαθέσεως, ἡ δ᾽ εὐεξία πλέον<text:line-break/>οὐδὲν αὐτῷ προστίθησι τοῦ εὖ. σύγκειται οὖν ἐκ τοῦ τῆς<text:line-break/>ἕξεως στόματος τὸ ευ προσλαβόντος , ὅπερ εἰώθαμεν<text:line-break/>ἐπαινοῦντες ἅπασιν ἐπιφέρειν, ὅσα καλῶς καὶ κατὰ τήν<text:line-break/>οἰκείαν ἀρετὴν διάκειται. τίνος ουν ὀρεγόμεθα, καὶ τί τῷ<text:line-break/>σώματι διὰ παντὸς ὑπάρχειν βουλόμεθα ; πότερον διάθεσιν<text:line-break/>ὑγιεινὴν αὐτὸ τοῦτο μόνον ἰσχειν, ἢ τοῦτό γε παραπλήσιον<text:line-break/>τῷ ζητεῖν, αρά γε οἰκίας μοχθηρὰς καὶ μελλούσης ὅσον<text:line-break/>οὔπω καταπεσεῖν χρῄζομεν, ἢ καὶ πρὸς τὴν χρείαν, ης<text:line-break/>ἕνεκα γέγονεν, ἄριστα διακειμένης καὶ ὡς ἔνι μάλιστα πσλυ-<text:line-break/>χρονιωτάτης ; οὐδεὶς γάρ ἐστιν οὔτ ἐλλιπῶς οὔτ ὀλιγο-<text:line-break/>χρονίως ὑγιαίνειν βουλόμενος. ἀλλ᾽ οὐδ· ἐστί τις ὅλως<text:line-break/>τέχνη σκοπὸν ἔχουσα τὸ χεῖρόν τε καὶ ὀλιγοχρονιώτερον,<text:line-break/>ἀλλ᾽, ὕπερ ἄν ἐκ τῆς αὐτῆς ὕλης ἄριστόν τε μέλλῃ καὶ<text:line-break/>πολυχρονιώτατον ἔσεσθαι, τοῦτο ταῖς ποιητικαῖς ἀπάσαις<text:line-break/>τέχναις ὁ σκοπός. οὐ μὴν οὐδὲ τέλος ἄλλο τι παρὰ τὴν<text:line-break/>ἐπιτυχίαν ἐστὶ τοῦ σκοποῦ, καὶ δῆλον ἐκ τῶν εἰρημένων,</text:p>
      <text:p text:style-name="P3">ὡς καὶ τέλος ἕν ἐστιν τῆς περὶ τό σῶμα τέχνης καὶ σκοπὸς<text:line-break/>εἶς. ειτ ουν ἀρτιοτητά τις ἐθέλει τον σκοπον τοῦτον ὁνο-<text:line-break/>μύζειν, εἰτ᾽ εὐεξίαν, εὕθ᾽ ὑγείαν, εἴτε τὴν κατὰ φύσιν<text:line-break/>κατασκευὴν τοῦ σώματος, εἴτε τῆν κατὰ φύσιν ἐνέργειαν,<text:line-break/>εἴτε διαθεσιν, ἢ κατασκευὴν, ἀφ᾽ ης ἐνεργοῦμεν τελέως<text:line-break/>ταύτας τὰς κατὰ φύσιν ἐνεργείας, οὐδὲν εἰς γε τὰ παρόντα<text:line-break/>δέομαι διαιρεῖν.</text:p>
      <text:h text:style-name="Heading_20_2" text:outline-level="2">Κεφ. ιγ.</text:h>
      <text:p text:style-name="P7"><text:s/>Ἕν γάρ μοι πρόκειται δεῖξαι, τὸ πᾶσαν<text:line-break/>τέχνην καὶ σκοποῦ καὶ τέλους ἐφίεσθαι. τέλος δ᾽ ἐν<text:line-break/>ἑκάστῳ τῶν ὄντων ἕν, ὕπερ οὐδὲν ἄλλο ἐστὶν, ἢ τὸ κατ᾽<text:line-break/>ἐκείνην τὴν οὐσίαν ἀγαθόν. ἀμπέλου γοῦν οὐκ ἄλλο μὲν<text:line-break/>τελειότης, ἄλλο δὲ τὸ ἀγαθὸν, οὐ μὴν οὐδ᾽ ἄλλο τι παρὰ<text:line-break/>τοῦτο πρόκειται σκοπεῖσθαι τῇ περὶ τὰς ἀμπέλους τέχνῃ,<text:line-break/>καθαπερ οὐδὲ τῇ περὶ τὰς ἐλαίας, ἄλλα καὶ ἥδε τὴν τε-<text:line-break/>λειότητα τῆς τῆς ἐλαίας φύσεως ἔχει τόν σκοπόν. ἕν δή τι<text:line-break/>τῶν ὄντων ἐστὶ τό τ᾽ ἀνθρώπου σῶμα, καί τίς ἐστιν καὶ<text:line-break/>τοῦδε πάντη τελειότης, ἥν καὶ παροῦσαν φυλάττειν, καὶ</text:p>
      <text:p text:style-name="P3">ἀποῦσαν ἀνασώζεσθαι πρόκειταί τινι τέχνῃ. [ ι ο] ταύτης δ᾽<text:line-break/>εἴπερ τι κατωτέρω ποιήσομεν ἕτερον τέλος, ὸ προειρημένος ἡμᾶς<text:line-break/>ἐκδέξεται λόγος. ἔσται γὰρ ἡ μὲν τῆς εὐεξίας, ή δὲ ἄκρας<text:line-break/>εὐεξίας, ἑτέρα δὲ τῆς ὑγιεινῆς ἒξεως, καὶ τετάρτη τις ἄλλη<text:line-break/>τέχνη σχέσεως ὑγιεινῆς δημιουργὸς, ἔξωθεν δὲ τουτων ἄλλη<text:line-break/>πέμπτη τῆς ἀθλητικῆς εὐεξίας. εἰ δὲ καὶ δημιουργεῖν μὲν<text:line-break/>ἄλλαις τὰ τέλη, φυλάττειν δ᾽ ἄλλαις ἐπιτρέψομεν, οὐ ταύ-<text:line-break/>τας μόνον, ἀλλὰ καὶ σύν αὐταῖς ἄλλας τοσαύτας ἐπιζητή-<text:line-break/>σομέν τε καὶ συστησόμεθα περὶ τὸ σῶμα τέχνας.</text:p>
      <text:h text:style-name="Heading_20_2" text:outline-level="2">Κεφ. ιδ΄. </text:h>
      <text:p text:style-name="P7"><text:span text:style-name="T2">Ὧ</text:span>ι καὶ δῆλον, ὡς οὔτε πολλὰ τὰ τοῦ σώ-<text:line-break/>ματος ἀγαθὰ χρὴ ποιεῖν, οὕτ ἄλλην μέν τινα αὐτοῦ δη-<text:line-break/>μιουργὸν, ἄλλην δὲ φύλακα. τῷ μὲν δὴ σκοπεῖσθαι δυτιι-<text:line-break/>μένω διὰ κεφαλαίων τὸ σύμπαν οὐδὲν ἔτι προσδεῖ · τῷ δὲ<text:line-break/>τοῦτο μὴ δυναμένῳ δρᾶν, ἢ καὶ πάντ ἐξαλεῖψαι τῆς δια-<text:line-break/>τοίας, ὅσα τοῖς κακῶς ὑπειλημμένοις ἔπεται, δεομένῳ, παμ-<text:line-break/>πόλλων ἔθ΄ ἡγοῦμαι δεῖν. ὅτι τε γὰρ οὐχ ἐν ἐστιν τὲ<text:line-break/>τοῦ σώματος ἀγαθὸν, ἀλλὰ καὶ ὑγίειά τε καὶ ῥώμη καὶ<text:line-break/>κάλλος, ὕτι τε δινατον ἑτέραν μὲν εἶναι δημιουργὸν τού-</text:p>
      <text:p text:style-name="P3">του τέχνην, ἑτέραν δὲ φυλακτικὴν, καὶ ὅσα ἄλλα τούτοις<text:line-break/>ἑπόμενα κακῶς ἐγνώκασιν ἔνιοι, διελέγξαι χρη. καὶ πρῶτόν<text:line-break/>γε, ὅτι τοῦ σώματος ἕν ἀγαθόν ἐστιν, διελθεῖν ἄμεινον<text:line-break/>πρώτως τε καὶ κυρίως λεγόμενον, ἐφ ὔ πάντα τήν ἀναφο-<text:line-break/>ρἀν ἔχει. τὰ δ᾽ ἄλλα τὰ λεγόμενα σώματος ἀγαθά, τὰ μὲν<text:line-break/>ὡς μόρια ἐκείνου λέγεται, τὰ δ᾽ ὡς αἴτια, τα δ᾽ οἶον ιιαρ-<text:line-break/>πός τις. ὡσπερ γὰρ τὸ κάλλος ἤ τ᾽ εὔχροια καὶ ἡ εὐσαρ-<text:line-break/>κ ία καὶ ἢ συμμετρία, καθάπερ καὶ ἄλλα τινὰ, συμπληροῖ;<text:line-break/>τί κωλύει καὶ τὸ τοῦ σώματος ἐξ ὑγείας καὶ ῥώμης καὶ<text:line-break/>κάλλους συμπληροῦσθαι ; τί δὲ κωλύει πάλιν αὐτοῦ μὲν τοῦ<text:line-break/>σώματος ἀγαθὸν εἶναι τὴν ὑγίειαν, οἶον δὲ καρπόν τινα<text:line-break/>τὸ κάλλος αὐτοῦ καὶ τὴν ἐνέργειαν ὑπάρχειν ; τί δὲ κω-<text:line-break/>λύει, την μὲν ἐνέργειαν ειναι τὸ πρῶτον ἀγαθὸν τοῦ σώ-<text:line-break/>ματος, αἰτίαν δ᾽ αὐτοῦ τὴν ὑγίειαν^ οὐ γὰρ ἐξ ἄλλων μέν<text:line-break/>τινων ὑγιαῖνον ἀκριβῶς ἔσται σῶμα, δὲ ἄλλων δ᾽ ἰσχυρὸν,<text:line-break/>ἢ καλὸν .αὐτὸ μέλλει ποιήσειν · εὐθύς δὲ τοῦτο καὶ ἀκριβῶς<text:line-break/>ὑγιεινόν.</text:p>
      <text:h text:style-name="P5" text:outline-level="2">Κεφ. Ιε΄. </text:h>
      <text:p text:style-name="P7">Ὧντέ καὶ διά τοῦτο μία τέχνη περὶ το<text:line-break/>σῶμα. τὰ γὰρ αὐτὰ πραττοντες ἰσχυροί τε ἄμα κατὰ τὰς<text:line-break/>ἐνεργείας ἐσόμεθα, καὶ καλλίους οφθήναι, καὶ ὑγιεινοτεροι,<text:line-break/>καὶ εὐεκτικώτεροι, καθάπερ εἰ καὶ σφαλείημέν τι περὶ τὸ<text:line-break/>σῶμα, καὶ τῶν ἐνεργειῶν τὴν ῥώμην καταλύσομεν, καὶ τῷ<text:line-break/>κάλλει λυμανούμεθα, καὶ τὴν εὐεξίαν καθαιρήσομεν, καὶ<text:line-break/>τὴν ὑγίειαν μειώσομεν · απαντα γὰρ ταῦτα συναυξάνεταί<text:line-break/>τε καὶ συμμειοῦται προσηκόντως. ἡ γάρ τοι κατὰ φύσιν<text:line-break/>ἐνέργεια δεῖται τῆς κατὰ φύσιν του σώματος κατασκευης,<text:line-break/>ὑφ᾽ ὖς γίνεται, λόγον αἰτίας ἐχούσης πρὸς αὐτην. ωστ᾽<text:line-break/>οὐκ ἐνδέχεται πρότε(29ηρον τὸ μὲν ἕτερον αὐτῶν εἶναι,<text:line-break/>τὸ δ᾽ ἔτερον μὴ παρεῖναι. καὶ μὲν δὴ καὶ συναυξά-<text:line-break/>νεται καὶ συμμειοῦται ἀμφοτερα. βελτίω μὲν . δὴ γινο-<text:line-break/>μενα, τὸ μὲν εὐεξία, το δὲ ῥώμη κέκληται. τὸν<text:line-break/>αὐτὸν γὰρ καὶ ἢ ῥώμη πρὸς τὴν ἐνέργειαν ἐχει λόγον,<text:line-break/>ἤνπερ ἡ εὐεξία πρός τὴν ὑγείαν. ἑκάτερον γὰρ ἐκα-<text:line-break/>τέρῳ γίνεται, καὶ ὡσπερ ὴ εὐεξία τινός ἐστιν, οὕτως<text:line-break/>καὶ ή ῥώμη. τῆς μὲν γὰρ κατὰ φυσιν, εἴτε κατασκευῆς,</text:p>
      <text:p text:style-name="P3">εὶτε διαθέσεως [<text:span text:style-name="T2">17</text:span>] ὀνομάζειν ἐθέλοις, ἀρετή τις ἢ εὐεξία,<text:line-break/>τῆς δὲ ἐνεργείας ἢ ῥώμη. ταὐτὸν δ᾽ ἀρετή τε καὶ τελειό-<text:line-break/>της ἐστὶν καὶ τὸ καθ΄ ἔκαστοντῶν ὄντων ἀγαθὸν, ὅπερ<text:line-break/>αὐτοῦ πρώτως τε καὶ ἁπλῶς ἀγαθὸν ὀνομάζεται. καὶ<text:line-break/>μὲν δὴ καὶ χείρω γίγνεται διὰ τῶν αὐτῶν ἀμφότερα. καὶ ἢ<text:line-break/>μὲν ὑγιεινὴ διάθεσις, ὡσπερ ἔμπροσθεν εἴπομεν, εὐεξία<text:line-break/>στροσαγορευεται, εἰ δ᾽ αυ τις ἐνεργῶς ἀσθενὴς, ῥώμης ἀῥ-<text:line-break/>ῥαιστία τε καὶ ἀσθένεια. καὶ δὴ καὶ κάλλος μὲν τοῖς<text:line-break/>προτέροις, αἶσχος δὲ τοῖς δευτέροις ἐξ ἀνάγκης ἔσεται-<text:line-break/>παντ ουν ταῦτα καὶ συναυξεται, καὶ συμμειοῦται, καὶ<text:line-break/>τελειοῦται , καὶ καθαιρεῖται πανθ΄ ἄμα , καὶ τὸ βλά-<text:line-break/>πτον ὁτιοῦν ἕν ἐξ αὐτῶν εὐθύς καὶ τἄλλα σύμπαντα<text:line-break/>βλάπτει, τό τ᾽ ὠφελοῦν ὡσαύτως ἅπαντα ὠφελεῖ. καὶ δῆ-<text:line-break/>λον , ὡς καὶ διὰ τοῦτο μίαν ἀνάγκη τέχνην εἶναι περὶ σύμ-<text:line-break/>παντα ταῦτα. τί δὴ τούτων ἐστὶ τὸ πρῶτον τε καὶ ἁπλῶς<text:line-break/>ἀγαθόν τοῦ σώματος, οὐδὲν μὲν ἐγείρει,. τό γε νῦν εἶναι,<text:line-break/>λέγειν, ἴνα δὲ μηδὲ τοῦτ ἐνδέῃ, προσθήσω. σώματος</text:p>
      <text:p text:style-name="P3">ἀγαθὸν ἁπλῶςλ καὶ πρῶτον, ου μάλιστα δεόμεθα, τελεῶ-<text:line-break/>της τῆς ἐνεργείας ἐστὶν, ὕπερ δὴ ῥώμην τε καὶ ἰσχύν όνο-<text:line-break/>μάζουσιν, ἐλλειπτικῶς ἑρμηνεύοντες · ἐχρῆν γὰρ αὐτούς, οὐ<text:line-break/>ῥώμην ἁπλῶς, ἀλλ᾽ ἐνεργείας ῥώμην, οὐδ᾽ ἰσχύν ἀπλῶς,<text:line-break/>ἀλλ᾽ ἐνεργείας ἰσχύν εἰπεῖν. ἐξῆς δὲ τούτων δεύτερον οὐχ<text:line-break/>ἁπλῶς οὐδὲ καθ᾽ ἑαυτὸ τοῦ σώματος ἀγαθὸν, ἀλλ᾽ ὅτι γε<text:line-break/>τὸ πρωτον τε καὶ καθ΄ ἐαυτο τοιουτου δεῖται πάντως εἰς<text:line-break/>γένεσιν. οἶον ἡ τῆς ὑγιείας ἐστὶν εὐεξία, ἢν καὶ αὑτὴν<text:line-break/>παλιν ἐλλειπτικῶς ὀνομάζοντες ἀφορμὴν σοφισμάτων παρέ-<text:line-break/>χουσιν· δέον γὰρ εὐεξίαν -ὑγείας εἰπεῖν, οὐχ οὕτως, ἀλλ᾽<text:line-break/>ἀπλῶς εὐεξίαν ὀνομάζουσιν. ἔπεται δ᾽ ἐξ ἀνάγκης τῷδε τὸ<text:line-break/>καλλος, ἄλλο τι γένος · ἔπεται ἐκείνοις τρίτον ἀγαθὸν<text:line-break/>σώματος. ὥστε οὔτε ὁμογενῆ τὰ τοῦ σώματος ἀγαθὰ, κα-<text:line-break/>θάπερ οὐδὲ τὰ τῆς ψυχῆς, οὔθ΄ ὁμοίως λέγεται ἅπαντα,<text:line-break/>ἀλλὰ τὸ μὲν ὡς πρῶτόν τε καὶ καθ΄ ἑαυτὸ, τὸ δ᾽ ὡς αἰ.<text:line-break/>τιον ἐκείνου, τὸ δ᾽ ὡς ἐξ ἀναγκης ἑπόμενον. τίνος ουν<text:line-break/>τουτων τῶν τριῶν ἢ περὶ τὸ σῶμα τέχνη πρώτη ἐστὶ δη-</text:p>
      <text:p text:style-name="P3">μιουργός; αρἀ γε τῆς ὑγιείας, ἢ τῆς ἐνεργείας, ἢ τοῦ κάλ-<text:line-break/>λους; οτι μὲν γαρ ἐξ ἀνάγκης ὠφελήσει τε καὶ ποιήσει τὰ<text:line-break/>τρία, κἢν ἕν ἐξ αὐτῶν ὁτιοῦν ὠφελῇ, πρόδηλον ἤδη γέγο-<text:line-break/>τεν. εἴτε γὰρ τὴν ἐνέργειαν, ἐξ ἀνάγκης καὶ τὴν ὑγίειάν<text:line-break/>τε καὶ τὸ κάλλος· ή μὲν γὰρ οὐχ οἴα τέ ἐστιν χωρὶς τῆς<text:line-break/>ποιούσης αὐτὴν αἰτίας γενέσθαι, τὸ κάλλος δ᾽ ἐξ ἀνάγκης<text:line-break/>τπεται· εἴτε τὴν ὑγίειαν, εὐθύς καὶ τὴν ἐνέργειαν, καὶ<text:line-break/>τὸ κάλλος· ἄμφω γὰρ ἦν ταύτης ἔγγονα · καὶ μὴν εἰ τὸ<text:line-break/>κάλλος ποιοῖ, πάντως που καὶ τὴν ὑγίειαν προπεποίηκεν,<text:line-break/>εἰ δὲ τοῦτο, καὶ τὴν ἐνέργειαν.</text:p>
      <text:h text:style-name="Heading_20_2" text:outline-level="2">Κεφ. ιρ᾽. </text:h>
      <text:p text:style-name="P7">Ἀλλὰ τί τό πρώτως ἐστὶν ὑπὸ τοῦ τεχνίτου<text:line-break/>γιγνόμενον, ὁ λόγος ἐπόθει θηρᾶσαι. καὶ δὴ φαίνεται σα-<text:line-break/>φῶς ἤδη διὰ τῶν εἰρημένων ἡ μὲν τέχνη τὴν ὑγίειαν ἔργα-<text:line-break/>ζομέν·η, ταύτῃ δ᾽ ἐξ ἀνάγκης ἐνέργειά τε καὶ τὸ φυσικὸν<text:line-break/>κάλλος ἀκολουθεῖ. ὅπου γὰρ πρῶτον ἐνεργῶν ὁ τεχνίτης<text:line-break/>ἕσταται, τοῦτ᾽ ἔστιν αὐτοῦ το τέλος, ἕσταται δὲ ἐν τῷ τὴν<text:line-break/>κατὰ φύσιν ἐργάσασθαι διάθεσιν, ἀφ᾽ ἦς ἐνεργοῦμεν, ὕπερ</text:p>
      <text:p text:style-name="P3">ἢν υγίεια, ταύτην δ᾽ ἐργασάμενος οὐδὲν ἔτι πονεῖ περὶ<text:line-break/>τὴν ἐνέργειαν, η τὸ κάλλος, ἔπεται γὰρ ἐξ ἀνάγκης ἐκεῖνα,<text:line-break/>κιιν ὁ τεχνίτης μη θέλῃ, [18] καὶ κωλῦσαί γ᾽ αὐτὰ τῷ τεχνίτῃ<text:line-break/>πανταπασιν ἀδυνπτσν, ἅπαξ γε τὴν ὑγίειαν ἐργασαμένῳ,<text:line-break/>αὐτὴν μέντοι τὴν ὑγίειαν ἐπ᾽ αὐτῷ κωλύειν ἐστίν. εἰ δέ<text:line-break/>γε πῃ διαφθείρειεν αὐτὴν, οὐκ ἐστιν ἐπ᾽ αὐτῷ τὴν κατὰ<text:line-break/>φυσιν ἐνέργειαν ἢ τὸ κάλλος ἐκπορίσαι τῷ σώματι. τὴν<text:line-break/>ουν περὶ τὸ σῶμα τέχνην, ἥτις ἄν ῇ, περὶ μὲν τὴν<text:line-break/>υγίειαν ἁπάντων πρωτην τε καὶ καθ΄ ἑαυτὴν πραγματεύε-<text:line-break/>σθαι φατέον, ἐφεξῆς δὲ κατά τι συμβεβηκὸς τήν τ᾽ ἐνέρ-<text:line-break/>γειαν καὶ τὸ κάλλος, οὐ μὴν ἀτελές γέ τι τούτων οὐδὲν,<text:line-break/>ουδ ἐλλιπὲς, ἀλλὰ τέλεα, καὶ πλήρη, καὶ ἄκρα. ὅπως<text:line-break/>μεν ουν ἐστι πολλὰ τοῦ σωματος ἀγαθὰ, καὶ πῶς ἕν, ὅτι<text:line-break/>τε μη παντων ὡσαύτως ή περὶ τὸ σῶμα τέχνη πεφρόντικεν,<text:line-break/>ἀλλὰ τοῦ μὲν καθ΄ αὑτὸ, τοῦ δὲ κατὰ συμβεβηκὸς, αὐτάρ-<text:line-break/>κως δέδεικται. ,</text:p>
      <text:h text:style-name="Heading_20_2" text:outline-level="2">Κεφ. ιζ᾽. </text:h>
      <text:p text:style-name="P7">Διὰ τί δ᾽ οὐκ ἐνδέχεται κατ᾽ οὐδεμίαν ὕλην<text:line-break/>ἄλλην μὲν τέχνην τοῦ τέλους δημιουργὸν, ἑτέραν δ᾽ εἶναι</text:p>
      <text:p text:style-name="P3">τὴν φυλάττουσαν, ἤδη καὶ ταῦτα πειράσομαι δεικνυναι. κἀι<text:line-break/>πρῶτον μὲν, ὡς οὐδὲ τὸ παράδειγμα αὐτοῖς ὁμολογεῖ το<text:line-break/>σφέτερον, ἐπιδείξω, μετὰ ταῦτα δὲ, ὡς οὐδὲ ἡ τῶν πραγ-<text:line-break/>μἀτων αὐτῶν φύσις. εἴπερ γὰρ ἄλλης μέν ἐστι τεχνης υὸο-<text:line-break/>δημα ποιήσασθαι, τὸ δ᾽ ἠπήσασθαι τοῦτο παθὸν ἑτέρας,<text:line-break/>οὔπω τὴν τρίτην ἐνταῦθα τέχνην ἐπέδειξαν ἡμῖν, την φυ-<text:line-break/>τοικτικήν. ὡσαύτως δὲ κἀπὶ τῶν ἱματίων, εἴπερ ἑτέρας<text:line-break/>μέν ἐστι τέχνης ἠπήσασθαι, δημιουργῆσαι δ᾽ ἑτέρας, ἢ<text:line-break/>τρίτη κἀνταῦθα τίς ἐστιν ἡ φυλακτικὴ, λέγειν οὐχ ἐξουσιν.<text:line-break/>ἐπὶ μὲν γὰρ τῶν ἡμετέρων σωμάτων, καὶ ολως τῶν υπὸ<text:line-break/>φύσεως διοικουμένων , -ἢ μὲν, οἶον δημ.ουργικὴ, ἤ φυσιξ<text:line-break/>ἐστὶν ἀνάλογον ὑφαντικῇ τε καὶ σκυτοτομικῇ, τὸ πονῆσαν<text:line-break/>δ᾽ ἐπανορθοῦται γεωργός τε καὶ ἰατρόν ἀνάλογον ουν καὶ<text:line-break/>α΄ἰδε τῷ ῥάπτοντι τὰ ἱμάτια καὶ τῷ τὰ παλαιὰ τῶν υπο-<text:line-break/>δημάτων ἐπανορθουμένου τὸ δὲ φυλάττειν ἱμάτιον. .ἢ<text:line-break/>ἔ,πόδημα καταθέμενον ἐπὶ τῆς οἰκίας, ὅπως μὴ κλαπείη<text:line-break/>πρός τινος, ἢ ὑπὸ μυῶν καταβρωθείη, τάχα μὲν οὐδὲ<text:line-break/>τεχνης ἐστὶν οὐδεμιᾶς, ἀλλ᾽ ἐπιμελείας μόνης. εἰ δ᾽ ἄρα</text:p>
      <text:p text:style-name="P3">καὶ τέχνην τινὲς εἶναι βούλονται φυλακτικὴν αὐτῶν, αἰ<text:line-break/>τοιαῦται τέχναι τοῖς ἀνθρώποις ἢ στρατηγική τέ εἰσι παὶ<text:line-break/>ἡ πολιτικη, καὶ πρὸς ταύταις ἤ τε τῶν θυρωρῶν, εἰ βού-<text:line-break/>λει , και τῶν αλλων φυλακῶν. ῖνα γὰρ μήτε ἐπὶ τοῖς πο-<text:line-break/>λεμίοις ωμεν, ἢ ὅλως τοῖς πονηροῖς ἀνθρώποις, μητ᾽ ἐπὶ<text:line-break/>τοῖς θηρίοις, οἰκίας τε καὶ πόλεις οἰκοδομησάμεθα, παὶ<text:line-break/>τείχη περιεβαλομεθα, καὶ στρατηγούς καὶ ἄρχοντας ἀπε-<text:line-break/>ἐδείξαμεν. ἀλλ᾽ οὐ τοιαύτην τινὰ ἐζητοῦμεν τέχνην ὑγιείας<text:line-break/>φυλακτικὴν, ἀλλ᾽ ητις, οἶμαι, περὶ τὸ σῶμα τοῦ ἀνθρώπου<text:line-break/>πραγματευομένη τι, μὴ κατὰ συμβεβηκὸς, ἀλλὰ καθ΄ αὑτὸ,<text:line-break/>σῶον αὐτο καὶ ὑγιαῖνον ἀποδείκνυσιν. ἑκάστη δὲ τῶν νῦν<text:line-break/>εἰρημένων οὐκ αὐτὴ καθ΄ αὑτὴν ὑγιείας ἐστὶ φύλαξ, ἀλλ᾽<text:line-break/>ἐπειδὴ συμβέβηκεν τῷ μὴ σφαγέντι μήθ΄ ὑπὸ θηρίου κα-.<text:line-break/>ταβρωθεντι φυλάττεσθαι τὴν ὑγίειαν, ὡσπερ οὖν καὶ ὕλην<text:line-break/>τὴν ζωὴν, διὰ τοῦτο κατά τι συμβεβηκὸς, οὐ πρώτως,<text:line-break/>οὐδὲ κατὰ τὸν ἔδιον λόγον, ἐκατέρα τῶν τοιούτων τεχνῶν<text:line-break/>ὑγιείας γίγνεται φύλαξ. ,</text:p>
      <text:p text:style-name="P7">Κεφ. ιή. [<text:span text:style-name="T2">1</text:span>9]</text:p>
      <text:p text:style-name="P7"><text:s/>Ἡ πρώτη οὖν ὑγίειαν φυλάττουσα κατὰ</text:p>
      <text:p text:style-name="P3">τὸν ἑαυτῆς λόγον ἐν τίσιν ἔξει τὴν πραγματείαν,. ἐμοὶ μὲν<text:line-break/>δοκεῖ, μήτ ἐν τοῖς οὐκ ἐξ ὶγκης ὁμιλοῦσι τῷ στόματι,<text:line-break/>μήτε ἐξ ἀνάγκης ἐύ τοῖς οὐδὲν ίιατιθεῖσιν, ἀλλ᾽ ἐν οἶς τε<text:line-break/>διατρίβει πάντως τὸ σῶμα, κἂν ἡμεῖς μή βουλώμεθα, καὶ<text:line-break/>.τούτων τοῖς ὠφελεῖν ἢ βλάπτειν δυναμένοις, ἐν τούτοις τε<text:line-break/>καὶ περὶ ταῦτα πραγματεύεσθαι. ξίφεσι μὲν ουν, καὶ θη-<text:line-break/>ρὶοις, καὶ κρημνοῖς; καὶ βρόχοις οὐκ ἐξ ἀνάγκης περιπίπτει<text:line-break/>τὸ σῶμα, ἀλλὰ τῷ περιέχοντι (292) ἀέρι κατὰ διττὸν τρό-<text:line-break/>πον ἐξ ἀνάγκης ὁμιλεῖ, καὶ πάντη περικεχυμένῳ, καὶ διὰ<text:line-break/>τῆς εἰσπνοῆς ἑλκομένῳ. καὶ μὲν δὴ καὶ ὕπνος, καὶ ἐγρὴ-<text:line-break/>γορσις, ἡσυχία τε καὶ κίνησις ἐκ τῶν τοιούτων ἐστὶν,<text:line-break/>ἀνάγκη γὰρ ἢ ὑπνοῦν, ἢ ἐγρηγορέναι, ἢ ἡσυχάζειν, ἢ κι-<text:line-break/>νεῖσθαι, ὡσπερ ουν καὶ λιμώττειν, καὶ ἐσθίειν, καὶ<text:line-break/>διψᾶν, ἢ πίνειν, ἢ τινα μεταξύ τούτων ἔχειν κατάστασιν.<text:line-break/>αἱ δὲ τῆς κοίτης διαφοραὶ καὶ τῶν ἱματίων οὐκ ἀναγκαῖαι<text:line-break/>πᾶσαι. κλίνη γὰρ ἐλεφαντοπους οὐδὲν οὔτ ὠφελεῖ τὴν<text:line-break/>ὑγίειαν, οὔτε βλαπτει, κατὰ ταὐτὰ δὲ καὶ σκίμπους εὖτε-</text:p>
      <text:p text:style-name="P3">λῆς, καὶ ἱματίοις εὐτελέσιν ἢ πολυτελέσιν, ἢ τοῖς σκεύε-<text:line-break/>μιν ὑαλίνοις, ἢ χρυσοῖς, ἢ ἀργυροῖς, ἢ ξυλίνοις χρῆσθαι,<text:line-break/>καὶ παῖδας ἔχειν εὐμόρφους ἢ αἰσχρούς τοὖς ὑπηρετουμέ-<text:line-break/>νους, ἢ μηδ᾽ ὅλως ἔχειν, ἀλλ᾽ ἑαυτῷ διακονεῖσθαι. ταῦτα<text:line-break/>μὲν γὰρ οὐδὲνἰ οὔτ᾽ ὠφελεῖν οὔτε βλάπτειν ἡμᾶς πέφυκεν,<text:line-break/>οὔτε καθ΄ ἑαυτὰ καὶ πρώτως, οὔτε κατὰ συμβεβηκός. ἀὴρ<text:line-break/>δὲ θερμὸς ἢ ψυχρὸς, ἐδέσματά τε καὶ πόματα, καὶ ἦρε-<text:line-break/>μία, καὶ κίνησις, ἐγρήγορσίς τε καὶ ὕπνος ἐξ ἀνάγκης<text:line-break/>ὠφελεῖ καὶ βλάπτει κατὰ τὴν ἑαυτῶν δυναμιν. ἱμάτιον δὲ<text:line-break/>τρύχινον ἐν χειμῶνι, καὶ βαρύ καὶ πνιγῶδες ἐν τῷ θέρει<text:line-break/>βλάπτει μὲν ἐξ ἀνάγκης, ἀλλὰ κατά συμβεβηκὸς τῷ τε κρύει<text:line-break/>καὶ θάλπει τιμωρεῖται.</text:p>
      <text:h text:style-name="Heading_20_2" text:outline-level="2">Κεφ. ιθ΄. </text:h>
      <text:p text:style-name="P7">Ταῦτ᾽ ουν, ὅσα καθ΄ αὑτὰ δύναμιν ἐχει<text:line-break/>βλαβης τινὸς ἢ τῆς ὡφελείας, ὁ τῆς ὑγείας προνοούμενος<text:line-break/>ἐπισκοπεῖται. πῶς καὶ τίνα τρόπον; ἐπειδὰν μὲν ἱκανῶς<text:line-break/>ἤδη τὸ σῶμα κενώσεως ἐχῃ, καὶ κίνδυνος ἢκῃ βλάβης αἰ-<text:line-break/>σθητῆς, τρέφεσθαι κελεύων · ἐπειδὰν δὲ ξηραίνηται μᾶλλον</text:p>
      <text:p text:style-name="P3">τοῦ μετρίου, καὶ κίνδυνος ῄ κἀντεῦθεν ἤδη βλαβῆναι, πί-.<text:line-break/>τειν ἀξιῶν · οὕτω δὲ καὶ γυμνάζων, ἐπειδὰν ῥῶσαι μὲν<text:line-break/>βούληται τήν διοικοῦσαν ἡμᾶς δύναμιν, ἐκκαθῆραί τε τὰ<text:line-break/>πατὰ λεπτούς πόρους, ἡσυχάζειν δὲ προστάττων, ἐπειδὰν<text:line-break/>ἤτοι κάμνειν πρὸς τῶν γυμνασίων αϊκθηται, ἢ διαφορεῖ.<text:line-break/>ινθαι τὸ σῶμα πέρα τοῦ προσήκοντος, ἀλλὰ καὶ τὴν γα-<text:line-break/>ιντέρα λαπάττων μεν, ἢν ἴσχηται, κατέχων δὲ, ἢν ἐκταράτ-<text:line-break/>τηται. καὶ τὰ ἄλλα δὴ πάντα κατὰ τὸν αὐτὸν τρόπον<text:line-break/>φκαντα πραγματευόμενος, ἐνὶ κεφαλαίῳ τῷδε προσέχων τὸν<text:line-break/>τοὔν, ἐπειδὰν μὲν ἀκριβῶς ἔχῃ καὶ ὑγιῶς τό σῶμα, μηδὲν<text:line-break/>νεωτερίζειν, ἐπειδὰν δὲ κατά τι τῆς ἀκριβοῦς ἐξιστῆται<text:line-break/>συμμετρίας, εὐθύς ἀντεισάγειν τὸ λεῖπον, πρὶν μεγάλην γε-<text:line-break/>νέσθαι τὴν εἰς τδ᾽παρὰ φύσιν ἐκτροπὴν, ὡσπερ ἄν εἰ τὰς<text:line-break/>πρόκας ἐκρεούσας ἱματίου τινὸς, οὐχ αμα πάσας ούδ·<text:line-break/>ἀθρόας, ἀλλὰ καθ΄ ἑκάστην ἡμέραν μίαν, ὁ τοῦτο ἔργον<text:line-break/>πεποιημένος ἰῷτο παρεδρεύων, ὡς λανθάνειν τούς πολλούς<text:line-break/>τὴν ἐπανόρθωσιν [20] ὑπὸ σμικρότητος. τοιοῦτον γάρ τινα<text:line-break/>χρὴ καὶ τὸν τοῖς ὑγιαίνουσιν ἐφεστῶτα τεχνίτην εἶναι, σμι-</text:p>
      <text:p text:style-name="P3">κράς διαφθορᾶς καὶ βλάβης αἰσθητικόν τε ἄμα καὶ ἐπανσρθω-<text:line-break/>τικόν. εἰ δέ γ᾽ ἀπαθὲς ἔμενε πάντη τὸ σῶμα καὶ τοιοῦ-<text:line-break/>τον, οἶόν περ ὁ ποιήσας αὐτὸ τεχνίτης ἀπέλιπεν, οὐκ ἄν<text:line-break/>ἐδεῖτο τοῦ διαπαντὸς ἐπανορθουμένου. νυνὶ δ᾽ ἐπειδὴ διαῥ-<text:line-break/>ῥεῖ τε καὶ φθείρεται, δεῖταί τινος ἐπιστάτου παρεδρεύον-<text:line-break/>τος, ὅς καὶ γνωριεῖ τὸ κενούμενον, ὁποῖόν τ᾽ ἐστὶν καὶ<text:line-break/>όπόσον, ἰάσεταί τε παραχρῆμα, τοιοῦτον τε καὶ τοσοῦτον<text:line-break/>ἔπερον ἀντεισάγων. ἀπορρεῖ τὸ κατὰ φύσιν ὑγρόν; ἔπαρ-<text:line-break/>δειν χρὴ τὴν ἴσην ὑγρότητα, πόμα παρέχοντα. διαφορεῖται<text:line-break/>τό θερμόν ; ἀντεισάγειν χρὴ τοσοῦτον ἔτερον. ἐκκενοῦται τὸ<text:line-break/>στερεόν ; ἤδη καιρὸς τρέφειν. ἐνὶ λόγῳ τὸ διαφορούμενον<text:line-break/>καὶ ἀπολλύμενον ἐπανορθοῦσθαι κατὰ βραχύ πρὸ τοῦ τοῖς<text:line-break/>πολλοῖς γενέσθαι κατάφωρον.</text:p>
      <text:h text:style-name="Heading_20_2" text:outline-level="2">Κεφ. Α΄. ᾽</text:h>
      <text:p text:style-name="P7">Ἧσπερ οὖν εἰ δύο τινὲς πίθω ἄντε τετρη-<text:line-break/>μένω πολλαχόθι, μεστὼ μὲν ἄμφω τὰ πρῶτα, κενουμένω<text:line-break/>δ᾽ ὁμοίως ὑπὸ τῶν ἐκροῶν, εἴη δὲ τῷ μὲν ἐπιστατῶν τις<text:line-break/>ἀεὶ προσεδρεύων, ἐπαντλῶν ἔσον ἑκάστοτε τῷ κενουμένας</text:p>
      <text:p text:style-name="P3">Θατέρῳ δὲ, πρὶν ἱκανῶς ἐκκενωθῇ, μηδεὶς παρείη, τηνικαῦτα<text:line-break/>δ᾽ ἐξαίφνης ἐπιστας τις ἀθρόως πληρώσειεν, εὔδηλον ὡς<text:line-break/>τὰν, μὲν ἕτερον τῶν πίθων οὐδέποτε ἐκκενοῦσθαί τε καὶ<text:line-break/>πληροῦσθαι, τον δ᾽ ἕτερον ἄμφω ταῦτα πάσχειν οἱ πολλοὶ<text:line-break/>τὡν Θεωμένων ἐροῦσιν, ουτως ἔχει κἀπὶ τῶν ὑγιαινόντων<text:line-break/>τε παὶ νοσούντων σωματων. ἐπανορθοῦται μὲν ἄμφω ταῦτα<text:line-break/>μία τέχνη καὶ καθ΄ ἕνα τρόπον, ἀντεισάγουσα τὸ λεῖπον,<text:line-break/>τῆ διαφορὰ δὲ ἐν τῷ ποσῷ τῆς ἐπανορθώσεως, οὐκ ἐν τῷ<text:line-break/>ποιῷ.</text:p>
      <text:h text:style-name="Heading_20_2" text:outline-level="2">. Κεφ. κα. </text:h>
      <text:p text:style-name="P7">Καὶ μὴν ἡ κατα τὸ ποσόν ἐν τοῖς γιγνο-<text:line-break/>μένοις διαφορα μιᾶς ἐστι τέχνης · εἰ δέ γ᾽ ἄλλης ἔσεσθαι<text:line-break/>μέλλοι, πάντως χρὴ παραλλάξαι τῷ ποιῷ. εἰ δ᾽, ὕτι τοῦ<text:line-break/>μὲν ἔφθασεν ἐκρυῆναι πολλά, πρὶν ἀφικέσθαι τὸν τεχνί-<text:line-break/>την, ὁ δ᾽ ἕτερος, ἀεὶ παρεδρεύοντος εὐτυχήσας αὑτῷ,<text:line-break/>μεστος διαφυλάττεται, τούτου χάριν ἡγῇ διττὸν εἶναι τὸν<text:line-break/>τροπον τῆς ἐπανορθώσεως, οὐκ ὀρθῶς ἔγνωκας. οὐ γὰρ<text:line-break/>ἄλλη νὶν τέχνη μίαν ἀντεισάγει κρόκην ἐκρυεῖσαν, ἄλλη</text:p>
      <text:p text:style-name="P2">δὲ τρεῖς, ἢ τέτταρας, ἢ πεντακοσίας, οὐδ᾽ ἄλλη μὲν τέχνη<text:line-break/>σμικρόν τι τοῦ τοίχου πονῆσαν ἐπανορθοῦται, μεῖζον δ᾽<text:line-break/>αυτοῦ παθος ἑτέραν ἐπιζητεῖ τέχνην · ἐπὶ γὰρ τῷ τρόπῳ<text:line-break/>ιρ γέγονεν ἕκαστον τῶν ὄντων, τούτῳ καὶ φθειρόμενον ἐπα-<text:line-break/>νορθοῦται. κρόκαι στήμοσι διαπλακεῖσαι ποιοῦσιν ἱμάτιον.<text:line-break/>αῤ ουν ἢ παθεῖν ἔξω τούτων ἱμάτιον, ἢ ἰαθῆναι δυνατόν ;<text:line-break/>δεῖ δὴ πάντως, εἰ γε πάσχει τι πάθος, ἤτοι στήμονα παθεῖν,<text:line-break/>ἢ κρόκην, ἢ συναμφότερα, ὶἀ.ιίν τε μίαν εἶναι τὴν κρόκην<text:line-break/>ἀεὶ διαπλεκομένη, τῷ στήμονιμιμή σει τῆς γενέσεως.</text:p>
      <text:h text:style-name="Heading_20_2" text:outline-level="2">Κεφ. κβ. </text:h>
      <text:p text:style-name="P7">[2<text:span text:style-name="T2">1</text:span>] Ἀλλ᾽ αἰ κατὰ μέρος ἐνέργειαι τοὖς<text:line-break/>πολλούς ἐξαπατῶσιν, οὐ δυναμένους θεάσασθαι τὸ καθό-<text:line-break/>του. μεθόδου γὰρ ἤδη λογικῆς τὸ τοιοῦτον, ἢν οὔτ᾽ ἐμα-<text:line-break/>θον, οὔτ᾽ ἤσκησαν οἱ τολμῶντες ἑκάστης ἡμέρας εἰς τὰ<text:line-break/>προβληματα λέγειν. ἄμεινον γὰρ ην, εἴπερ ῇδεσαν ἐκείνην,<text:line-break/>διδάξαι τους μαθητὰς ἅπαξ, οὐ μυρία προβλήματα διέρ-<text:line-break/>χεσθαι. ὁ μὲν γὰρ ἐκείνην μαθὼν οὐδὲν ἔτι δεῖται τῶν<text:line-break/>μυρίων, ἑαυτῷ γε πάντα καλῶς διαιρεῖσθαι δυνάμενος ·.</text:p>
      <text:p text:style-name="P2">ὁ δ᾽ ἀγνοῶν ἔτι τὴν μέθοδον πρὸς τῷ μὴ γιγνώσκειν, εἰ<text:line-break/>κακῶς εἴρηται τὰ μυρία, παμπόλλων ἔτι προβλημάτων, ὧν<text:line-break/>οὐκ ἀκήκοεν, ἐπιδεής ἐστιν. ἀλλὰ τοῦτο μὲν ὁδοῦ τι πά-<text:line-break/>ρεργον ἡμῖν εἰρήσθω πρός γε τοὖς ἐκάστης ἡμέρας εἰς τὰ<text:line-break/>προβλήματα λέγοντας τοῖς μαθηταῖς, οὔτε δ᾽ αὐτούς εἰδό-<text:line-break/>τας ὅ τι λέγουσιν, ἐστ᾽ ἄν ἀμαθεῖς τε ἄμα καὶ ἀγύμναστοι<text:line-break/>τοῦ κριτηρίου. καὶ γὰρ ουν κἀνταῦθα πότερον ταῖς κατὰ<text:line-break/>μέρος ἐνεργείαις ἢ ταῖς καθόλου διακριτέον ἐστὶ τἀς<text:line-break/>τέχνας ἀα΄᾽ ἀλλήλων, ἢ τοῦτο μὲν οὐχὶ, τοῖς σκοποῖς δὲ<text:line-break/>καὶ τοῖς τέλεσιν, ἢ μηδὲ τούτοις, ἀλλὰ ταῖς ὕλαις τε καὶ<text:line-break/>τοῖς ὀργάνοις, καὶ ταῖς ἀρχαῖς, καὶ τῇ θεωρία μηδ᾽ ὅλως<text:line-break/>σκεψάμενοι, ληροῦσιν ὑπὲρ ων οὐκ ἴσασιν. ἄμεινον ουν<text:line-break/>ὅσως ἐστὶ καὶ ὴμἀς, ἐπειδή περ ἅπαξ ὑπέστημεν σοι τὸν<text:line-break/>ἀθλον τοῦτον ἐκτελέσαι, διελθεῖν τι καὶ περὶ τῶν ῥηθέν-<text:line-break/>των ἁπάντων ὡς οἶόν τ, διὰ βραχυτάτων, ἀρξαμένους αὖ-<text:line-break/>θις ἀπὸ τῶν κατὰ μέρος ἐνεργειῶν.</text:p>
      <text:h text:style-name="Heading_20_2" text:outline-level="2">Κεφ, κρ᾽. </text:h>
      <text:p text:style-name="P7">Ἐστιν οὖν τις ἐνέργεια κατὰ μέρος, ῇ<text:line-break/>χρώμενοι τὰ βλέφαρα τῶν ὀφθαλμῶν ἀναρράπτομεν, ἑτέρα</text:p>
      <text:p text:style-name="P3">δὲ τῇδε μηδὲν ἐοικυῖα, δι᾽ ἦς ὑποχύματα παράγομεν, ἄλλαι<text:line-break/>δὲ τρίτη καὶ τετάρτη, μήν ἀλλήλαις τι, μήτε ταῖσδε<text:line-break/>προσεοικυῖαι, καθ΄ ἅς ὸστοῦν κατεαγὸς ἐκ μὲν τῆς κεφιυ-<text:line-break/>λῆς ἐκκόπτομεν, ἐν ἄλλῳ δὲ μέρει τοῦ σώματος, οἶον βρα-<text:line-break/>χίονι καὶ πηχει, κατατείναντές τε καὶ διαπλάσαντες ἐπ.-<text:line-break/>δοῦμεν. ὧν ἁπασῶν ἐνεργειῶν ἀποκεχώρηκε πάμπολλα,<text:line-break/>κηλης χειρουργία, καὶ ταύτης ἢ τῶν κιρσῶν, καὶ πασῶν<text:line-break/>σμοῦ των εἰρημένων ἡ τοῦ ματὰ τὴν κύστιν λίθου. καὶ<text:line-break/>τούτων μὲν ἔτι τὰ πλεῖ(2^3)στα μετὰ σμίλης ἐνεργοῦμεν ·<text:line-break/>ὑπαλεῖψαι δ᾽ ὀφθαλμὸν, ἢ ἄρθρον ἐμβαλεῖν, ἢ καταπλἀ-<text:line-break/>φαι τι μέρος, ἢ καθετῆρι χρῆσθαι καλῶς, ἢ σικύαν κοτ-<text:line-break/>λῆσαι, γίνεται μὲν ἄνευ σμίλης, ἀποκεχώρηκε δὲ καὶ ἀλλἡ-<text:line-break/>λων πάμπολλα καὶ τῶν προειρημένων , ὡσπερ γε καὶ τό<text:line-break/>φλέβα τεμεῖν, καὶ ἀρτηρίαν διελεῖν, καὶ ἀποσχάσαι τό<text:line-break/>δέρμα, καὶ παρακεντῆσαι τούς ὑδεριῶντας ἀλλήλων διετῆ-<text:line-break/>νοχε καὶ συμπάντων τῶν προειρημένων. καὶ αὑται μὲν ἐτι<text:line-break/>καὶ πρὸς ταύταις ἕτεραι μυρίαι χειρουργίαι τινὲς ἐνεργοῦνται</text:p>
      <text:p text:style-name="P3">δι᾽ αὐτῶν. τῶν δὲ φαρμακευόντων ἄλως ἕτερον τὸ γένος<text:line-break/>ἀλλήλων τε καὶ προσέτι τῶν κατὰ χειρουργίαν., οὐδὲν γὰρ<text:line-break/>ἔοικεν ἐλλεβόρου πόσις καὶ ἐδωδὴ σιτίων οὐδ᾽ ἀσιτία<text:line-break/>κλυστῆρι, καὶ τρίψις λουτρῷ. τούτων δ᾽ ἐπιπλέον ἀποκε-<text:line-break/>χὡρηκεν ἕλκος πλῦναί τε καὶ καθῆραι, καὶ φάρμακον ὑγρὸν-<text:line-break/>ἐπιθεῖναι καὶ αὖθις ξηρὸν, αἰωρηθῆναί τε καὶ περιπατῆ-<text:line-break/>σαι καὶ παλαῖσαι , καὶ σκαμμωνίαν ἢ μελίκρατον πιεῖν.<text:line-break/>[2<text:span text:style-name="T2">2</text:span><text:span text:style-name="T3">]</text:span> οἶς ἅπασιν οὐδὲν ἔοικεν ἢ τῶν σφυγμῶν τε καὶ τῆς θερ-ὶ<text:line-break/>μασίας διάγνωσις, καίτοι δὺ ἄκρων τῶν χειρῶν ἐνεργοῦμεν,<text:line-break/>καθάπερ, οἶμαι, καὶ ἢ τῶν ἐν τοῖς ἀφισταμένοις μέρεσιν περιε- ·<text:line-break/>χομένων ὑγρῶν, ἢ τῶν ὄγκων τῶν ὑδερικῶν, ἢ γαγγλίων, ἢ<text:line-break/>ἀθερωμάτων, ἢ μελικηρίδων, ἢ στεατωμάτων. οὐ γὰρ ταῖς,<text:line-break/>αὐταῖς ἐπιβολαῖς τε καὶ κινήσεσιν τῶν δακτύλων, καὶ μετα-<text:line-break/>γωγαῖς, καὶ θλίψεσιν, ἀλλ᾽ ἐνίοτε πάμπολυ διαφερούσαις^<text:line-break/>ἐπὶ τῶν εἰρημένων χρώμεθα. κινδυνευομεν γοῦν ολης τῆς<text:line-break/>ἡμέρας οὐδὲν ἄλλο λέγειν, ἢ τῶν ἐνεργειῶν τὰς διαφοράς ^·<text:line-break/>οὕτω πάμπολυ τὸ πλῆθος αὐτῶν ἐστιν.</text:p>
      <text:h text:style-name="P5" text:outline-level="2">Κεφ. Κδ᾽.</text:h>
      <text:p text:style-name="P7"><text:s/>Ἀλλ᾽ ἤδη κἀκ τούτων ἱκανῶς ἄν τις γνω-<text:line-break/>ρίζοι, πηλίκον ἁμαρτάνουσιν, ὅσοι ταῖς κατὰ μέρος ἐνεργείαις<text:line-break/>ἡγοῦνται χρῆναι διακρίνειν τὰς τέχνας. οὐδεὶς γοῦν οὕτως<text:line-break/>ἠλίθιος οὐδ᾽ ἔμπληκτός ἐστιν, ὅς ἀφαιρήσεται μὲν τῆς<text:line-break/>ἰατρικῆς τὰς εἰρημένας ἐνεργείας, ἄλλην δέ τινα καθ΄ ἐκἀ-<text:line-break/>στην αὐτῶν ἐπιστήσει τέχνην, ἤτοι κηλοτομικὴν, ὡς νῦν<text:line-break/>ὸνομαζουσί τινες, ἢ λιθοτομικὴν, ἢ παρακεντητικήν. εἰ<text:line-break/>γὰρ ὅτι μάλιστα τόνδε μέν τινα κηλοτομικὸν εἶναί φασι,<text:line-break/>παρακεντητικὸν δὲ τόνδε, λιθοτόμον δὲ τόνδε, πάντας γοῦν<text:line-break/>ἰατρούς αὐτούς ὀνομάζουσιν, ὡσπερ, οἶμαι, καὶ τούς ἀπὸ<text:line-break/>μορίων τινῶν ὠνομασμένους, ὧν ἐξαιρέτως προνοοῦνται. καὶ<text:line-break/>γὰρ ουν καὶ τούτους ὀφθαλμικούς τε καὶ ὡτικοὶις καὶ ὸδον-<text:line-break/>τικοὑς ἰατρούς ὀνομάζουσιν; ἐνέρους δ᾽ ἀπὸ τῆς ὕλης προσ-<text:line-break/>ηγόρευσαν, ἢτοι διαιτητικούς καὶ φαρμακευτικούς, ἢ καὶ<text:line-break/>νὴ Δία βοτανικούς · εἰσὶ δ᾽ οῖ καὶ οἰνοδότας καὶ ὲλλεβο-<text:line-break/>ρσδότας ἰατρούς .τινας ἐκάλεσαν ἐκ τοῦ πολλάκις αὐτους<text:line-break/>θεάσασθαι τοιαύταις ὕλαις χρωμένους. ἔχουσι γὰρ, οἶμαι, ,</text:p>
      <text:p text:style-name="P3">τογικὰς ἀρχὰς ἄπαντες ἄνθρωποι φύσει, καὶ γιγνώσκουσιν<text:line-break/>ειἱ μὲν μᾶλλον, οἱ δὲ ἦττον, ὡς ἔστιν ἔν τι καὶ ταὐτὸν ἐν<text:line-break/>ταῖς ἐνεργείας, ἐστι δέ τι καὶ διαφέρον. οὖ μὲν ουν ἕνεκα<text:line-break/>νέγνονται, ταὐτὸν ὑγεία παρὰ πᾶσιν ὁ σκοπὸς, ὁ τρόπος δ γ<text:line-break/>ενὐχ εἰς ἁπασῶν, ἀλλ εἰς ἀριθμὸν ἐξήκει πάμπολυν. εἰ μὲν<text:line-break/>σιἵ τις, ὡσπερ καὶ Πλάτων ἑκάστου τὸν τρόπον τε καὶ κα-<text:line-break/>Θάλου σκοπὸν μίαν ἐπιστήσας τέχνην, εἶτ᾽ εἰς εἴδη τε καὶ<text:line-break/>διαφορὰς τέμνων αὐτὴν, αὖθις ἐκείνων τῶν τμημάτων ἕκα-<text:line-break/>πτον ὀνομάζει τεχνην, οὕτως καὶ αὑτὸς ἐθελήσειε διαιτητι-<text:line-break/>πἠν τινα, καὶ. φαρμακευτικὴν, καὶ χειρουργικὴν ὀνομάζειν<text:line-break/>τέχνην, οὐκ ἂν ἔχοιμι τούτῳ γε οὐδὲν ἐγκαλεῖν. οὕτω δὲ<text:line-break/>κἄν τῶν εἰρημένων ἕκαστον τέμνων, οἶον τὴν δίαιταν εἰς.<text:line-break/>τε τὰ προσφερόμενα, καὶ κενούμενα, καὶ ποιούμενα, καὶ<text:line-break/>ἔξωθεν προσπεττοντα , καθ᾽ ἕκαστον αὐτῶν ἰδίαν τινὰ<text:line-break/>τέχνην ἐπιστήσειεν, οὐδ᾽ ἄν τούτῳ τι μεμφοίμην. οὐδὲ<text:line-break/>γὰρ οὐδ᾽ εἰ πάλιν αὑτὰ ταῦτα τέμνοι πολυειδῶς ἄχρι τῶν<text:line-break/>πατὰ μέρος, οὐκ ἄν κωλύσαιμι λέγειν αὐτὸν, ὡς ἐν τοῖς</text:p>
      <text:p text:style-name="P2">προσφερομένοις ἄλλη μέν ἐστι τέχνη φαρμάκων, ἄλλη δ᾽<text:line-break/>ἐδεσμάτων, ἄλλη δὲ πομάτων, κτὰ καθ΄ ἕκαστον αὐτῶν<text:line-break/>ἐδέσματος τοῦδε καὶ τοῦδε, καὶ πόματος τοῦδε καὶ τοῦδε,<text:line-break/>καὶ φαρμάκου τοῦδε καὶ τοῦδε, συγχωρήσαιμ᾽ ἂν ἰδίαν εἶναι<text:line-break/>λέγειν τὴν τέχνην. εἰ δ᾽ οἴεται ταυτας ἀλλήλων διαφέρειν<text:line-break/>τὰς τέχνας, ὡς ἀριθμητικὴν, εἰ τύχοις ῥητορικῆς, ἢ ταύ-<text:line-break/>την οἰκοδομικῆς τε καὶ τεκτονικης, οὐκ ἂν ἐτι συγχωρήσαιμι.<text:line-break/>ταύταις μὲν γὰρ οὐχ εἶς ἐστι σκοπὸς, ἐκείναις δὲ ταῖς ὀλίγον<text:line-break/>ἔμπροσθεν εἰρημέναις εἶς κοινὸς ἀπάσαις πρόκειται σκοπός,<text:line-break/>ὑγίεια. ὡσπερ οὖν ἐπὶ τῆς ῥητορικῆς, μιᾶς οὔσης τέχνης,<text:line-break/>ἄλλην μέν τινα προοιμίου, διηγήσεως δ᾽ ἄλλην, καὶ πίστεων,<text:line-break/>γε [23] καὶ τῶν καλουμένωί, ἐπιλόγων ἄλλην εἶναι συγγοι-<text:line-break/>ρήσω τέχνην, εῖ μοι μόνον ἕν γε τοῦτο φυλάττοιτο, πίοις<text:line-break/>εἶναι τέχνης αὐτὰ,ειτ᾽ εἴδη βούλει καλεῖν, εἴτε μέρη, κατὰ<text:line-break/>τὸν αὐτὸν, οἶμαι, τρόπον ἔχει κἀπὶ τῆς ἰατρικὴν ἄλλην<text:line-break/>μέν τινα τέχνην ἐρῶ χειρουργικὴν, ᾽ἄλλην δὲ διαιτητικὴν,<text:line-break/>ἄλλην δὲ φαρμακευτικὴν, εἰ τοῦθ΄ ἕν μοι φυλάττοιτο μόνον,<text:line-break/>ὡς εἶς ταύταις ἁπάσαις σκοπὸς, δι᾽ ὅν ἀναγκάζονται μῶς</text:p>
      <text:p text:style-name="P3">εἶναι τέχνης μόρια. τὰ γοῦν ἀνομοιότατα συνάγειν οὕτως<text:line-break/>φαίνεται καὶ συνδεῖν καὶ ἀναγκάζειν εἰς μίαν ἅπαντα<text:line-break/>τέχνην συντελεῖν. ἐκκόπτει τις ἢ ἀποκόπτει τὸ σεσηπὸς,<text:line-break/>ἄλλος δ᾽ ἀνατρέφει τε καὶ σαρκοῖ τὸ κοῖλον. ἐναντίον μὲν<text:line-break/>οὕτως καὶ πάντα διαφέροντα δόξει τὰ πράγματα ὑπάρχειν.<text:line-break/>αῖ τε γὰρ ἐνέργειαι διαφέρουσι πολύ, καὶ τὸ γινόμενον ὑπ᾽<text:line-break/>αὐτῶν ἐναντίον. ὁ μὲν γὰρ καὶ τῶν ὄντων αφαιρεῖ τι,<text:line-break/>τῷ δ᾽ ἔργον γεννῆσαί τινα οὐσίαν οὐκ οὖσαν. ἀλλ᾽ οὐδε-<text:line-break/>τέρῳ γε τοὖτ᾽ αὐτὸ πρόκειται καθ΄ αὑτὸ, τῷ μὲν ἐκκόψαι<text:line-break/>τι, τῷ δὲ γεννῆσαι, ὡσπερ οὐδὲ καῦσαί τι καὶ τεμεῖν, οὐδ᾽<text:line-break/>ἄλλο τῶν πάντων οὐδὲν αὐτὸ δὲ ἑαυτὸ μεταχειρίζεταί τις,<text:line-break/>ἀλλ᾽ ὡς ἄνευ τούτου τυχεῖν ὑγιείας οὐ δυνάμενος, ἐφ ἢν<text:line-break/>ἐπείγονται μὲν ἄπαντες, οὐ μὴν ταῖς αὐταῖς ὁδοῖς χρώμενοι.<text:line-break/>διἀ μὲν δὴ τὸ κοινὸν τοῦ σκοποῦ πάντες ἰατροὶ καλοῦνται,<text:line-break/>διὰ δὲ τὸ τῆς ἐνεργείας ἢ τῆς ὕλης ἢ τοῦ μορίου διάφο-<text:line-break/>ρον ἤτοι χειρουργὸς, ἢ φαρμακευτὴς, ἢ ὀφθαλμικος·<text:line-break/>χειρουργὸς μὲν ἀπὸ τῆς ἐνεργείας, φαρμακευτὴς δὲ ἀπὸ<text:line-break/>τῆς ὕλης, ὀφθαλμικὸς δ᾽ ἀπὸ τοῦ μορίου. τῷ γὰρ καὶ τὰ</text:p>
      <text:p text:style-name="P3">μόρια θεραπευόμενα διαφέρειν ἀλλήλων οὐκ ὀλίγον, αὐτούς<text:line-break/>τε τοὖς θεραπεύοντας ἐνεργείαις τε καὶ ὕλαις χρῆσθαι δια-<text:line-break/>φόροις, οἱ μὲν ἀπὸ τῶν ἐνεργειῶν, οἱ δ᾽ ἀπὸ τῶν μορίων,<text:line-break/>οἱ δ᾽ ἀπο τῶν ὑλῶν ῶνομασθησαν οφθαλμικοί τε καὶ χει-<text:line-break/>ρουργικοὶ καὶ φαρμακευταὶ, κοινῇ δ᾽ απαντες ἀπὸ τοῦ<text:line-break/>τέλους ἰατροί. δέδεικται γὰρ ἔμπροσθεν, ὡς ἅπασα τέχνη<text:line-break/>περὶ τὸ τῆς ὑποβεβλημένης οὐσίας ἀγαθὸν ἔσπευκεν, ἐνθ΄<text:line-break/>ἕν τι καθ΄ ἑκάστην αὐτῶν ἐστιν τὸ πρῶτον ἀγαθόν. εἰ δ᾽,<text:line-break/>ὅτι καλῶς ἀναβράττων ὅδε τις τὰ βλέφαρα κακῶς, εἰ τύχοι,<text:line-break/>φαρμακεύει, καί τις ἄριστος ὥν ἐν φαρμακεία διαιτᾶν<text:line-break/>ὀρθῶς οὐκ ἐπίσταται, καὶ τοῦτ ἄλλος ἠσκηκὼς οὐκ<text:line-break/>ἐγυμνάσατο τὰς χεῖρας, ἑτέρας ἀλλήλων πάντη τὰς τέχνας<text:line-break/>ὑποληψόμεθα, πρῶτον μὲν οὐ τρεῖς μονον, ἀλλά καὶ τρια-<text:line-break/>κοσίας οὕτω γε ποιήσομεν · ὁ μὲν γάρ τις καθετῆρι χρῆται<text:line-break/>καλῶς, ὁ δὲ κλυστῆρι, φλεβοτομεῖ δ᾽ ἄλλος, ἀρτηριοτομεῖ<text:line-break/>δ᾽ ἕτερος · εἶθ΄, ὅταν εὑρεθῇ τις ἅπαντα καλῶς ποιῶν,<text:line-break/>οὕτως αὖ πάλιν ἅπασαι μία γενήσονται. καὶ μὴν ἑκατέρως</text:p>
      <text:p text:style-name="P3">μοχθηρὸν, ἢ διὰ τὴν ἀφυίαν τῶν τεχνιτῶν εἰς πολλὰς<text:line-break/>κατακερματίζειν τὴν μίαν, ἢ διὰ τὴν εὐφυίαν εἰς μίαν<text:line-break/>ἄγειν τὰς πολλάς. ὁ μὲν γὰρ πρό(2ι;4)τερος λόγος οὔτε<text:line-break/>τὴν ῥητορικὴν ἐάσει μίαν εἶναι τέχνην, οὔτε τὴν ἀριθμητι-<text:line-break/>κὴν, ἢ γεωμετρίαν, ἢ μουσικὴν οὐδ᾽ ἄλλην τινὰ τῶν ἀξιο-<text:line-break/>λόγων, ἅς διὰ τὸ μέγεθος οἱ πολλοὶ τῶν μεταχειριζομένων<text:line-break/>ἀδυνατοῦσιν ολας ἐκμανθάνειν · ὑ δὲ δεύτερος εἰς μίαν<text:line-break/>ἀνάξει τέχνην ἐνίοτε τας μηδαμῶς κοινωνούσας · εἰ γὰρ ο<text:line-break/>αὐτὸς ἄνθρωπος ἀριθμητικός τε ἅμα καὶ γραμματικὸς εὔη<text:line-break/>καὶ φιλόσοφος, ἐξέσται τινὶ μιᾶς εἶναι νομίζειν ἁπάσας<text:line-break/>μόρια.</text:p>
      <text:h text:style-name="Heading_20_2" text:outline-level="2">Κεφ. Κε΄.</text:h>
      <text:p text:style-name="P8"><text:s/>[24] Μὴ τοίνυν μήτε τῷ πλήθει τῶν ἐργα-<text:line-break/>ζομένων τας τέχνας, ἀλλὰ τοῖς προκειμένοις σκοποῖς διαιρῶ-<text:line-break/>μεθα , μητ᾽ εἰς τὰς κατὰ μέρος ἐνεργείας ἀποβλέπωμεν, ἀλλ᾽<text:line-break/>εἰς τὰς καθόλου. κοινὸν γὰρ ἕν ἐπὶ πάσαις ταῖς κατὰ μέρος<text:line-break/>ἐνεργείαις ἕκαστ ῃ τῶν τεχνῶν εὑρήσεις τι· διὸ καί τι πάμ-<text:line-break/>πολυ δοκοῦσαι διαφέρειν ὅμως οὐ κεκωληνται μιᾶς εἶναι<text:line-break/>τέχνης μόρια. τὸ γοῦν ὑφαίνειν ἱμάτιον οὐδὲν ἄλλο ἐστὶν,</text:p>
      <text:p text:style-name="P3">ἢ κρόκας στημοσι διαπλέκειν. αρ᾽ ουν ετερόν τι τοῦδε τὸ<text:line-break/>βάπτειν ἐστίν ; οὐδαμῶς. ἀλλὰ κἀν τούτῳ διαπλέκονται<text:line-break/>κρόκαι στὴμοσιν᾽ ὡς, εἰ γε καὶ κατ᾽ ἀρχὰς εὐθύς ἐβούλετό<text:line-break/>τις ἄνευ τῆς ὑφαντικῆς ἐνεργείας ἑτέρῳ τρόπῳ διαπλέξαι<text:line-break/>τὰς κρόκας τοῖς στημοσιν, ἤτοι καθὸ νῦν ὴπῶνται τὰ<text:line-break/>ῥαγέντα τῶν ἱματίων, ἢ καθὸ τοὖς ταλάρους, ἢ τὰς σπο.<text:line-break/>ρίδας, ἢ τὰ δίκτυα πλέκουσι, ἐποίησεν ἂν οὐδὲν ἦττον<text:line-break/>λμὰτιον, ἀλλ᾽ ἐν χρόνῳ παμπόλλῳ. στοχαζόμενοι τοίνυν οὐχ<text:line-break/>ἀπλῶς τοῦ τέλους, ἀλλὰ τοῦ θᾶττον ἐξικέσθαι πρὸς αὐτό,<text:line-break/>τὴν διὰ τῶν ἱστῶν ἐπενόησαν ὑφαντικὴν, οὐκ ἐν τοῖ καθό-<text:line-break/>λου τῶν εἰρημένων διαλλάττουσαν, ἀλλ᾽ ἐν τῷ κατὰ μέρος.<text:line-break/>οὕτως δὲ κἀπὶ τῆς ἰατρικῆς ἀνάριθμα μὲν οὖν, ὡς οὕτως<text:line-break/>φάναι, τὰ κατὰ μέρος, ἀλλὰ τό γε καθόλου πᾶσιν ἔργον<text:line-break/>κοινόν. ὕ τε γὰρ ἀφαιρῶν τι τοῦ σώματος ὡς περιττὸν,<text:line-break/>ο τε προσθεὶς ὡς λεῖπον, ἕν ἄμφω ποιοῦσι καθόλου,<text:line-break/>τὴν κατὰ φύσιν ἐκπορίζοντες τῷ σώματι συμμετρίαν, ἤνις<text:line-break/>ἤν ὑγίεια. οὕτω δὲ καὶ ὁ θερμαίνων, καὶ ὁ ψύχων, κοὶ ὸ<text:line-break/>ξηραίνων, καὶ ὁ ὑγραίνων.</text:p>
      <text:h text:style-name="P5" text:outline-level="2">Κεφ. κς.</text:h>
      <text:p text:style-name="P7"><text:s/>Ὡς γαρ, εἰ καὶ κατ᾽ αρχἀς εὑθὑς οἶόν τ<text:line-break/>ἢν ἡμῖν γεννῆσαι ζῶον, οὐκ ἄλλῳ μὲν οὖν ἄν τινι λόγῳ τὴν<text:line-break/>γένεσιν αὐτοῦ τὴν πρώτην, ἄλλῳ δ᾽ ἄν ἐποιούμεθα τὴν<text:line-break/>ἐπανόρθωσιν, οὕτως, ἐπεὶ μηδέτερον τούτων αὐτῶν πρῶτοι<text:line-break/>ποιοῦμεν, ἀλλ᾽ ή φύσις ἐστὶν ἢ καὶ δημιουργοῦσα πρώτη<text:line-break/>τὸ ζῶον καὶ νῦν ἰωμένη νοσοῦν, οὑκ ἄλλῳ μὲν τρόπῳ τῆν<text:line-break/>τροφὴν ἐπὶ τῶν κυουμένων, ἄλλῳ δὲ νῦν ἐπίσταται, ἄλλα<text:line-break/>καὶ ταῦθ΄ ὁμοίως ἐργάζεται, καὶ τρέφει, καὶ διακρίνει, καὶ<text:line-break/>ἀποκρίνει, καὶ πάνθ᾽ ἀπλῶς εἰπεῖν ὡσαύτως ἐργάζεται<text:line-break/>νῦν τε καὶ τότε. ὕτι δὲ ὁ ἰατρὸς τῆς φύσεως ἐστιν ὑπηρέ-<text:line-break/>της, ὴ δὲ πρώτη τέχνη τις ἐκείνης, καὶ ὅτι καλῶς εὕρηται,<text:line-break/>φύσις ἐξαρκεῖ παντάπασιν, ἀλλὰ καὶ ὡς τὰς νόσους αὑτῶν<text:line-break/>κρίνει, καὶ ὡς εἰσὶν αἱ φύσεις τῶν νούσων ἰατροὶ, παλαιοῖς<text:line-break/>ἀνδράσιν αὐτάρκεας εἰρημένα, τί ἄν ἔτι δεοίμην ἐγώ διὲρ-<text:line-break/>χεσθαι; τὸ γὰρ εἰς τὰ παρόντα χρήσιμον ἀναμιμνήσκω<text:line-break/>μόνον, ὡς οὐκ ἄλλης μὶν τέχνης τὸ ποιεῖν, ἄλλης δ᾽ ἐπα-</text:p>
      <text:p text:style-name="P3">νορθοῦσθαι τύ πεπονθὸς, ἀλλὰ τῆς αὐτῆς. εἰ δὲ καὶ μὴ<text:line-break/>τῆς αὐτῆς, ἀλλὰ τὴν ἰατρικὴν ἐδείξαμεν ἔμπροσθεν, ού,χ<text:line-break/>ὡσπερ τὴν ἱματιουργικὴν εἰς οὐσίαν ἄγουσαν, ὸ πρότερον<text:line-break/>οὐκ ἦν, ἀλλὰ τῇ τὰ πεπονηκότα τῶν ἱματίων ἐπανορθσυ-<text:line-break/>μένῃ προσεοικυῖαν. ἐδείξαμεν ουν καὶ ὡς τὸ φυλάττειν<text:line-break/>ὁτιοῦν διττόν ἐστιν, καὶ ὡς θάτερον αὐτοῦ γένος, ἐξ συ<text:line-break/>ἐστι καὶ τὸ προκείμενον ἡμῖν νῦν τὸ ὑγιεινὸν, ἐπανορθοῖ,-<text:line-break/>ται κατὰ βραχύ τὰ πονοῦντα. καὶ ταῦτα λανθάνει τούς<text:line-break/>πολλούς, ὡς ἕτερον ὄν τῷ γένει τοῦ θεραπευτικοῦ.</text:p>
      <text:h text:style-name="Heading_20_2" text:outline-level="2">Κεφ. Κζ΄.</text:h>
      <text:p text:style-name="P7"><text:s/>[23] Τὸ δ᾽ αὔεσθαι, τέλος εἶναί τινι τοῦτ᾽<text:line-break/>αὐτὸ, τὸ ποιεῖν οἰκίαν,. ἢ ἱμάτιον, ἢ σκεῦος, ἢ ὑγίειαν,<text:line-break/>ἀνθρώπων ἐστὶ μὴ δυναμένων ἀπὸ τοῦ τέλους αὐτοῦ δια-<text:line-break/>κρῖναι τὴν τοῦ τέλους ἐιἐργειαν. οὐ γὰρ οἰκοδομεῖν οἰκίαν<text:line-break/>αὐτὸ δὴ τοῦτο τέλος ἐστὶ τῆς οἰκοδομικῆς, ἀλλ᾽ οἰκία, κα-<text:line-break/>θἀπερ οὐδ᾽ ὑφαίνειν ἐσθῆτα, καὶ ·ναῦν συμπηττειν, καὶ<text:line-break/>σκίμποδα, καὶ τῶν ἄλλων ἔκαπτον, ἀλλ᾽ αὐτο τὸ δημιουρ-<text:line-break/>γηθὲν, ὅ δὴ καὶ παυσαμένων τῆς ἐνεργείας τῶν τεχνιτῶν<text:line-break/>ἔτι διαμένει. καὶ ταύτῃ γε διήνεγκαν αἱ ποιητικαὶ τέχναι</text:p>
      <text:p text:style-name="P3">τῶν μόνον πρακτικῶν, ὅτι τῶν μὲν πρακτικῶν, ἄταν ἐνερ-<text:line-break/>γοῦσαι παύσοιντ αι, πέπαυται καὶ τὸ τέλος. οὐδὲν γοῦν<text:line-break/>ἔστι δεῖξαι τῆς ὀρχηστικῆς παρ᾽ αὐτὴν τὴν ἐνέργειαν, οἶον<text:line-break/>τῆς τεκτονικῆς τὸν σκίμποδα, καὶ τῆς οἰκοδομικῆς τὴν<text:line-break/>οἰκίαν, καὶ τῆς ἰατρικῆς τὴν ὑγείαν. οὐκ οἰκοδόμησις ουνη<text:line-break/>ὡσπερ ὄρχησις, ἔστι τὸ τέλος τῆς οἰκοδομικῆς, ἀλλ᾽ οἰκία,<text:line-break/>τῆς ἐνεργείας ἔτερόν τι. κατὰ ταὐτὰ δὲ .καὶ τῆς ὑφαντικῆς<text:line-break/>οὔθ᾽ ὕφανσις, οὔθ᾽ ὑφαίνειν, οὔτ᾽ ἐσθῆτος ποίησις ἢ γέ.<text:line-break/>νεσις, ἀλλ᾽ ἐσθής. ὡσαύτως δὲ οὐδὲ ποίησις, ἢ γένεσις;<text:line-break/>ἢ ἐπανόρθωσις ὑγιείας ἐστὶ τὸ τέλος τῆς ἰατρικῆς, ἀλλὰ<text:line-break/>ταῦτα μὲν ἐνέργειά τις, ἢ γε καθόλου τῆς τεχνης, καθάπερ<text:line-break/>αἱ κατὰ μέρος ἦσαν ἐν τῷ τέμνειν καὶ καίειν, καὶ κατατεί-<text:line-break/>νειν ἄρθρα καὶ κῶλα, καὶ διαπλάττειν, καἰ ἐπιδεῖν, καὶ<text:line-break/>τούτων ἔτι ἀνωτέρω καὶ γενικωτεραι, χειρουργεῖν, καὶ φαρ-<text:line-break/>μακευειν, καὶ διαιτῆν, ἀλλ᾽ ὑγεία τέλος ἐστὶν, ὸ καὶ παιιι<text:line-break/>σαμένου τῆς ἐνεργείας τοῦ τεχνίτου δεικνύειν ἔχομεν. ούδ᾽<text:line-break/>οὑν οὐδὲ τὸ φυλάττειν ὑγείαν ἢ ἐπανορθοῦσθαι τέλος,<text:line-break/>οὐδ᾽ ὅλως τὸ ὑγιάζειν, ἀλλὰ ταῦτα μὲν ἐνέργεια, τέλος δ·</text:p>
      <text:p text:style-name="P3">ὑγεία. τὴν δὲ κοινὴν καὶ γενικὴν ἐπὶ πάσαις ταῖς κατἀι<text:line-break/>μέρος ἐνεργείαις .ἄλλος μὲν ἄλλως ὀνομάζει, δηλοῦσι δ᾽<text:line-break/>ἄπαντες ἕν καὶ ταὐτὸν, ὕ θ΄ ὑγιάζειν λέγων, ὔ θ΄ ὑγίειαν<text:line-break/>ποιεῖν, ο τε ποίησιν ὑγείας, ὔ τε ὑγίανσιν. ἑτέρῳ δὲ<text:line-break/>τρόπῳ καὶ οἶδε ταὐτὸν τούτοις λέγουσιν , ὕ τε τὴν ἔασιν<text:line-break/>τῶν νοσημάτων εἰπών, ἢ τὴν θεραπείαν, ἢ την θεράπευσιν<text:line-break/>τῶν νοσούντων, ἢ τὸ ἰᾶσθαι νὴ Δία, ἢ τὸ τὰς νόσους ἐκ-<text:line-break/>κόπτειν, ἢ τὸ τὴν ὑγείαν ἀντεισάγειν, ὔ τε πάντα τὰ<text:line-break/>δέοντα πράττειν, ὕ τε τὰς νοσοποιούς αἰτίας ἐξάγειν.<text:line-break/>οὐδεὶς γὰρ τούτων τό τέλος, ἀλλὰ τὴν πρὸ τού τέλους<text:line-break/>ἐνέργειαν λέγει, καθάπερ εἰ καὶ πρακτική τις ην ἢ τέχνη<text:line-break/>περὶ τό σῶμα παραπλησίως ὀρχηστικῇ τε καὶ ὑποκρι-<text:line-break/>τικῇ.</text:p>
      <text:h text:style-name="Heading_20_2" text:outline-level="2">Κεφ. κή. </text:h>
      <text:p text:style-name="P7">Ἐπεὶ τοίνυν πολυειδῶς ἀποδέδεικται τὸ<text:line-break/>μὴ δεῖν κρίνειν τὰς τέχνας ταῖς κατὰ μέρος ἐνεργείαις, ἀλλ´<text:line-break/>εἰς τὰς καθόλου τε καὶ πλησίον τοῦ τέλους ἀνάγειν, εἶτ᾽<text:line-break/>αὐτῶν ἐκείνων πειρᾶσθαι διορίζειν τὸ τέλος, ἐξῆς ἴδωμεν,</text:p>
      <text:p text:style-name="P3">εἰ καὶ περὶ τὰς ὕλας αὐτῶν ὁμοίως ἔχει. φαίνεται γοῦν<text:line-break/>ὕλη τε μία πολλαῖς ὑποβεβλημένη τέχναις, καὶ τέχνη μία<text:line-break/>παμπόλλαις ὕλαις χρωμένη. ξύλον μὲν γὰρ ὕλη κοινὴ καὶ<text:line-break/>ναυπηγῷ, καὶ τέκτονι, καὶ μηχανοποιῷ, καὶ οἰκοδόμῳ, καὶ<text:line-break/>ἄλλοις μυρίοις, καὶ πηλὸς δὲ πολλῶν τεχνῶν ἐστὶν ὕλη,<text:line-break/>καὶ λίθοι, καὶ τἄλλα σύμ[26]παντα. ἰατρικῆς δ᾽ αυ τεχνης<text:line-break/>μιᾶς οὔσης ὕλαι μυρίαι, τό τε σῶμα αὐτὸ τὸ τὴν ὑγείαν<text:line-break/>δεχόμενον, ἐδέσματά τε καὶ πόματα, καὶ φάρμακα αύμ-<text:line-break/>παντα καὶ διαιτήματα. ταυτὶ μὲν οὖν ἰατρῶν υλαι, τό<text:line-break/>σῶμα δ᾽, ὡς ἐξ οὖ τὸ τέλος, ἢ ἐν ῳ. δῆλον οὖν, ὡς οὐκ<text:line-break/>ἐκ τῶν ὑλῶν χρὴ κρίνειν τὰς τέχνας · οὐδὲ γὰρ, εἰ τις ἐτέ-<text:line-break/>ρας μὲν τὰς κοινὰς ὕλας καὶ, ὡς ἂν εἴποι τις, κατὰ συμβε-<text:line-break/>βηκός, ἑτέρας δὲ τὰς οἰκείας τε καὶ προσεχεῖς ὑποθέμενοι<text:line-break/>ἑκάστῃ τῶν τεχνῶν, ῇ μέν ἐστι φυσικόν σῶμα τὸ ἡμέτερον,<text:line-break/>ὕλην αὐτὰ φαίη τις φυσικῆς ἐπιστήμης ὑπάρχειν, ῇ δὲ<text:line-break/>(293) ὑγιεινόν ἐστιν, τῆς ἰατρικῆς, ῃ δ᾽ εὐεκτικὸν ἢ εὐεξίας<text:line-break/>δεκτικὸν, τῆς γυμναστικῆς, οὐδ᾽οὕτω ἑτέρῳ τινὶ πλὴν τῷ τέλει</text:p>
      <text:p text:style-name="P3">διακρίνει τὰς τεχνας. τὸ γὰρ ὑγιεινον τόδε τι λέγειν σῶμα<text:line-break/>γιγνώσκοντός ἔστιν ἤδη τὸ τέλος. οὐ μὴν οὐδ᾽ εἰ τοῖς θεω-<text:line-break/>ρήμασι διακρίνει τις τὰς τεχνας, ἑτέρωθί ποθι ἄρχεται, ἡ<text:line-break/>τοῦ δυνάμει τοῦ τέλους · τὰ γὰρ οἰκεῖα τῶν τεχνῶν ὲκαστης<text:line-break/>θεωρήματα τὸ τέλος ὁρίζει τε καὶ κρίνει. ταῦτα γοῦν σὶ-<text:line-break/>κεῖα τῆς τέχνης ἐστὶν, ἅ γιγνώσκων τις εἰς τὸ τέλος ώφε-<text:line-break/>λεῖται. καὶ γραμματικῆς τε καὶ μουσικῆς, καὶ τεκτονικῆς,<text:line-break/>καὶ τῶν ἄλλων ἐκάστης, ἄσα μὲν ἂν ἢ αὐτὸ τὸ τέλος ἄντικρυς,<text:line-break/>ἢ αὐτὸ τό βέλτιον, ἢ τὸ θᾶττον ἐν αὐτῷ δύνηται παρῶ<text:line-break/>χειν , οἰκεῖα τῆς τέχνης ἐστίν · ὅσα δ᾽ οὐδὲν ὠφελεῖ πρὸς τὴν<text:line-break/>τοῦ τέλους ποίησιν, οὐκ οἰκεῖα.</text:p>
      <text:h text:style-name="Heading_20_2" text:outline-level="2">Κεφ. κθ. </text:h>
      <text:p text:style-name="P7">Πανταχόθεν οὖν ὁ λόγος ἐπὶ τὸ τέλος<text:line-break/>ἔρχεσθαι κελεύει, καὶ τούτῳ κρίνειν τὰς τέχνας, διὰ τοῦτο<text:line-break/>γὰρ ἐν ταῖς ἐνεργείαις καθόλου, καὶ τοῖς οἰκείοις θεοιρή-<text:line-break/>μασι, καὶ ταῖς - ἀρχαῖς. ἐξαλλάττονται γὰρ ουν καὶ ἀίδι,<text:line-break/>καὶ τὰ τέλη τῶν τεχνῶν. ἢ γαρ ὑγεία τὸ τέλος ἐστὶν, ἐν<text:line-break/>θερμοῖς δ᾽ αὕτη, καὶ ψυχροῖς, καὶ ὑγροῖς, καὶ ξηροῖς.</text:p>
      <text:p text:style-name="P3">ἐν τούτοις δηλονότι καὶ ἡ τῆς ὕλης ἀρχη, καὶ η τῆς θεω-<text:line-break/>ρίας ἀρχὴ περὶ τὴν τούτου γνῶσιν, ἀλλ᾽ οὐχ ὡσαυτως ἰα-<text:line-break/>τρῷ τε καὶ φυσικῷ. καὶ τοῦτο δ᾽ αὐτὸ τὸ οὐχ ὡσαύτως<text:line-break/>ἀπὸ τοῦ τέλους τῶν ἐπιστημῶν ἐγνώσθη τε καὶ διεκρίθη,<text:line-break/>καὶ προσηκόντως ἀεὶ τὸ τέλος ὁ λόγος ἐξευρίσκει κανόνα<text:line-break/>τε καὶ κριτήριον ἁπάντων τῶν κατὰ τὰς τέχνας. ὴ γάρ τοι<text:line-break/>σύστασις ἀπάσης τέχνης τὴν ἀρχὴν ἐντεῦθεν εἴληφεν. οὔτε<text:line-break/>γὰρ ἰατρικὴν ἄν τις ἔσπευσεν συστήσασθαι, μή προποθη-<text:line-break/>θείσης ὑγείας, οὔτε οἰκοδομικὴν, εἰ μὴ κἀνταῦθα οἰκίας<text:line-break/>ὠρέχθη, οὔθ᾽ ὑφαντικὴν, εἰ μὴ πρότερον ἐσθῆτος. ἀλλὰ<text:line-break/>μὴν καὶ ὴ τὰς τέχνας ἁπάσας συνιστᾶσα τὴν ἄρχην ἐντεῦ-<text:line-break/>θεν εὶληφεν. ἐπιδέδεικται δ᾽ ἑτέρωθι, πῶς ἄν τις, ὑπο-<text:line-break/>κειμένου τοῦ τέλους, τὴν τέχνην αὐτοῦ κατὰ μέθοδον ἐξευ-<text:line-break/>ρίσκοι, καὶ χρὴ πρότερον ἐν ἐκείνῳ γυμνασασθαι τῷ λόγῳ<text:line-break/>τὸν ἀκριβῶς θέλοντα τοῖς ἐνεστῶσιν ἀκολουθεῖν. εἴδεται<text:line-break/>γὰρ ἐναργῶς ὑπὸ μίαν τε καὶ την αὐτην θεωρίαν ἄμφω<text:line-break/>πίπτοντα τὰ. μόρια, τὸ ὑγιεινον καὶ τὸ θεραπευτικόν.<text:line-break/>ἐγὼ δ᾽ ἄν εἰς τόδε τὸ γράμμα πάντα μεταφέρων τὰ</text:p>
      <text:p text:style-name="P3">δὲ ἑτέρων ἐπὶ πλεῖστον ἢκριβωμένα λάθοιμ ἂν ἐμαυτὸν<text:line-break/>ὑπὲρ τὰς Μενεμάχου καὶ Μηνοδότου βίβλους ἀποτείνας<text:line-break/>αὐτό.</text:p>
      <text:h text:style-name="Heading_20_2" text:outline-level="2">Κεφ. λ´. </text:h>
      <text:p text:style-name="P7">[27] Ἀλλ᾽ οτι μὲν ἡ περὶ τὸ τοῦ σώματος<text:line-break/>ἀγαθὸν τέχνη μία πάντως ἐστὶν, ἐκ τε τῶν εἰρημένων ἔμ-<text:line-break/>προσθεν αὐτάρκως οἶμαι δεδεῖχθαι, κἀκ τῶν ἐξῆς ῥηθησο-<text:line-break/>μένων οὐδὲν ἦττον δειχθήσεται. οὐ μὴν ο τί γε προσῆκεν<text:line-break/>ὀνομάζειν αὐτὴν, ἤδη πω πέφανται. τάχα γὰρ οὔτ· ἰατρι-<text:line-break/>κὴν, οὔτε γυμναστικὴν, ἀλλ᾽ἔτερόν τι. τάχα δ᾽ οὐκ ἔστιν<text:line-break/>ὕλιος ὄνομα τῆς τέχνης ἐκείνης, ὡσπερ οὐδ᾽ ἄλλων πολλῶν.<text:line-break/>ἀλλὰ τοῦτο μὲν ὀλίγον ὕστερον ἐπισκεψόμεθα. τὸ δ᾽ οὖν<text:line-break/>ἕν μὲν εἶναι τὸ τοῦ σώματος ἡμῖν ἀγαθὸν, ο τί περ ἂν<text:line-break/>ῃ, καθάπερ καὶ τῶν ἄλλων ἀπασῶν οὐσιῶν, εἶναι δὲ καὶ<text:line-break/>τέχνην αὐτοῦ μίαν, εἰπερ τι καὶ ἄλλο τῶν πάντων, ἀληθὲς<text:line-break/>εἶναί φημι, καὶ τὴν αὐτήν γε μέθοδον ἀμφοῖν ὑπάρχειν.<text:line-break/>μιᾶς ουν οὔσης περὶ τὸ τοῦ σώματος ἀγαθὸν τέχνης, ἤδη<text:line-break/>σκοπώμεθα συμπαντ᾽ αὐτῆς τὰ μόρια · πάντως γάρ που</text:p>
      <text:p text:style-name="P3">κατοψομεθα καὶ τὸ καλούμενον υγιεινὸν, ηντινα ἔχει την<text:line-break/>δύναμιν, ἴνα κἀνταῦθα μεθόδῳ τινὶ ποιώμεθα την το-<text:line-break/>μὴν, ἐπισκεψόμενοι τὸ γένος τῆς περὶ τὸ σῶμα τέχνης.<text:line-break/>ὅτι μὲν οὖν οὐκ ἐν αὐτῷ μόνῳ τῷ θεωρῆσαι τὸ τέλος<text:line-break/>αὐτῆς ἐστὶν, ὡσπερ τῆς ἀριθμητικῆς τε καὶ ἀστρονομικῆς<text:line-break/>καὶ φυσικῆς, ἀλλά τι καὶ πράττει περὶ τὸ σῶμα, παντὶ<text:line-break/>δῆλον · ὅτι δ᾽ οὐδ᾽ ἐν αὐτῷ τῷ πράττειν τελευτῷ, καθά-<text:line-break/>περ ἢ ὀρχηστικὴ, μηδὲν, ὅταν ἐνεργοῦσα παύσηται, δεῖξαι<text:line-break/>δυναμένη, καὶ τοῦτ εὔδηλον εἶναι νομίζω. δῆλον οὖν, ὡς<text:line-break/>ἤτοι τῶν ποιητικῶν, ἢ τῶν κτητικῶν ἐστι τεχνῶν, ἐπειδὴ<text:line-break/>μήτε τῶν θεωρητικῶν εὑρέθη μήτε τῶν πρακτικῶν. ἀλλ᾽<text:line-break/>οὐκ ἔστι τῶν κτητικῶν, ὡσπερ ἢ ἀσπαλιευτική τε καὶ ἡ ἀγκι-<text:line-break/>στρευτικὴ, καὶ τὸ σύμπαν εἰπεῖν ἢ θηρευτική. χειροῦνται<text:line-break/>γὰρ αὖται τῶν ὄντων τι καὶ κτῶνται, ποιοῦσι δ᾽ οὐδὲν<text:line-break/>αὔται πρότερον οὐκ ὅν. ἐκ λοιπῶν οὖν τῶν ποιητικῶν<text:line-break/>ἐστιν ἠ περὶ τὸ σῶμα [τἀνθρώπου τέχνη.. διττὸν δὲ καὶ<text:line-break/>τούτων ἐστὶ τὸ ἔργον · ἢ γὰρ ὅλον τι ποιοῦσι πρότερον</text:p>
      <text:p text:style-name="P3">οὐκ ὄν, ἢ κατὰ μέρος ἐπανορθοῦνται πεπονηκός. ἀλλ᾽ ἡ<text:line-break/>ζητουμένη νῦν τέχνη ποιεῖν μὲν ἀδύνατος ὅλον ἀνθρώπου<text:line-break/>σῶμα, κατὰ μέρη δ᾽ ἐπανορθοῦσθαι δύναται παραπλη-<text:line-break/>σίως τῇ τῶν ἱματίων ἀκεστικῇ, καὶ οὐδ᾽ ἐνταῦθα πάντα<text:line-break/>τον αὐτὸν ἐκείνῃ τρόπον. ἤ γὰρ φύσις οὕτω γε καὶ ποιεῖ<text:line-break/>το σῶμα, καὶ αυθις ἐπανορθοῦται κάμνον, ὡς ἢ περὶ τὴν<text:line-break/>ἐσθῆτα τέχνη. ταύτης δ᾽ ὑπηρετική τίς ἐστιν ὴ νῦν ζη-<text:line-break/>νουμένη. συγχωρείσθω οὖν, ῖε΄ ὁ λόγος προιῇ, καλεῖν<text:line-break/>ἡμᾶς αὐτὴν ἐπανορθωτικήν. ἀλλ᾽ ἤτοι κατὰ μεγάλα τὴν<text:line-break/>ἐπανόρθωσιν, ἢ κατὰ σμικρὰ ποιεῖται. τὸ μὲν δὴ κατὰ<text:line-break/>μεγάλα μόρια αὐτῆς ἰατρικόν τε καὶ θεραπευτικὸν ὸνομα-<text:line-break/>ζὰτθω, τὸ δὲ κατὰ σμικρὰ φυλακτικόν. ἔστι μὲν οὑν καὶ<text:line-break/>αὐτοῦ τοῦ κατὰ μεγάλα παμπόλλη τις ἢ διαφορά · πὰν<text:line-break/>γὰρ ποσον εἰς ἀνήριθμόν τι πλῆθος ἐγχωρεῖ τέμνειν. ἀλλ᾽<text:line-break/>ἐπειδὴ μὴ πρόκειται νῦν ὑπὲρ αὐτῶν λέγειν, ἀφείσθω μὲν<text:line-break/>τοῦτο, τεμνέσθω δὲ τὸ κατὰ σμικρά. δοκεῖ δὲ καὶ τοῦτο<text:line-break/>τέμνεσθαι διαφοραῖς ἐπισήμοις τριχῶς. ἢ γὰρ τὸν ἄκρως τε<text:line-break/>καὶ τελέως ὑγιαίνοντα παραλαβὸν ἐν τούτῳ φυλάττει, καὶ</text:p>
      <text:p text:style-name="P3">τουτὶ μὲν αὐτὸ τὸ τμῆμα προσαγορεύουσιν εὐεκτικον· ἔτε-<text:line-break/>ρον δ᾽ ἀναθρεπτικὸν τῶν νενοσηκότων, ὅ δὴ καὶ καλουσιν<text:line-break/>ἔνιοι τῶν νεωτέρων ἰατρῶν ἀναληπτικόν · [28] ἐν τῷ μέσῳ<text:line-break/>δ᾽ ἀμφοῖν ἐστι τὸ καλουμενον ὑπ᾽ αὐτῶν ἰδίως ὑγιεινον·<text:line-break/>κοινῶς γὰρ καὶ τοῦτο φυλακτικὸν ἄμα καὶ ὑγιεινὸν ὸνο-<text:line-break/>μἀζεται. ταῦτ᾽ ουν τὰ τρία μόρια τοῦ φυλακτικοῦ τὰ νῦν<text:line-break/>εἰρημένα, τὸ ἀναληπτικὸν, τὸ ὑγιεινὸν, τὸ εὐεκτικόν, ἔστι<text:line-break/>μὲν τοῦ κατὰ σμικρὰ ἐπανορθωτικοῦ μέρους τῆς τέχνης,<text:line-break/>ἀλλήλων δὲ διαφέρει τῷ μᾶλλον τε καὶ ηττον· μᾶλλον<text:line-break/>μὲν κατὰ σμικρὰ τὸ εὐεκτικὸν, ἦττον δὲ αὐτοῦ τὸ ὑγιεινόν,<text:line-break/>ἐκείνου δ᾽ ηττον κατὰ σμικρὰ ἐπανόρθωσιν ποιεῖται τὸ<text:line-break/>ἀναληπτικόν. ἔνιοι δὲ καὶ τέταρτον ἐν τούτῳ τῷ φυλακτικῷ<text:line-break/>τμῆμα προστιθέασιν, το καλούμενον ὑπ᾽ αὐτῶν ἰδίαις προ-<text:line-break/>φυλακτικὸν, ἀντίστροφον ἔχον δύναμιν τῷ τούς ἐκ νοσημά-<text:line-break/>των ἄρτι πεπαυμένους ἀνακομίζοντι. δῆλον δ᾽ ὡς ἄμφω<text:line-break/>ταῦτα ἐπαμφοτερίζει πως τοῖς ἐναντίοις μορίοις ὕλης τῆς<text:line-break/>τέχνης, λέγω δὲ τὸ κατὰ μεγαλα καὶ τὸ κατὰ μικρά. τὸ<text:line-break/>μὲν γὰρ θεραπευτικὸν ὅτι κατὰ μεγάλα, πρόδηλον παντὶ,</text:p>
      <text:p text:style-name="P3">τὸ δ᾽ εὐεκτικόν τε καὶ ὑγιεινὸν ὅτι κατὰ σμικρὰ, καὶ<text:line-break/>τοῦτ εὔδηλον. ἐν τῷ μέσῳ δ᾽ ἀμφοῖν ἐστι τὸ ἀναληπτικὸν<text:line-break/>ὀνομαζόμενον καὶ τὸ προφυλακτικὸν, ὡς μὲν πρὸς τὸ<text:line-break/>ὑγιεινὸν οὖ κατὰ. σμικρὰ την ἐπανορθωσιν ποιούμενον,<text:line-break/>ὡς δὲ πρὸς τὸ θεραπευτέον οὐ κατὰ μεγάλα. καί μοι<text:line-break/>δοκοῦσιν οὐδ᾽ ὅσοι ταῦτ᾽ ἄμφω τὰ μορια προσαγορεύουσιν,<text:line-break/>οὐδέτερα κακῶς δοξάζειν. ἀλλὰ περὶ μὲν τούτων ἐτερος<text:line-break/>λόγος.</text:p>
      <text:h text:style-name="Heading_20_2" text:outline-level="2">Κεφ. Λα΄.</text:h>
      <text:p text:style-name="P7"><text:s/>Ἕν δὲ τῷ νῦν προκειμένῳ σκεμματι τοῦ<text:line-break/>φυλακτικοῦ μέρους τῆς περὶ τὸ σῶμα τέχνης ὑποκείσθω<text:line-break/>τριττὰ τμήματα, τὸ μὲν ἐπὶ τῶν κατὰ (296) σχέσιν ὑγιαι-<text:line-break/>νάντων σωμάτων τεταγμένον, .τὸ δ᾽ ἐπὶ τῶν καθ΄ ἔξιν, τὲ<text:line-break/>δ᾽ ἐπὶ τῶν εὐεκτούντων. καὶ τὸ μὲν ἀναληπτικὸν ὄνομα-<text:line-break/>ζέσθω , μηδὲν γὰρ ὑπὲρ ὀνόματος αὐτοῖς νῦν διαφερά-<text:line-break/>μεθα, τὸ δ᾽ ὑγιεινὸν, τὸ δ᾽ εὐεκτικὸν, ἐπὶ μὲν τὸ βὲλ-<text:line-break/>τιον ἄγοντα τὰ πρότερα δύο, φυλάττον δ᾽ ἐν αὐτῷ τὸ<text:line-break/>εὐεκτικόν. καὶ τούτων οὕτως ἐχόντων, ἀναμνησθῶμεν<text:line-break/>τοῦ προκειμένου σκεμματος· ην δ᾽, ὡς οἶμαι, τοιόνδε,</text:p>
      <text:p text:style-name="P3">πότερον ἰατρικῆς ἐστιν ἢ γυμναστικῆς μόριον τὸ καλού-<text:line-break/>μενον ὑγιεινόν. εὐλόγως οὖν εὐθύς ἀπ ἀρχῆς ἔφαμεν, ὡς<text:line-break/>εἰς ὁρισμὸν ἐμπίπτει τὸ σύμπαν ζήτημα. τί ποτε γάρ<text:line-break/>ἐστιν ἰατρικὴ, καὶ τί ποτε γυμναστικὴ, γνόντες οὐκ ἄν ἔτι<text:line-break/>χαλεπῶς εὕροιμεν, ὁποτέρας αὐτῶν ἐστι τὸ ὑγιεινον. αὐτὰ<text:line-break/>μὲν γὰρ ὅ τί ποτ᾽ ἐστὶν το ὑγιεινὸν, ἤδη μοι δοκῶ πεφαν-<text:line-break/>θαι σαφῶς· ἢ γὰρ τὸ φυλακτικὸν ἅπαν, ἢ τῶν τούτων τι<text:line-break/>μορίων τριῶν ὑπαρχόντων ἐν τῷ μέσῳ, ὸ περὶ τὴν καθ΄<text:line-break/>ἕξιν ὑγίειαν ἀναστρέφεται. ἐμοὶ μὲν οὖν δοκεῖ λοιπὸν ὑπὲρ<text:line-break/>ὀνόματος ή ζήτησις εἶναι, τὸ δὲ πρἀγα΄ αὐτὸ μηκετ᾽ ἀμ-<text:line-break/>φισβήτησιν ἔχειν, ἔστ᾽ ἄν ὁμολογῆταί τε καὶ μένῃ τὰ προ-<text:line-break/>δεδειγμένα. . καὶ δὴ διελθὼν αὐτα διὰ κεφαλαίοιν ἐπὶ τὴν<text:line-break/>τῶν ὀνομάτων ἐξήγησιν οὕτω τρέψομαι. φημὶ δὴ, καθάπερ<text:line-break/>ἀμφιεσμάτων ἀγαθῶν καὶ οἰκίας τε καὶ ὑποδημάτων, οὕτω<text:line-break/>καὶ τοῦ σώματος εἶναί τινα τέχνην, ἦς μιᾶς οὔση ;δύο<text:line-break/>ταῦθ΄ ὑπάρχει., μόρια, δημιουργοῦν μὲν τὸ ἕτερον, ἐπανορ-</text:p>
      <text:p text:style-name="P3">θούμενον δὲ θάτερον, κανταῦθ΄ ὑπάρχειν ἄμφω τῇ φύσε.<text:line-break/>πρότερον, συνεργάζεσθαι δ᾽ εἰς τὸ ἕτερον αὑτῶν τὸ ἐπα-<text:line-break/>νορθωτικὸν ἀνθρωποτὲραν τέχνην, ἦς εἶναι διττὰ μόρια,<text:line-break/>θεραπευτικὸν μὲν ἢ ἰατρικὸν τὸ ετερον, φυλακτικὸν δὲ θ·ἀ-<text:line-break/>τερον· ὀνομάζεσθαι δὲ τὸ φυλακτικὸν τοῦτο καὶ ὑγιεινοὶ ·<text:line-break/>εἶναι δ᾽ αὐτοῦ τρία τμήματα, τὸ μὲν ἀναληπτικὸν, τὸ δ᾽<text:line-break/>εύεκτικον, τὸ δ᾽ ὁμωνύμως τῷ παντὶ προσαγορευομενον<text:line-break/>ὑγιεινόν. [29] εἶτ᾽ οὖν τὸ σύμπαν φυλακτικὸν, εἴτε τὸ<text:line-break/>μόριον αὐτοῦ ζητεῖ τις, [ὁποτέρας ἐστὶ τέχνης , αρα ἰατρι-<text:line-break/>κὴς, ἢ γυμναστικῆς, ὅλον αὐτὸ χρὴ τὸ πρᾶγμα διελ-<text:line-break/>θόντα, καθάπερ ἐγῶ νῦν ἐποίησα, λέγειν οὕτως ἐφεξῆς,<text:line-break/>ὡς, μιᾶς οὔσης τῆς περὶ τὸ σῶμα τέχνης, ἔξεστιν, εἰ<text:line-break/>βούλει, καλεῖν αὐτὴν ἰατρικήν· εἰ δ᾽ οὐκ ἐθέλεις οὕτω.<text:line-break/>γυμναστικὴν, εἰ δ᾽ οὐδὲ τοῦτο, τὴν ὅλην ἀνωνυμον εἰ-<text:line-break/>πὡν εἶναι, τὸ μὲν ἕτερον αὐτῶν τμῆμα κάλει ἰατρικὴν,<text:line-break/>τὸ δ᾽ ἕτερον γυμναστικήν · εἰ δὲ μηδ᾽ οὕτως ἐθέλεις, ὑγιει-<text:line-break/>νῆν τινα τεχνην, τὴν ἀντιδιαιρουμένην τῇ θεραπευτικῇ,<text:line-break/>καὶ ταύτης, εἰ βούλει, μέρη διαιτητικήν εἰπὲ καὶ γυμνα-</text:p>
      <text:p text:style-name="P3">στικήν. εἰ γὰρ καθ΄ ἕκαστον ἐξηγήσῃ τῶν ὀνομάτων, οὕ-<text:line-break/>τως ἀκολουθησει τὸ σύμπαν.</text:p>
      <text:h text:style-name="Heading_20_2" text:outline-level="2">Κεφ. λβ΄. </text:h>
      <text:p text:style-name="P7">Ἰὼ, φασί τινες ἐπὶ τούτοις, ἀλλ᾽ οὐχ, ως<text:line-break/>ἄν ἐγὡ φάναι βουληθῶ, διαιρεῖσθαι χρὴ περὶ τῶν ὸνομα-<text:line-break/>τιον, ἀλλ᾽ ὡς ὀρθῶς ἐχει διελθεῖν.· αυθις ουν ἡμῖν ἐστι<text:line-break/>καὶ τούτοις ἀποκριτέον ὡδί πως. εἰ μέλλεις μνημονεύειν, α<text:line-break/>σι,τος, ὡς οὐκ ἔτι περὶ πραγμάτων ή σκέψις, ἀλλ᾽ ἐξήγη-<text:line-break/>σιν ὀνομάτων μοι προβέβληκεν, οὐδὲ τοῦτ᾽ ἀναδύομαι.<text:line-break/>φημὶ δή σοι περὶ τῶν ὀνομάτων, οὐ μόνον τούτων, ἀλλὰ<text:line-break/>καὶ τῶν ἄλλων ἀπάντων, οὐδὲν ἔχειν εἰπεῖν σοφὸν, ἀλλ᾽<text:line-break/>εϊτ᾽ ἐκ τῆς τῶν Ἀσσυρίων ῃ φωνῆς τοὔνομα, παρὰ τῶν<text:line-break/>Ἀσσυρίων αὐτῶν μανθανειν χρῆναι τὸ πρᾶγμα, καθ΄ ου το<text:line-break/>ἄνομα λέγουσιν, εἴτ᾽ ἐκ τῆς τῶν Περσῶν, ἢ Ἰνδῶν, ὴ<text:line-break/>Ἀράβων, ἢ Λἰθιόπων, ἢ ὅλως ὡντινωνοῦν, ἐκείνων πυν-<text:line-break/>θάνεσθαι. το γὰρ ὄνομα ῥηθὲν αὐτὸ καθ΄ αὑτὸ μονον<text:line-break/>οὐδὲν ἐνδείκνυται. τὸ μὲν ουν ἐμὸν ἀκήκοας. εἰσὶ δὲ οῖ<text:line-break/>λέγουσιν ἐνδείκνυσθαι σφίσιν τοὔνομα , καὶ τούτου ἐγὰ</text:p>
      <text:p text:style-name="P2">πάμπολλα συναθροίσας ὀνόματα Κελτῶν καὶ Θρακῶν καὶ<text:line-break/>Μυσῶν καὶ Φρυγῶν ἐκέλευον ἐφ᾽ ἑκάστου λέγειν τὸ δη.<text:line-break/>λούμενον πρᾶγματῶν δὲ ἐν τῇ τῶν Ἕλλήνων φωνῇ μόνη<text:line-break/>δύνασθαι τοῦτο ποιεῖν εἰπόντων, ἐξῆς προὔτεινα λιμένα,<text:line-break/>τῶν δ᾽ εἰπόντων, ἴνα περ αἰ νῆες ὁρμῶσιν, ἀλλὰ Θεττα-<text:line-break/>λούς γε ἔφην τὴν ὑφ᾽ ἡμῶν προσαγορευομένην ἀγορὰν<text:line-break/>ουτως ὀνομάζειν. οἱ δὲ ἠρνοῦντο τὴν τῶν Θετταλῶν ἐπί-<text:line-break/>στασθαι διαλεκτον , ωσπερ οὐκ αὐτὸ δὴ τοῦτο ὁμολογοῦντες,<text:line-break/>ὕπερ ἐξ ἀρχῆς ἐλέγετο, μηδὲν τῶν ὀνομάτων, ἐφ᾽ οὖ κεῖται<text:line-break/>πράγματος, ἄλλως δυνασθαι μαθεῖν, ἢ παρ᾽ αὐτῶν τῶν<text:line-break/>θεμένων διδαχθέντα. πρὸς μὲν δὴ τοὖς οὕτως ἐμπλήκτους<text:line-break/>ἕτερός μοι γέγραπται λόγος ἰδία, τῷ δὲ τὰ πράγματα αὐτὰ<text:line-break/>μαθεῖν θέλοντι μάλιστά τε καὶ πρῶτα, καὶ τοῦθ΄ ὡς ἔργον<text:line-break/>χρηστόν σπουδάζοντι, τῷ τε τὰ ἐπ᾽ αὐτοῖς ὀνόματα τῆς<text:line-break/>πρὸς ἀλλήλους ἕνεκα διαλἐντου μαθεῖν ἐπιποθοῦντι τὴν<text:line-break/>τῶν ᾽Ελλήνων ἐξηγήσομαι χρῆσιν, οὐδ᾽ οὖν τούτων ἁπάντων<text:line-break/>ἐπὶ πᾶσιν ὀνόμασιν, (τουτὶ μὲν γὰρ ἑρμηνευτικῆς τινός ἐστιν</text:p>
      <text:p text:style-name="P3">ἢ γραμματικῆς ἐμπειρίας,) ἀλλὰ τῶν Ἀττικῶν μὲν μάλιστα,<text:line-break/>δεύτερον δ᾽ ἤδη καὶ τῶν Ἰωνικῶν ἔχειν ἐμπειρίαν ὁμολογήσω<text:line-break/>τινὰ καὶ τῶν Δωρικῶν ὀνομάτων, ὡσπερ γε καὶ τῶν Αίο-<text:line-break/>λικῶν. ἀλλ᾽ ἐν ταύταις μὲν ταῖς διαλέκτοις ἀγνοεῖν μᾶλλον<text:line-break/>ἢ γιγνώσκειν τὰ πλεῖστα, τῆς Ἀτθίδος δ᾽ αυ γινώσκειν<text:line-break/>τὰ πλείω ἢ ἀγνοεῖν ὁμολογήσαιμ ἄν. εἰ δὲ βούλει σὑ καὶ<text:line-break/>περὶ τῶν ὀνομάτων εἰπεῖν, Ὁμηρος μέν φησιν ·</text:p>
      <text:p text:style-name="P1">Ἰητρὸς γὰρ ἀνὴρ πολλῶν ἀντάξιος ἄλλων</text:p>
      <text:p text:style-name="P1">Ἰούς τ᾽ ἐκτάμνειν, ἐπὶ δ᾽ ἤπια φάρμακα πασσειν,<text:line-break/>Φάρμακα πολλὰ μὲν ἐσθλὰ μεμιγμένα, πολλὰ δὲ λυγρὰ,<text:line-break/>Ἰητρὸς δὲ ἕκαστος ἐπιστάμενος περὶ πάντων.</text:p>
      <text:p text:style-name="Normal">ὡς τῆς ἰατρικῆς τέχνης ἰωμένης τὰ κάμνοντα σώματα διά<text:line-break/>τε φαρμάκων καὶ χειρουργίας,</text:p>
      <text:h text:style-name="Heading_20_2" text:outline-level="2">Κεφ. λῦ. </text:h>
      <text:p text:style-name="P7">[30] Εἰ δ᾽ ἔτι καὶ τρίτον ἄλλο μόριον ἰάσεως<text:line-break/>ὑπῆρχεν τὸ διαιτητικὸν ἐν τοῖς καθ΄ Ὁμηρον χρόνοις, ἐγὼ<text:line-break/>μὲν οὐκ ἔχω συμβαλεῖν, ὁ δ᾽ ἐμοῦ πρεσβύτερός τε ἄμα<text:line-break/>καὶ τὰ τῶν <text:span text:style-name="T2">Ἑ</text:span>λλήνων πράγματα πιθανώτερος ἐπίστασθαι,<text:line-break/>Πλάτων ὁ φιλόσοφος, οὐ πάνυ τι χρῆσθαί φησι τούς πα-</text:p>
      <text:p text:style-name="P3">λαιούς Ἀσκληπιάδας τούτῳ τῷ μέρει τῆς τέχνης. ἀλλ᾽ στε<text:line-break/>γε τῆς ἰατρικῆς ἐστιν μέρη ταῦτα τὰ τρία, καὶ ὡς ἡ τὰ<text:line-break/>παρὰ φυσιν ἔχοντα σώματα θεραπευουσα τέχνη πρὸς ὀπάν-<text:line-break/>των ·Ελλήνων ἰατρικὴ καλεῖται, σχεδὸν οὐδεὶς ἀντιλέγει.<text:line-break/>γυμναστικῆς δὲ τέχνης οὔπω μὲν ην τοὔνομα καθ΄ Ὁμη-<text:line-break/>ρον, οὐδὲ καλεῖταί τις ὅλως γυμναστὴς, ὡσπερ ἰατρὸς,<text:line-break/>οπου γε καὶ παρὰ Πλάτωνι τὸ μὲν τῆς γυμναστικῆς ἄνομα<text:line-break/>οὑ πολλάκις εὑρεῖν ἔστιν, παιδοτρίβην μέντοι καλεῖ μᾶλλον,<text:line-break/>ἢ γυμναστὴν τὸν τεχνίτην αὐτῆς. ἤρξατο γὰρ ὀλίγον ἐμ-<text:line-break/>προσθειί τῶν Πλάτωνος χρόνων ἢ· τέχνη τῶν γυμναστῶν,<text:line-break/>οτε περ καὶ το τῶν ἀθλητῶν ἐπιτήδευμα συνέστη. πάλαι<text:line-break/>μὲν γὰρ εἰς ἀνὴρ ἐργαστὴς τῶν κατὰ φύσιν ἔργων ἀληθῶς<text:line-break/>εὐεκτικὸς, εἰς ἀγῶνα καταβαίνων, οὐ πάλην μόνον, αλλὰ<text:line-break/>καὶ δρόμον ἠγωνίζετο, καί τις ἐνίκα πολλάκις εἰς ἄμφω τε<text:line-break/>ταῦτα καὶ ἀκοντίζων, καὶ τοξευων, καὶ δισκοβολῶν, καὶ<text:line-break/>ἄρματος ἐπιστατῶν, ὕστερον δὲ διεκρίθη, καὶ οἶόν περ ἔνα.<text:line-break/>πεποίηκεν Ομηρσς Ἐπειὸν, εἰς μὲν πάντα τὰ κατὰ φυσιν<text:line-break/>ἔργα πάντων ὕστατον, πρῶτον δ᾽ εἰς πυγμὴν, ης ὲν</text:p>
      <text:p text:style-name="P3">ἄθλοις μόνοις ἡ χρεία, τοιοῦτοι πάντες ἐγένοντο, μήν ἀρῶσαι,<text:line-break/>μήτε σκαψαι, μήθ΄ ὁδὸν ἀνύσαι, μηδ᾽ ἄλλο μηδὲν εἰρηναῖον<text:line-break/>ἔργον , ἔτι δὲ μᾶλλον πολέμιον ἐργάσασθαι καλῶς δυνάμενοι.</text:p>
      <text:h text:style-name="Heading_20_2" text:outline-level="2">Κεφ. λδ᾽. </text:h>
      <text:p text:style-name="P7">Τὴν τούτων τῶν ἀνθρώπων εὐεξίαν ἐμ-<text:line-break/>προσθεν ἐμεμψάμεθα, καὶ τὴν ἐπιστατοῦσαν αὐτοῖς ὁμοίως<text:line-break/>γυμναστικὴν, ἄλλην δ᾽ εὐεξίαν ἐπῃνέσαμεν, ἀσφαλῆ τε ἄμα<text:line-break/>καὶ πρὸς τὰς κατὰ φύσιν ἁπά(2Π)σας ἐνεργείας χρηστήν,<text:line-break/>ἢς ὖλαι ποιητικαί τε ἄμα καὶ φυλακτικαὶ δύο ἐστὸν, ἥ θ΄<text:line-break/>υγιεινἤ προσαγορευομένη δίαιτα καὶ γυμνάσια. τεττάρων<text:line-break/>γὰρ οὐσῶν τῶν πασῶν ὑλῶν κατὰ γένος, ὑφ᾽ ὧν ἀλλοιοῦται<text:line-break/>τὸ σῶμα, χειρουργίας, καὶ φαρμακείας, καὶ διαίτης, καὶ<text:line-break/>γυμνασίων, ὴ μία μὲν ἄχρηστος τοῖς νοσοῦσιν, αἱ δύο δὲ<text:line-break/>τοῖς κατὰ φύσιν ἔχουσιν. ὁ μὲν γὰρ νοσῶν, εἰς πολλὰ<text:line-break/>καἰ φαρμάκων, καὶ χειρουργίας, καὶ διαίτης δεόμενος, εἰς<text:line-break/>οὐδὲν δεῖται γυμνασίων · ὁ δ᾽ ὑγιαίνων ἀκριβῶς γυμνασίων<text:line-break/>μὲν χρῄζει καὶ διαίτης τινὸς, οὔτε δὲ φαρμάκων οὔτε<text:line-break/>χειρουργίας προσδεῖται.</text:p>
      <text:h text:style-name="P5" text:outline-level="2">Κεφ. λε΄. <text:span text:style-name="T2">σ</text:span></text:h>
      <text:p text:style-name="P7">[3<text:span text:style-name="T2">1</text:span>] Τῆς οὖν ὑγιεινῆς τέχνης μέρος ἐστὶν ἢ<text:line-break/>γυμναστική. καὶ αὐτάρκως ὑπὲρ ἀμφοῖν ἡμᾶς ἐδίδαξεν Ἱπ-<text:line-break/>ποκράτης, ἄσα τε χρὴ γινώσκειν ἀέρων τε πέρι, καὶ χωρίων,<text:line-break/>καὶ ὑδατων, καὶ ἀνέμων, καὶ ὡρῶν, ὡσαύτως ἐδεσμάτων τε<text:line-break/>πέρι, καὶ ποματων, καὶ ἐπιτηδευματων, ἀκριβέστατα γράψας<text:line-break/>ἅπαντα · συμπληροῦται γὰρ ἐκ τούτων ἡ δίαιτα. κατὰ δὲ<text:line-break/>τὸν αὐτον τροπον ὑπέρ τε καιροῦ, καὶ ποσοτητος, καὶ<text:line-break/>ποιότητος, οὐ γυμνασίων μόνον, ἀλλά καὶ τρίψεως αὐτάρκως<text:line-break/>διεξῆλθεν. ἔοικε δὲ Πλάτων ἀπὸ μέρους ὀνομάζειν τὸ σύμ-<text:line-break/>παν μόριον. οὐχ ὑγιεινὴν τέχνην, ἀλλὰ γυμναστικὴν προσα-<text:line-break/>χορεύων, ὕτι τε ἐξαίρετον ἔδιον ὑπάρχει τοῖς ὑγιαίνουσιν,<text:line-break/>ὡς ἄν μηδ᾽ ὅλως αὐτῷ χρωμένων τῶν νοσούντων, ὅτι τε<text:line-break/>τοῦτο μόνον ἐνόμιζεν ἐπιστάτου δεῖσθαι. τὸ μὲν γὰρ ὑγιαῖ-<text:line-break/>νον ἀκριβῶς σῶμα, ταῖς κατὰ φύσιν ὀρέξεσιν χρώμενον, οὔε΄<text:line-break/>ἐν ταῖς ποιότησιν, οὔε΄ ἐν τῷ καιρῷ τῆς χρήσεως ἐξαμάρτοι<text:line-break/>ἄν τι περὶ τὰ σιτία. περὶ μὲν δὴ τουτου λόγος ἔτερος.<text:line-break/>ἀλλ᾽ ὕτι γε καὶ Πλάτων ἑτέραν μὲν οἶδε τὴν ὡς μέρος τῆς<text:line-break/>περὶ τὸ σῶμα τέχνης γυμναστικην, ἑτέραν δὲ τὴν νῦν εὐδο-</text:p>
      <text:p text:style-name="P3">κινοῦσαν, ἐκ τῶνδ᾽ αν μαλιστα μάθοις. ὑπογράψω γάρ<text:line-break/>σοι τἀς ῥήσεις αὐτοῦ · πρώτην μὲν τὴν ἐκ Γοργίφυ, τόνδε<text:line-break/>.τὸτ, τρόπον ἔχουσαν. δυοῖν ὄντοιν πραγμάτοιν, δύο λέγω<text:line-break/>τέχνας. τὴν μὲν ἐπὶ τῇ ψυχῇ πολιτικὴν καλῶ, τὴν δὲ ἐπὶ<text:line-break/>τῷ σοοματι μίαν μὲν οὕτως ὀνομάσαι οὐκ ἔχω σοι, μιᾶς δ᾽<text:line-break/>ινυσης τῆς τοῦ σώματος θεραπείας, δύο μόρια λέγω, την<text:line-break/>μὲν γυμναστικὴν, τὴν δὲ ἰατρικήν. ἐνταῦθα μὲν οὖν, ὅτι τε<text:line-break/>μία τοῦ σώματός ἐστιν ἡ θεραπευτικὴ τεχνη, ^δύο ἔχουσα<text:line-break/>τὰ πρῶτα μόρια, σαφῶς ἐδήλωσεν ὁ Πλάτων · ἄτι δὲ τῶν<text:line-break/>μὲν μοριῶν αὐτῆς ἐστιν ὀνόματα, τῆς δ᾽ ὕλης οὐκ ἔστιν, ὅτι<text:line-break/>τε καὶ πρὸς τὸ βέλτιστον ἀποβλέπει, καὶ ὡς ἡ εὐεξία τοῦτ᾽<text:line-break/>ἔστιν, ἐκ τῶν τοιῶνδε φανερὸν, ὧν ἔκαστα ἐν ταὐτῷ διῆλθεν.<text:line-break/>σωμα που καλεῖς τι καὶ ψυχήν. πῶς γὰρ οὔ; οὐκοῦν καὶ<text:line-break/>τούτων οὕει τινὰ εἶναι ἑκατέρου εὐεξίαν ; ἔγωγε. τί δέ;<text:line-break/>δοκοῦσαν μὲν εὐεξίαν, ουσαν δ᾽ οὔ; οἶον δὲ τοῖον λέγω.<text:line-break/>πολλοὶ δοκοῦσιν ευ ἔχειν τὰ σώματα, οὕς οὐκ ἄν ῥαδίως<text:line-break/>αἴσθοιτό τις, ὕτι οὐκ εὖ ἔχουσιν, ἄλλος ἢ ἰατρός τε καὶ</text:p>
      <text:p text:style-name="P3">τῶν γυμναστικῶν τις. ἔν τε τοῖς ἐξῆς, ὅτι τε πρὸς τὸ.<text:line-break/>βέλτιστον μὲν ἀποβλέπουσιν οἶδε, πρὸς δ᾽ αυ τὸ ἥδιστον<text:line-break/><text:span text:style-name="T4">ὁ</text:span> <text:span text:style-name="T4">ὀ</text:span>ψοποιός τε καὶ ὁ κομμωτὴς, αὐτός γε διεξέρχεται.</text:p>
      <text:h text:style-name="Heading_20_2" text:outline-level="2">Κεφ. λρ᾽. </text:h>
      <text:p text:style-name="P9">Τὴν μὲν γὰρ τῶν τοὖς ἀθλητὰς γυμνα-<text:line-break/>ζοντων γυμναστικὴν, ὑποδυομένην μὲν ὀνόματι σεμνῷ, κα-<text:line-break/>κοτεχνἄτν δὲ οὖσαν, οὔπω μὲν εἰς τοσοῦτον ἀποκεχωρηκυῖαν<text:line-break/>τοῦ κατὰ φύσιν, εἰς ὅσον αὐτὴν νῦν προαγηόχασιν, ἤδη δ᾽<text:line-break/>ἀρχομένην οὐ πρὸς τό βέλτιον ἀποβλέπειν, ἀλλ᾽ ἁπλῶς<text:line-break/>ὡς ἰσχυν τῶν ἀντιπάλων καταβλητικήν, ἐν τῷ τρίτῳ τῆς<text:line-break/>Πολιτείας ἐμέμψατο λέγων ὡδί. καὶ μὰ τὸν Δία, η δ᾽ ὅς,<text:line-break/>σχεδον τί γε πάντων μάλιστα, εῖ γε περαιτέρω γυμναστικῆς<text:line-break/>ὴ περιττὴ αὕτη ἐπιμέλεια τοῦ σώματος · καὶ γὰρ καὶ πρὸς<text:line-break/>οἰκονομίας, καὶ πρὸς στρατείας, καὶ πρὸς ἑδραίους ἀρχὰς ἐν<text:line-break/>πόλει δυσκολος. τὸ δὲ δὴ μέγιστον, οτι καὶ πρὸς μαθήσεις<text:line-break/>ἁστινασοῦν καὶ ἐννοήσεις τε καὶ μελέτας πρὸς ἑαυτὸν<text:line-break/>χαλεπὴ, κεφαλῆς τινας ἀεὶ διατάσεις καὶ [32] ἰλίγγους</text:p>
      <text:p text:style-name="P3">ὑποπτεύουσα καὶ αἰτιωμένη ἐκ φιλοσοφίας ἐγγίνεσθαι. ώστε,<text:line-break/>οπη αὕτη, ἀρετῇ ἀσκεῖσθαι καὶ δοκιμάζεσθαι πάντη ἐμ-<text:line-break/>πόδιος. κάμνειν γὰρ οἴεσθαι ποιεῖ ἀεὶ, καὶ ὠδίνοντα μή-<text:line-break/>πστε λέγειν περὶ τοῦ σωματος. ἔτι δὲ σαφέστερον ἐν τοῖς<text:line-break/>ἐξῆς, ὡς οὐκ ὶσχὑν καταβλητικὴν οἴεται τέλος εἶναι τῆς<text:line-break/>γυμναστικῆς, ἀλλὰ τὴν πρὸς τὰς κατὰ φύσιν ἐνεργείας<text:line-break/>χρείαν, ἐνεδείξατο λέγων ὡδί. αὐτά γε μὴν τὰ γυμνάσια<text:line-break/>καὶ τοὖς πόνους πρὸς το θυμοειδὲς τῆς φύσεως βλέπων,<text:line-break/>κἀκεῖν ἐπεγείρων πονησει μᾶλλον, ἢ πρὸς ὶσχὑν, οὐχ ὡσπερ<text:line-break/>οἱ ἄλλοι ἀθληταὶ ῥώμης σε κα σιτία καὶ .πότους μεταχει-.<text:line-break/>ρίζονται. δῆλος ουν ἐξ ἀπάντων ὁ Πλάτων ἐστὶν τὲ ν<text:line-break/>Ἱπποκράτους ἀκριβῶς φυλαττων γνωμην ὑπὲρ τῆς γυμναστι-<text:line-break/>κῆς τέχνης ταύτης, ης τὸ τέλος ἐστὶν ὴ τῶν ἀθλητῶν<text:line-break/>εὐεξία. μέμφεται γὰρ αὐτὴν ὡς ἄχρηστον εἰς τὰς πολιτικὰς<text:line-break/>πράξεις ἁπάσας, ὅπερ ἐνὶ λόγῳ περιλαβὼν ἐκεῖνος ὡδί<text:line-break/>πως ἀπεφήνατο · διαθέσιος ἀθλητικῆς οὐ φύσει ἔξις<text:line-break/>ὑγιεινὴ κρείσσων. ὅτι δὲ καὶ σφαλερὰ πρὸς ὑγίειαν ὴ μά-</text:p>
      <text:p text:style-name="P3">λιστα κατωρθωμένη διάθεσις αὑτῶν ἐστιν, ἐψ᾽ ἢν σπεύ-<text:line-break/>δουσι, καὶ ὡς καὶ τοῦ τ᾽ ἐγίνωσκον Ἱπποκράτης τε καὶ Πλά-<text:line-break/>των, εἴρηται μὲν καὶ δι᾽ ἄλλων.</text:p>
      <text:h text:style-name="Heading_20_2" text:outline-level="2">Κεφ. λτ. </text:h>
      <text:p text:style-name="P9">οὐ μὴν ἀλλ᾽, ἐπειδή περ ἅπαξ κατέστην<text:line-break/>εἰπεῖν τι περὶ τῆς μοχθηρᾶς εὐεξίας τε καὶ γυμναστικῆς,<text:line-break/>ὑπομνησθήσομαι καὶ τούτων ὡς ἔνι μάλιστα διὰ βραχυ-<text:line-break/>τάτων·. τῆς ὑγιείας ἐν συμμετρία τινὶ τεταγμένης, ἀμετρίας<text:line-break/>ἐστὶ δημιουργὸς ἢ τοιαύτη γυμναστικὴ, πολλὴν καὶ πυκνὴν<text:line-break/>αὔξουσα σάρκα καὶ πλῆθος αῖματος ὡς ἔνι μάλιστα γλι-<text:line-break/>σχροτάτου παρασκευαζουσα. βούλεται γὰρ οὐ τὴν ἰσχύν<text:line-break/>αὐξῆσαι μόνον, ἀλλὰ καὶ τὸν ὄγκον τε καὶ τὸ βάρος τοῦ<text:line-break/>σώματος, ὡστε καὶ ταύτῃ χειροῦσθαι τὸν ἀνταγωνιστήν.<text:line-break/>οὔκουν ἔτι χαλεπὸν οὐδὲν ἐξευρεῖν, ὡς διὰ τοῦτο ἄχρηστός<text:line-break/>τε πρὸς τὰς κατρ: φύσιν ἐνεργείας ἐστὶν καὶ ἄλλως σφαλερά.<text:line-break/>ὕπερ γὰρ ἐν ἀπάσαις ταῖς ὄντως τέχναις ἀγώνισμά ἐστι<text:line-break/>μέγιστον εἰς ἄκρον ἀφικέσθαι τοῦ σκοποῦ, τοῦτ ἐν ταύτ,<text:line-break/>μοχθηρότατόν ἐστιν, ὡς φυσικήν τινα διάθεσιν, ἀλλ᾽,</text:p>
      <text:p text:style-name="P3">ὡς Ἱπποκράτης ἔλεγεν, οὐ φύσει κατασκευάζουσά. τα μὲν<text:line-break/>γὰρ τῆς φύσεως ἀγαθὰ προιόντα τε καὶ ἐπιδιδόντα καὶ<text:line-break/>αὐξανόμενα γίνεται βελτίω, τὰ δ᾽ οὐ φύσει πάντα το-<text:line-break/>σούτῳ χαλεπώτερα, ὅσῳ καὶ μείζω. ὅθεν ἄφωνοί τινες<text:line-break/>αὐταῖν ἐξαίφνης, ἔνεροι δ᾽ ἀναίσθητοι, καὶ ἀκίνητοι, καὶ<text:line-break/>τελέως ἀπόπληκτοι γίνονται, τοῦ παρὰ φύσιν ὄγκου τοῦδ,<text:line-break/>καὶ τοῦ πλήθους ἀποσβέσαντός τε τὴν ἔμφυτον θερμασίαν,<text:line-break/>ἐμφράξαντός τε τὰς διεξόδους τοῦ πνεύματος · υινοι .δ᾽ ἄν<text:line-break/>αὐτῶν τὰ πραότατα πάθωσιν, ἀγγεῖον ῥήξαντες ἐμοῦσιν<text:line-break/>ἢ πτύουσιν αἶμα. τοὖς μὲν δὴ τῆς τοιαύτης εὐεξίας δη-<text:line-break/>μιουργσὑς, ων ἐστι τὰ θαυμαστὰ ταυτὶ συγγράμματα, νῦν<text:line-break/>ὑπὸ τῶν τὰ ὧτα κατεαγότων περιφερόμενα, τελέως ἤδη<text:line-break/>τοῦδε τοῦ γράμματος ἀποδιοπομπησόμεθα. γινώσκεις γὰρ<text:line-break/>δή που καὶ σὑ, Θρασύβουλε φίλτατε, μηδ᾽ ἀποκρίσεως<text:line-break/>αὐτούς ἀξιουμένους ὑπ᾽ ἐμοῦ. τί γὰρ ἄν καὶ πλέον εὔη<text:line-break/>τοῖς χθες μὲν καὶ πρώην πεπαυμένοις τοῦ παρὰ φύσιν ἐμ-<text:line-break/>πίπλασθαί τε καὶ κοιμᾶσθαι, τόλμης δ᾽ εἰς τοσοῦτον ἤκου-<text:line-break/>σιν, ἁὼθ΄, ὑπὲρ ὧν οὐδὲ τούς ἱκανῶς ἠσκηκότας ἀκολου-</text:p>
      <text:p text:style-name="P3">θίας τε καὶ μαχομένων διάγνωσιν ἔχει εὐπετῶς <text:span text:style-name="T4">ἀ</text:span>ποφῄτα.<text:line-break/>σθαι, περὶ τούτων ἀναισχύντως διατείνεσθαι ; τί μάθοιεν<text:line-break/>ἄν <text:span text:style-name="T4">οὗ</text:span>τοι βαθ<text:span text:style-name="T4">ὺ</text:span>, (2<text:span text:style-name="T4">1</text:span>8)καὶ σοφὸν καὶ ἀκριβὲς ἀκούσαντ<text:span text:style-name="T4">ες</text:span><text:line-break/>θεώρημα; θαυμαστὸν μέν τἄν ἦν, εἰ τοῖς μὲν [33] ἐκ<text:line-break/>παίδων ἀσκουμένοις ἐν τοῖς ἀρίστοις μαθημασιν οὐχ ἅπασιν<text:line-break/>ὑπάρχει κριταῖς ἀγαθοῖς εἶναι τῆς τοιαύτης θεωρίας, ὅσοι<text:line-break/>δ᾽ ἀσκοῦνται μὲν, ό,σε΄ ἐν ἄθλοις νικᾶν, ἀφυεῖς δὲ ὄπις<text:line-break/>κἀκεῖ στεφάνων μὲν ἠτύχησαν, ἐξαίφνης δ᾽ ἀνεφάνησαν<text:line-break/>γυμνασταὶ, τούτοις ἄρα μόνοις ὑπαρξει τοὖς περατός. κώ<text:line-break/>μὴν ἐγρήγορσις μᾶλλον καὶ φροντὶς [οὐκ ἀμαθὴς ἢ ὕπνος<text:line-break/>ὀξύν τὸν νοῦν ἀπεργάζονται, καὶ τοῦτο πρὸς ἁπάντων σχεδὸν<text:line-break/>ἀνθρώπων ἤδεται, διοτι πάντων ἐστὶν ἀληθέστατον,</text:p>
      <text:p text:style-name="Normal">Παχεῖα γαστηρ λεπτον οὑ τίκτει νόον.</text:p>
      <text:p text:style-name="Normal">ἰσως οὖν ή κόνις ἔτι μονη σοφίαν αὐτοῖς ἐδωρήσατο. τό,<text:line-break/>μὲν γὰρ πηλὸν, ἐν ῳ πολλάκις ἐκυλινδοῦντο, τίς ὑπολιιμ-<text:line-break/>βάνει σοφίας εἶναι δημιουργὸν, ὁρῶν γε καὶ τοῖς σῦς ἐν<text:line-break/>αὐτῷ διατρίβοντας; ἀλλ᾽ οὐκ ἐν τοῖς ἀποπάτοις εἰκός, ἐν</text:p>
      <text:p text:style-name="P3">οις διημέρευον, ἀγχίνοιαν φύεσθαι. καὶ μὴν παρα ταῦτ<text:line-break/>οὐδὲν ἄλλο πρότερον ἔπραττον · ὅλον γὰρ ἑωρῶμεν αὐτῶν<text:line-break/>τὸν βίον ἐν ταύτῃ τῇ περιόδῳ συστρεφόμενον, ἢ ἐσθιόν-<text:line-break/>των, ἢ πινόντων, ἢ κοιμωμένων, ἢ ἀποπατουντων , ἢ κυ-<text:line-break/>λινδουμένων ἐν κόνει τε καὶ πηλῷ.</text:p>
      <text:h text:style-name="Heading_20_2" text:outline-level="2">Κεφ. λή. </text:h>
      <text:p text:style-name="P9">Τούτους οὖν ἀποπέμψαντες, (οὐ γὰρ κακο-<text:line-break/>τεχνίας, ἀλλὰ τέχνας ἥκομεν ἐπισκεψόμενοι,) τους τῆς ὄντως<text:line-break/>γυμναστικῆς ἐπιστήμονας ἢδη καλῶμεν, Ἱπποκράτην τε καὶ<text:line-break/>Διοκλέα, καὶ Πραξαγόραν, καὶ Φιλότιμον, Ἐρασίστρατόν<text:line-break/>τε καὶ Ἡρόφιλον, ὅσοι τ᾽ ἄλλοι τὴν ὅλην περὶ τὸ σῶμα<text:line-break/>τέχνην ἐξέμαθον. ἤκουσας δή που ἀρτίως Πλάτωνος λέγον-<text:line-break/>τος, ὡς οὐδέν ἐστιν ἴδιον ὄνομα. μὴ τοίνυν ζήτει ἕν ὄνομα<text:line-break/>κατὰ πάσης τῆς περὶ τὸ σῶμα τέχνης, οὐ γὰρ εὑρήσεις ·<text:line-break/>ἀλλ᾽ εἴπερ ποτὲ κατασταίης ὑπὲρ αὐτῆς εἰπεῖν, ἀρκείτω σοι<text:line-break/>Πλάτωνα μιμησαμένῳ διελθεῖν, ὡς μιᾶς οὔσης τῆς τοῦ<text:line-break/>σώματος θεραπείας δύο μόρια λέγω, τὴν μὲν γυμναστικὴν,<text:line-break/>τὴν δὲ ἰατρικὴν, ὑγιαινόντων μὲν δηλονότι τὴν γυμναστι-</text:p>
      <text:p text:style-name="P3">κὴν, νοσούντων δὲ τὴν ἰατρικήν. ἀλλ᾽ ἐκεῖνο μᾶλλον ἐπν·<text:line-break/>σκέψεως ἄξιον, ὅτι μὴ τὴν ὑγιεινὴν τέχνην ὁ Πλάτων αν-<text:line-break/>τιδιεῖλε τῇ ἰατρικῇ, καθάπερ ἐποίησαν οἱ προειρημένοι<text:line-break/>πάντες ἄνδρες, ὧν, εἰ βούλει, μνημονεύσωμεν ἑνὸς, ἐπειδὴ<text:line-break/>καὶ προχειρα πᾶσίν ἐστιν αὐτοῦ τὰ συγγράμματα. λέγει τοίνυν<text:line-break/>Ἐρασίστρατος ἐν τῷ πρώτῳ τῶν ὑγιεινῶν · ουτε γαρ ἰατρόν<text:line-break/>εὑρεῖν ἔστιν, ὅστις δέδωκεν αὑτὸν εἰς τὴν περὶ τῶν ὑγιεινῶν<text:line-break/>πραγματείαν. εἶτ᾽ ἐφεξῆς · αἰ μὲν γὰρ παρά τι πάθος<text:line-break/>γιγνόμενον ἀπεψίαι καὶ αἰ τούτων θεραπεῖαι εἰς ἰατρικῶν,<text:line-break/>καὶ οὐκ εἰς τὴν τῶν ὑγιεινῶν πραγματείαν πίπτουσιν. εἶτ᾽<text:line-break/>αυθις ἔτι προελθών · εἰ δέ τις εὔη φαυλότης περὶ τό σῶμα,<text:line-break/>δι᾽ ἢν τὰ προσφερόμενα αἰεὶ διαφθαρήσεται, καὶ οὕτως εἰς<text:line-break/>τὴν αὐτὴν κακογαμίαν τοῖς προυπάρχουσιν ἥξει, τὴν τοιαύ-<text:line-break/>την διάθεσιν ἰατροῦ καὶ οὐχ ὑγιεινοῦ λύειν. εἶτ᾽ ὲφεξὴς·<text:line-break/>τὸ λέγειν περὶ τούτων ἢ λύειν ταύτας ἰατροῖς καὶ οὐχ<text:line-break/>ὑγιεινοῖς ἐπιβαλλει. φαίνεται γὰρ ουτος οὐ μόνον ὑγιεινήν<text:line-break/>τινα ὀνομάζων τέχνην ὁμοίως τοῖς ἄλλοις ἅπασιν, ἀλλὰ</text:p>
      <text:p text:style-name="P3">καὶ τὰν τεχνίτην ἀύτης ὑγιεινὸν, ωσπερ, οἶμαι, καὶ τὸν<text:line-break/>ὑῆς ἰατρικῆς ἰατρὸν, ἴνα Ἰῆς περὶ τό σῶμα θεραπευτικης<text:line-break/>τέχνης-, ἦς οὐδὲν ἢν ὄνομα ῖὶπς Ἕλλησιν ἔδιον, εἰς δύο τὰ<text:line-break/>πρῶτα τμηθείσης, ὡσπερ αὐτὰς τας τέχνας ἰατρικήν τε καὶ<text:line-break/>ἔ,γιεινὴν, οὕτως καὶ τούς τεχνίτας αὐτῶν ὀνομάζωμεν ὑγιει-<text:line-break/>νόὐ τε καὶ ἰατρόν. ὡσαύτως δὲ καὶ ἄλλοι πολλοὶ τῶν ὶα-<text:line-break/>τρῶν ἐχρήσαντο τοῖς ὀνόμασιν.</text:p>
      <text:h text:style-name="Heading_20_2" text:outline-level="2">Κεφ. λθ΄. </text:h>
      <text:p text:style-name="P9">[34] Ἀλλ᾽, ὡς ἔοικεν , οὔπω κατὰ Πλατωνα<text:line-break/>σύνηθες ην τοῖς Ἕλλησιν οὔτε ὑγιεινὴν τὴν τέχνην, οὔτε<text:line-break/>τὸν ἐπιστήμονα καλεῖν ὑγιεινόν. οὐδὲ γὰρ οὐδὲ τό τοῦ<text:line-break/>Ἱπποκράτους ὑγιεινὸν ὑγιεινὸν, ἀλλὰ τὸ μέν τι περὶ διαί-<text:line-break/>της ἐπιγέγραπται, τὸ δέ τι περὶ ὑδάτων, καὶ ἀέρων, καὶ<text:line-break/>τόπων. τάχα δ᾽, ὡς ἔφην, οὐδὲ χρείαν εἶναι διαίτης ὁ<text:line-break/>Πλάτων ἐνόμιζεν τοῖς ὑγιαίνουσιν, ἀλλ᾽ ἀρκεῖν μόνην γυμνα-<text:line-break/>σηικήν. οὐδὲ γὰρ τό ἀναληπτικόν μόριον ἢ τὸ προφυ-<text:line-break/>λακτικὸν ἴσως ἡγεῖταί προσηκειν τῇ γυμναστικῇ. μέσα γὰρ,<text:line-break/>ὡς ἔφην, αυτα τεταγμένα δυνατόν ἐστιν, οποτέρῳ τις βούλεται,<text:line-break/>προσνέμειν. ἀλλ᾽ εἰ καὶ ταῦτα τις τοῖς ἰατροῖς ἐπιτρέψειεν,</text:p>
      <text:p text:style-name="P3">ὀλίγον ἐστὶ τὸ ὑγιεινὸν, ἀέρων τε πέρι, καὶ ὑδάτων, παὶ<text:line-break/>χωρίων, καὶ γυμνασίων, καὶ σιτίων ἐπισκοπούμενον · καίτοι<text:line-break/>γε οὐδὲ περὶ σιτίων ἀπάντων, ἀλλ᾽ οσα τοῖς ὑγιαίνουσιν<text:line-break/>ἁρμόττει μόνον. τάχα δ᾽, ἐπειδὴ καὶ τὰ τῶν ἀέρων τε παὶ<text:line-break/>χωρίοιν καὶ ὑδάτων ἔφθανεν ἤδη γιγνώσκεσθαι τοῖς ἰατροῖς,<text:line-break/>ὡς ἄν καὶ πρώτου τοῦ θεραπευτικοῦ μορίου συστάντος, σύ-<text:line-break/>δἐν ἐτι προσεπιμαθεῖν αὐτῶν ἐνέλιπεν εἰς τὸ μὴ μόνον<text:line-break/>ἰατροῖς, ἀλλὰ καὶ ὑγιεινοῖς γενέσθαι, πλὴν τῆς περὶ τά<text:line-break/>γυμνάσια τέχνης. οὐκοῦν οὑδὲ ἀπεικὸς, οὐδ᾽ ἀπὸ μόνου<text:line-break/>τοῦ προσαγορευθέντος ὀνομασθῆναι τὸ σύμπαν. ἀλλὰ<text:line-break/>τοῦτο μὲν ὑπὲρ ὀνόματός ἐστιν, οὐ περὶ πράγματος σκο-<text:line-break/>πεῖσθαι,</text:p>
      <text:h text:style-name="Heading_20_2" text:outline-level="2">Κεφ. ρ᾽. </text:h>
      <text:p text:style-name="P9">Καὶ εἰ τις, ὕπερ καὶ πρόσθεν εἶπον, αὐτὸ<text:line-break/>δὴ τοῆτο γιγνώσκων, ὅτι μὴ καὶ περὶ πράγματος ὁ λόγος,<text:line-break/>ἀλλ᾽ ὀνόματός ἐστιν, ἐμὲ κελεύσειεν ἀποφαίνεσθαί τι καὶ<text:line-break/>περὶ τοῦδε, βέλτιον ὀνομάζειν ἐρῶ τοὖς δύο τὰ πρῶτα μό-<text:line-break/>ρια φάσκοντας τῆς ὕλης τέχνης ὑγιεινόν τε καὶ θεραπευ.<text:line-break/>τικὁν, εὕ γ᾽ ἐν ταῖς μεθόδοις ταῖς διαιρετικαῖς ἐμάθομεν</text:p>
      <text:p text:style-name="P3">ἀντιδιαιρεῖν ἀλλήλοις ὁμογενῆ πράγματα. τῷ γαρ, εἰ τύχοι,<text:line-break/>τῶν ζώων εἰπόντι τὰ μὲν ἐναέρια, τὰ δ᾽ ἔνυδρα, προσθεῖ-<text:line-break/>σ·αι τούτοις τὰ λογικὰ προφανῶς ἄτοπον. ή μεν γαρ προ-<text:line-break/>τέρα διαίρεσις ἔμπυρά τε καὶ ἔγγεια προσκεῖσθαι ποθεν<text:line-break/>ταῦτα γὰρ ἀνάλογόν ἐστι τοῖς ἐναερίοις τε καὶ ἐνυδροις·<text:line-break/>ή δ᾽ αὖ δευτέρα τοῖς λογικοῖς ἀντιδιαιρεῖσθαι βούλεται τα<text:line-break/>ἄλογα. κατὰ ταὐτὰ δὲ καὶ τῷ μὲν θνητῷ τὸ ἀθάνα-<text:line-break/>τον, ἀγρίῳ δὲ τό ἢμερον, καὶ πεζῷ τὸ πτηνὸν καὶ τὸ<text:line-break/>νηκτόν· ἐσχάτη γὰρ ἀτοπία τῶν ζώων, εἰ τύχοι, τὰ μὲν<text:line-break/>ἀθάνατα λέγειν εἶναι, τὰ δὲ πεζὰ, τὰ δὲ δίπρδα. κατὰ<text:line-break/>δὲ τὸν αὐτὸν τρόπον ἐπὶ τῆς περὶ τὸ σῶμα τέχνης, εὕ τις<text:line-break/>ἐθέλοι τέμνων ἐξευρίσκειν τὰ μόρια, τὸ μὲν τούς νοσοῦν-<text:line-break/>τας ἰώμενον ἰατρικῆς τέχνης λεχθήσεται, τὸ δὲ τῶν ὑγιαι-<text:line-break/>νόντων προνοούμενον ὑγιεινῆς. καὶ τούτομ γ᾽ ἔτι κάλλιον,<text:line-break/>ὡς ἡμεῖς ἔμπροσθεν ἐλέγομεν, τῆς. περὶ τὸ σῶμα τέχνης<text:line-break/>ἐπανορθωτικῆς τινος οὔσης, τὸ μὲν κατά μεγάλα τὴν ἔπει-<text:line-break/>,όρθωσιν ποιούμενον ἰατρικόν τε καὶ ἰατρικὴ ὀνομασθή-<text:line-break/>σεται; τὸ δὲ κατὰ σμικρὰ, καὶ διὰ τοῦτο λανθάνον, εἰ</text:p>
      <text:p text:style-name="P3">τὴν ἀρχὴν ἐπανορθοῦται, φυλακτικόν. .ἔτι δὲ καλλιον ὸνο-<text:line-break/>μάστις ἀπὸ τῶν ὑλῶν αὐτὰ, νοσερὸν μὲν τὸ ἔτερσν, ὑγιει-<text:line-break/>νὸν δὲ θάτερον. εἰ δ᾽ αὖ πάλιν ἐθέλοις τάμνειν τὸ ὑγιεινὸν<text:line-break/>ἢ φυλακτικὸν, (εἴρηται γὰρ, ὡς ἑκατέρως ἐγχωρήσει προσα-<text:line-break/>χορεύειν,) ἀπὸ μὲν τῆς ὑποκειμένης ὕλης εἰς τρία τεμεῖς,<text:line-break/>ὡς ἔμπροσθεν εὕρηται, τό τ᾽ ἀναληπτικὸν ὀνομαζόμενον, καὶ<text:line-break/>τὸ κατ᾽ εἶδος ὑγιεινὸν, καὶ πρὸς τούτοις τὸ εὐεκτικόν.<text:line-break/>ὑποβεβληται γὰρ [33] ἡ ἴδιος ἑκάστῳ τῶν εἰρημένων ὕλη,<text:line-break/>τῷ μὲν τὸ κατὰ σχέσιν ὑγιαῖνον σῶμα, τῷ δὲ τὸ καθ΄<text:line-break/>ἔξιν, τῷ τρίτῳ δὲ τὸ καλούμενον εὐεκτικόν · συμβέβηκε<text:line-break/>γὰρ ὁμωνύμως λέγεσθαι τοῖς μορίοις τῆς τέχνης αὐτὰ τὰ σώ-<text:line-break/>ματα. κατὰ δὲ τὰς ὕλας τῶν βοηθημάτων εἶπερ ἡ τομή σοι<text:line-break/>γένοιτο, τετραχῇ διαιρήσεις τὴν φυλακτικήν τε καὶ ὑγιεινήν<text:line-break/>ταύτην τέχνην. ἔσται γὰρ αὐτῆς <text:span text:style-name="T4">ἡ</text:span> μὲν ἐν προσφερομένοις,<text:line-break/>η δὲ ἐν ποιουμένοις, ἢ δὲ ἐν κενουμένοις, ἡ δὲ ἐν τοῖς<text:line-break/>ἔξωθεν προσπίπτουσιν ἀναστρεφομένη · διὰ τούτων γὰρ ή<text:line-break/>ὑγίεια φυλάττεται. τὸ μὲν οὖν ἐν (299) τοῖς προσφερομένοις<text:line-break/>τῆς ὑγιεινῆς τέχνης μέρος ἐδεσμάτων τ᾽ ἐστὶ καὶ πομάτων</text:p>
      <text:p text:style-name="P3">ἐπιστήμη τῶν εἰς ὑγιείας φυεακην ἀνηκοντων, το δ ἐν<text:line-break/>τοῖς κενουμένοις ἱδρώτων τε καὶ διαχωρηματων, ουρανν τε<text:line-break/>καὶ ἄλως ἀπάντων τῶν ἐκ τοῦ σώματος ημῶν ἐκκενοῦσθαι<text:line-break/>δεομένων, τὸ δὲ τῶν ἔξωθεν προσπιπτόντων ἀέρος, ὕδα-<text:line-break/>τος, ἅλμης, θαλάττης, ἐλαίου τῶν τε ἄλλων απαντων τῶν<text:line-break/>τοιούτων. ἔτι .δὲ τὸ τέταρτόν τε καὶ λοιπὸν οπερ ἐν τοῖς<text:line-break/>ποιουμένοις ἐτέτακτο μέρος τῆς τέχνης ἐν γυμνασίοις ἐστὶ<text:line-break/>καὶ τοῖς καλουμένοις ἐπιτηδεύμασιν. καὶ γὰρ ἐγρηγορσις,<text:line-break/>καὶ ἀγρυπνία, καὶ ὕπνος, καὶ ἀφρόδισιἀ τε καὶ θυμὸς, καὶ<text:line-break/>φροντὶς, καὶ λουτρὸν ἐκ τούτου τοῦ γένους ἐστὶν, καὶ χρη<text:line-break/>διαγινώσκειν τῶν ὑγιεινῶν ἑκάστου τῶν εἰρημένων ποσά-<text:line-break/>τητἀ τε καὶ ποιότητα, καὶ καιρόν.</text:p>
      <text:h text:style-name="Heading_20_2" text:outline-level="2">Κεφ. μα΄. </text:h>
      <text:p text:style-name="P9">Πολλοστὸν οὖν μέρος γίνεται τἦς ὑγιεινῆς<text:line-break/>τέχνης ἤ περὶ τῶν γυμνασίων ἐπιστήμη. δικαιότερον γαρ, οἶ-<text:line-break/>μαι, καλεῖν ἐστι γυμναστικὴν τέχνην, ητις ἄν ἐπιστήμη τῆς<text:line-break/>ἐν ἅπασι τοῖς γυμνασίοις ῃ δυνάμεως, ὡς το γε περὶ τῶν<text:line-break/>κατὰ τὴν παλαίστραν ἐπίστασθαι μόνον ἐσχάτως πω μι-<text:line-break/>κρὁν ἐστι, καὶ πᾶσιν ἥκιστα χρήσιμον. ἐρέσσειν ουν ἄμει-</text:p>
      <text:p text:style-name="P3">νόν ἐστι, καὶ σκάπτειν, καἰ θερίζειν, καὶ ἀκοντίζειν, καὶ<text:line-break/>τρέχειν, καὶ πηδᾶν, καὶ ἱππάζεσθαι, καὶ κυνηγετεῖν, ὁπλο-<text:line-break/>μαχεῖν τε καὶ σχίζειν ξύλα, καὶ βαστάζειν, καὶ γεωργεῖν,<text:line-break/>ἅπαντά τε τἄλλα κατὰ φύσιν ἐργάζεσθαι κρεῖττον, ἢ<text:line-break/>κατὰ παλαίστραν γυμνάζεσθαι. καί σοι πάρεστιν ἤδη σκο-<text:line-break/>πεῖν, οὐ μόνον οτι πολλοστόν ἐστι μόριον ὑγιεινῆς τέχνης<text:line-break/>ἡ γυμναστικὴ, ἐλάχιστον δ᾽ αὖ πάλιν ἐστὶ τῆς γυμναστικῆς<text:line-break/>τὸ περὶ τῶν κατὰ παλαίστραν μόριον, ὅτι τε τούτῳ παρά-<text:line-break/>κειται τὸ τῶν ἀθλητῶν ἐπιτήδευμα, καὶ διαθέσεώς τινος<text:line-break/>ἀπεργαστικὸν, οὐ φύσει, καὶ κακοτεχνίαν ἐπιστατοῦσαν ἔχον,<text:line-break/>ὑποδυομένην μὲν τέλει χρηστῷ τῆς εὐεξίας, ἄλλο δ᾽ ἔτι<text:line-break/>μᾶλλον ἢ εὐεξίαν ἐργαζόμενον, ἀλλὰ οτι τῆς μὲν τοιαύτης<text:line-break/>κακοτεχνίας οἰ δυστυχῶς ἀθλήσαντες ἐξαίφνης ἐπιστήμονες<text:line-break/>ἀναφαίνονται, τῆς δ᾽ ὄντως γυμναστικῆς Ἱπποκράτης καὶ<text:line-break/>ὁ προειρημένος ὶια΄ αὐτῷ χορὸς ἐπιστήμων ἐστίν. ὡσπερ<text:line-break/>δ᾽ ἐν τοῖς κατὰ ἰατρικὴν οὐχ ἅπασιν ὀρθῶς ἄμα εὕρηται<text:line-break/>πάνται κατὰ τὸν αὐτὸν τροπον οὐδὲ περὶ γυμνασίων.<text:line-break/>ἀλλὰ νῦν φὐ πρόκειται διελέγχειν τούς κακῶς ὑπὲρ αὐτῶν</text:p>
      <text:p text:style-name="P3">ἐγνωκότας, ἀλλ´ ἐξηγεῖσθαι τουνομα της γυμναστικῆς, οις<text:line-break/>ἔστιν ἐπιστήμη τις ἤδε τῶν ἐν γυμνασίοις δυνάμεων, ὡσπερ<text:line-break/>ἢ φαρμακευτικὴ τῶν ἐν φαρμάκοις^ αμφω γὰρ ταῦτα τὰ<text:line-break/>μόρια τὴν κλῆσιν ἀπὸ τῶν ὑλῶν ἔσχηκεν ὁμοίως τοῖς ἄλ-<text:line-break/>λοις οἶς ὀλίγον ἐμπροσθεν εἶπον.</text:p>
      <text:h text:style-name="Heading_20_2" text:outline-level="2">Κεφ. μβ΄. </text:h>
      <text:p text:style-name="P10">[36] Καὶ δῆλον ὡς, ὅσοι τήν γυμναστικὴν<text:line-break/>ἀντιδιαιροῦσι τῇ ἰατρικῇ, κακῶς γινωσκουσιν. ἡ μὲν γὰρ<text:line-break/>ἀπὸ τῆς ὕλης, ἡ δ᾽ ἀπὸ τῆς καθόλου τε καὶ γενικῆς ἐνερ-<text:line-break/>γείὰς ὠνόμασται. πρῶται μὲν γάρ εἰσιν αἰ κατὰ μέρος ἐνέρ-<text:line-break/>γειαι, καθήραι δε΄ ἐλλεβόρου καὶ σκαμμωνίας, εἰ τύχοι,<text:line-break/>καὶ τεμεῖν φλέβα, καὶ ὀστοῦν ἐκκόψαι, καὶ ἀσιτῆσαι προς-<text:line-break/>τάξαι, καὶ δοῦναι τροφήν · ἐπ᾽ αὐταῖς δ᾽ ετεραι γενικώτε-<text:line-break/>ραί τε καὶ ηδη καθολου, φαρμακεῦσαι, καὶ χειρουργῆσαι,<text:line-break/>καὶ διαιτῆσαι, καὶ τούτων ἁπασῶν κοινὴ, τὸ ἰάσασθαι, καθάπερ,<text:line-break/>οἶμαι, πάλιν ἐπὶ ταῖς περὶ τὰ ὑγιαίνοντα γιγνομέναις ἐνερ-<text:line-break/>γείαις ἀπάσαις κοινὴ ἡ φυλακή. καὶ ὕστις ἀντιδιαιρεῖ-<text:line-break/>ται τῷ ἰατρικῷ τὸ φυλακτικὸν; ὁμογενῶν ποιεῖται τὴν</text:p>
      <text:p text:style-name="P3">ἀντίθεσιν. ἄμφω γὰρ απο τῆς ἐνεργείας ωνομασται , κα-<text:line-break/>θάπερ αὐ πάλιν ἀπὸ τῆς ὑποκειμένης ὕλης το τε ν,ινσερύν<text:line-break/>καὶ ὑγιεινόν. ἀπὸ δὲ τῆς τῶν βοηθημάτων υλης τά τε<text:line-break/>φαρμακευτικὸν ὠνόμασται καὶ τὸ γυμναστέον · το μὲν γαρ<text:line-break/>τοῦ νοσεροῦ τε καὶ ἰατρικοῦ μέρος ὑπάρχει, το δὲ τ0ὖ ὑγιει-<text:line-break/>νοῦ τε καὶ φυλακτικοῦ.</text:p>
      <text:h text:style-name="Heading_20_2" text:outline-level="2">Κεφ. μγ. </text:h>
      <text:p text:style-name="P10">Προσέχειν δ᾽ ἐνταῦθα τὸν νοῦν χρὴ, μή<text:line-break/>πη λάθωμεν τὸν αὐτὸν ἀποδείξαντες τῷ γυμναστικῷ τόν<text:line-break/>ἐπιστάτην τοῦ παλαίσματος καὶ μοριον τι ποιησαντες ολης<text:line-break/>τῆς γυμναστικῆς τὴν ὡς ἄν εὕτσι τις παλαιστρικην. ο γὰρ<text:line-break/>ἐπιστάμενος τά τε παλαίσματα σύμπαντα καὶ τῶν τρίψεων<text:line-break/>ἁπάσας καλῶς ἐργάζεσθαι τὰς κατὰ μέρος ἐνεργείας ἀνά-<text:line-break/>λογόν ἐστι σιτοποιῷ, καὶ μαγείρῳ, καὶ οἰκοδομὴν , δηαι-<text:line-break/>ουργεῖν μὲν ἐπισταμένοις ἄρτους τε καὶ ὄτα καὶ οἰκίας.<text:line-break/>οὐ μὴν ἐπαίουσί γ᾽ οὐδὲν οὐδὲ γινώσκουσιν, ο τί τε χρη-<text:line-break/>στὸν ἐν αὐτοῖς καὶ μη χρηστὸν, ἥντινά τε δυναμιν ἔχον<text:line-break/>ἕκαστον αὐτῶν ἐστι πρὸς ὑγίειαν. ἡ μὲν ουν προνοοιιιειη<text:line-break/>τοῦ σώματος ἡμῶν τέχνη μία, καθαπερ εὕρηται πολλάκις,</text:p>
      <text:p text:style-name="P3">αἱ δ᾽ ἄλλαι τὰς ὕλας ταύτῃ παρασκευάζουσιν. οὔτε γὰρ,<text:line-break/>οἶς ἄμεινόν ἐστιν ὑποδεδέσθαι μὲν, καὶ ἀνυποδέτους εἶναι,<text:line-break/>σκυτοτομος οἶδεν, οὔθ΄ οἶς ὑποδεδέσθαι μὲν, ἀλλὰ τοῖον<text:line-break/>ἢ τοῖον ὑπόδημα. τοῦτο μὲν γὰρ Ἱπποκράτης γιγνώσκει,<text:line-break/>καὶ κελεύει γε τῷδέ τινι φορεῖν ἀρβύλας τὰς πηλοπάτιδας,<text:line-break/>οὐ μὴν αὐτός γε δημιουργήσει τὰς ἀρβύλας, οὐ μᾶλλον, ἢ<text:line-break/>ο στρατηγὸς τὸ κράνος, καὶ τὸν θώρακα, καὶ τὸ δόρυ,<text:line-break/>καὶ τὴν ἀσπίδα, καἰ τὴν μάχαιραν, καὶ τὰς κνημῖδας.<text:line-break/>οὐδὲ γὰρ ὁ οἰκοδόμος οἶδεν ὑψηλῆς πέρι καὶ ταπεινῆς οἰ-<text:line-break/>κησεως, οὐδ᾽ ἔτι πρὸς ἀνατολὴν ἢ δύσιν ἐστραμμένης,<text:line-break/>οὐδέ γε τῆς πρὸς βορρᾶν τε καὶ ψυχρᾶς, ἢ νοτίου καὶ<text:line-break/>θερμῆς, οὐδὲ σκοτεινῆς ἢ φωτεινῆς, οὐδὲ καταγαίου τε καὶ<text:line-break/>υπερωου, καὶ νοτερᾶς, καἰ ξηρᾶς, αλλ᾽ ολως ἀγνοεῖ, τίνα<text:line-break/>μὲν ὠφέλειαν ἕκαστον τούτων ἔχει, τίνα δὲ βλάβην, ὡσπερ<text:line-break/>γε καὶ ὁ σιτοποιὸς οὐκ οἶδεν, ὅτῳ χρὴ καθαρὸν ἄρτον<text:line-break/>διδόναι, καὶ ὅτῳ συγκόμιστον, οὐδὲ ὅτῳ πολύν, ἢ ὀλίγον,<text:line-break/>οὐδ᾽ ἐν ὅτῳ καιρῷ, κατασκευάζει μέντοι καλῶο αὐτούς.</text:p>
      <text:p text:style-name="P2">ὡσαύτως δὲ καὶ ὁ μάγειρος ἢ φακῆν, ἢ πτισάνην, ἢ<text:line-break/>χονδρον, ἢ τεῦτλον, ἤ τι τῶν ἄλλων ἐπίσταται σκευάζειν,<text:line-break/>οὐκ εἰδὼς οὐδενὸς αὐτῶν τὴν δύναμιν. αἱ μὲν δὴ τοιαῦται<text:line-break/>τέχναι τὰς ἁπάσας ὕλας παρασκευάζουσι τῇ θεραπευτικἢ<text:line-break/>τοῦ σώματος, ὡσπερ αὐταῖς ταύταις ἕτεραι, τῷ μὲν σιτο-<text:line-break/>ποιῷ τούς πυρούς ὁ γεωργὸς, καὶ κλίβανον ὁ ἰπνοπλάστης,<text:line-break/>καὶ ὁ ὑλοτόμος τὰ ξύλα, καὶ ὁ τέκτων τὸν ἄβακα, τῷ<text:line-break/>τέκτονι δ᾽ αὐτῷ παλιν ἄλλος μὲν ἀξίνην, ἄλλος δὲ στάθμην,<text:line-break/>ἄλλος δ᾽ αυ τὰ ξύλα· [37] καὶ σκυτοτόμῳ δὲ κατὰ ταὐτὰ<text:line-break/>την μὲν σμίλην ἡ χαλκευτικὴ, τὰ σκύτη δὲ βυρσοδεψικὴ,<text:line-break/>τὸν καλοποδα ὴ τεκτονική · καὶ οἰκοδόμῳ δὲ λατύποι τε καὶ<text:line-break/>λιθοτόμοι, καὶ πλινθουργοὶ, καὶ τέκτονες, οἱ μὲν λίθους,<text:line-break/>οἱ δὲ πλίνθους, οἱ δ᾽ ἐπιτήδεια ξυλα προπαρασκευάζουσιν.<text:line-break/>αἱ μὲν ουν τοιαῦται τεχναι σύμπασαι προσδέονταί τε ἀλ-<text:line-break/>λήλων καὶ παρασκευάζουσι ταῖς τελεωτέραις τάς θ΄ ὕλας<text:line-break/>αὐτὰς, ὲξ ὧν ἐργάζονται τὸ τέλος, ὄργανά τε χρηστὰ, δι᾽<text:line-break/>ων ἐκείνας κοσμοῦσιν.</text:p>
      <text:h text:style-name="Heading_20_2" text:outline-level="2">Κεφ. μδ΄. </text:h>
      <text:p text:style-name="P11">Ἀπάσαις δ᾽ αὐταῖς ἐφέστηκεν, οἶον ἀρχι-<text:line-break/>τεκτονική τις, ἡ θεραπευτικὴ τοῦ σώματος, καὶ κελεύει τῇ</text:p>
      <text:p text:style-name="P3">μὲν οἰκοδομικῇ τοιάνδε τινὰ τὴν οἰκίαν, τῇ δὲ σκυτοτομικῇ<text:line-break/>τὸ ὑπόδημα, καὶ τῇ μὲν σιτοποιητικῇ τὸν ἄρτον, τῇ δ᾽ αὖ<text:line-break/>μαγειρικῇ τουψον, ἑκάστῃ τε τῶν ἄλλων, ὡς ἑκάστη πέ-<text:line-break/>φυκεν. ἀλλὰ ταύτης τῆς περὶ τὸ σῶμα θεραπευτικῆς ἡ<text:line-break/>ὑγιεινὴ μόριον ην, καὶ ταύτης τετραχῇ τεμνομένης, ἑνός<text:line-break/>τῶν μορίων ην γυμναστικὸν μόριον. αὕτη τοίνυν οἶον ἀρ-<text:line-break/>χιτεκτονική τίς ἐστιν τοσῶνδε τεχνῶν, ἱππευτικἤς μὲν;<text:line-break/>οταν ἱππάζεσθαι δέῃ, διδάσκουσα μέτρον καὶ καιρὸν καὶ<text:line-break/>ποιότητα, κυνηγετικῆς δὲ καὶ συμπάσης θηρευτικῆς, ἄταν<text:line-break/>αυ τούτων ὴ χρεία καλῇ, κατὰ ταὐτὰ δὲ ταῦτα καὶ σκα-<text:line-break/>πτόντων, καὶ θεριζόντων, καὶ ὑλοτομούντων, καὶ ἐρεσ-<text:line-break/>(300)σοντων, καὶ ὀρχουμένων, καὶ πᾶν ὁτιοῦν ἐνεργούντων<text:line-break/>ἐπιστατεῖ τε καὶ ἄρχει καὶ προστάττει.</text:p>
      <text:h text:style-name="Heading_20_2" text:outline-level="2">Κεφ. με΄. </text:h>
      <text:p text:style-name="P11">Μία τῶν τοιούτων ἐστὶ τεχνῶν καὶ ἤ περὶ<text:line-break/>τὰ παλαίσματα · καλῶμεν δ᾽ αὐτὴν, εἰ βούλει, παιδοτριβι-<text:line-break/>κὴν· αυτη μὲν οὐδ᾽ ἐπαίουσα τῶν πρὸς ὠφέλειάν τε καὶ<text:line-break/>βλαβην τοῦ σώματος εὐσχήμονας δὲ καὶ πολυειδεῖς, καὶ<text:line-break/>καταβλητικὰς, καὶ ἀπόνους ἐξευρίσκουσα λαβάς τε ἄμα καὶ</text:p>
      <text:p text:style-name="P3">κινήσεις οὐδὲν ἦττον τῆς ὀρχηστικῆς. αλλ ἐκείνη μεν ουκ<text:line-break/>ἀντιποιεῖται τῆς περὶ τὸ οο,μα θεραπείας · η δὲ παιδοτριβικὴ<text:line-break/>οὐκ οἶδ᾽ ὅπως ὑπ᾽ ἀναισθησίας ἐσχατηςι οἶον ἔμπληκτος τις<text:line-break/>οἰκέτης, ἐπανίσταται δεσπότῃ χρηστῷ, τῇ γυμναστικῇ, κα-<text:line-break/>θάπερ εἰ καί τις ὸπλίτης, η ἱππεύς, η τοξοτης, η σφενδονητης,<text:line-break/>ἢ ἀκοντιστὴς ἀντιλέγοι τῷ στρατηγῷ παραταττοντι τε και<text:line-break/>ὁπλίζοντι, καὶ πρὸς τὸν πόλεμον ἐξάγοντι καὶ αὖθις ἡσυχάζειν<text:line-break/>κελεύοντι · μαίνοιτο γὰρ αν που κἀκεῖνος, ει τον στρατηγοὶ<text:line-break/>εἰς τὰς κατὰ μέρος ἐνεργείας προκαλουμενος , εἶτα βελτίων<text:line-break/>εὑρισκόμενος, ἢ κοινωνεῖν ἀξιοῖ τῆς ἀρχῆς, η μέρος απο-<text:line-break/>φαίνοι τὴν αὑτοῦ τέχνην τῆς στρατηγικῆς. μαίνοιτο δ αν<text:line-break/>οὐδὲν ἦττον, οἶμαι, καὶ ὁ παιδοτρίβης, ἢ κοινωνεῖν γυμνα-<text:line-break/>στικῆς, ἢ μέρος ἔχειν αὑτῆς οἰόμενος ᾽ ὑπηρέτης γαρ ἐστι<text:line-break/>μόνον, ὡσπερ γε ὁ στρατιώτης τῆς στρατηγικῆς, ουτως<text:line-break/>καὶ ὁ παιδοτρίβης. αὐτὸς γὰρ, ῄ μὲν γυμναζει, τῆς<text:line-break/>γυμναστικῆς, ἤ δ᾽ ἀσκεῖ τέχνην παλαισμάτων, ἑτέρας αυ<text:line-break/>τινός ἐστιν ἐπιτηδεύσεως ὑπηρέτης, ἢν μὲν ἐγῶ ὀνομάζω</text:p>
      <text:p text:style-name="P3">κτιταβλητικην. οὐ μόνον δ᾽ αὑτούς οὕτως καλοῦσιν οἱ<text:line-break/>τοὖς ἀθλητὰς ασκοῦντες , ἀλλὰ γυμναστὰς ὀνομάζουσιν. καί-<text:line-break/>τοι κατὰ γε τὴν ἀλήθειαν ἐτερον μέν ἐστιν παιδοτριβική<text:line-break/>καθάπερ ἡ τοξευτικὴ, καταβλητικὴ δὲ οἶόν περ ὴ στρα-<text:line-break/>τηγικὴ, γυμναστικὴ δὲ οἶον η ἰατρικὴ, καὶ διτταῖς ὑπηρε-<text:line-break/>τεῖ τέχναις, ἐφεστώσαις ἑκάστῃ τῶν τοιούτων. [38] οὕτω<text:line-break/>γὰρ καὶ η σκυτοτομικὴ τὸ μὲν, ὡς στρατιώτῃ τινὶ χρηστόν<text:line-break/>υποδημα, παρα τῆς στρατηγικῆς ἐκδιδάσκεται, τὸ δὲ, ὡς<text:line-break/>εἰς ὑγίειαν ἐπιτήδειον, ὑπὸ τῆς περὶ τύ σῶμα τέχνης ἐργά-<text:line-break/>ζεσθαι κελεύεται. ὡσαύτως δὲ καὶ ἢ μαγειρικὴ τὸ μὲν εἰς<text:line-break/>ὑγίειαν οψον ἰατρῷ τε καὶ ὑγιεινῷ παρασκευάζει, τὸ δ᾽<text:line-break/>εἰς ἡδονὴν, τέχνῃ μὲν οὐκ ἔτι τοῦτό γε οὐδεμιᾶς κολακεία<text:line-break/>δέ τινι τὸ τέλος οὐ τήν ὑγείαν, τιλλὰ τὴν ἡδονὴν πεποιη-<text:line-break/>μένῃ. καὶ δὴ ουν καὶ παλαιστικὴ τὸ μὲν εἰς υγείαν χρῆ-<text:line-break/>στὸν ὑγιεινοῖς τε καὶ γυμνασταῖς παρασκευάζει, τό δὲ εἰς<text:line-break/>διαθεσιν αθλητικὴν ἐκείνῃ τῇ κακοτεχνία τῇ πολλάκις<text:line-break/>εἰρημένῃ, τῇ καλούσῃ μὲν ἑαυτὴν γυμναστικὴν, κάλλιον δ᾽<text:line-break/>ἀν ὀνομασθείη καταβλητική. καὶ γὰρ ουν καὶ ὁνομαζουσιν<text:line-break/>αὐτὴν οἱ Λάκωνες καββαλικὴν, καὶ καββαλικώτερον ἑαυτῶν</text:p>
      <text:p text:style-name="P3">γέ φασιν εἶναι τὸν ἐν ταύτῃ τεθραμμένον, οὐκ ἰσχυρά-<text:line-break/>τερον.</text:p>
      <text:h text:style-name="Heading_20_2" text:outline-level="2">Κηφ. Μρ᾽.</text:h>
      <text:p text:style-name="P11"><text:s/>Ὁπου γε καὶ ἡ ὑγιαίνουσα πολιτεία μι-<text:line-break/>· σεῖ τοῦτο τὸ ἐπιτήδευμα καὶ βδελυττεται, πάσης μὲν τῆς<text:line-break/>εἰς τὸν βίον ἰσχυος ἀνατρεπτικὸν υπαρχον, οὐκ εἰς ἀγαθὴν<text:line-break/>δὲ τοῦ σώματος ἄγον διάθεσιν. ἐγὼ γοῦν ἐπειράθην ὲμαυ-<text:line-break/>τοῦ πολλάκις ἰσχυροτέρου τῶν ἀρίστων ελναι δοκούντων<text:line-break/>καὶ πολλούς στεφανίτας ἀγῶνας ἀνῃρημενων ἀθλητῶν. ἔν<text:line-break/>τε γὰρ ὁδοιπορίαις ἁπάσαις ἄχρηστοι τελέως ησαν, ἔν τε<text:line-break/>ταῖς πολεμικαῖς πράξεσιν, ἔτι δὲ μᾶλλον ἐν πολιτικαῖς τε<text:line-break/>καὶ γεωργικαῖς, εἰ δέ που καὶ φίλῳ νοσοῦντι παραμεῖναι<text:line-break/>δέοι, πάντων ἀχρηστοτατοι συμβουλεῦσαί τε καὶ συσκέψα-<text:line-break/>σθαι, καὶ συμπρᾶξαι ταῦτα μὲν, ῃπέρ γε καὶ οἱ σύες.<text:line-break/>ἀλλ᾽ ἄμως οἱ τούτων ἀτυχέστατοι καὶ μηδεπώποτε νικῆ-<text:line-break/>σαντες ἐξαίφνης ἐαυτους ὸνομαζουσιν γυμναστὰς, εἶτ᾽, οἶ-<text:line-break/>μαι, καἰ κεκράγασιν οὐδὲν ἦττον τῶν συῶν ἐκμελεῖ καὶ<text:line-break/>βαρβάρῳ φωνῇ. τινὲς δ᾽ αὐτῶν καὶ γράφειν ἐπιχειροῦσιν</text:p>
      <text:p text:style-name="P3">ἢ περὶ τρίψεως, ἢ εὐεξίας, ἢ ὑγείας, ἢ γυμνασίων, εἶτα<text:line-break/>προσάπτεσθαι τολμῶσι καὶ ἀντιλέγειν οἶς οὑδ᾽ ολως ἐμιι-<text:line-break/>θον, οἶος ὁ πρώην μὲν Ἱπποκράτει ἐγκαλῶν, ὡς οὐκ ὀρθῶς<text:line-break/>ἀποφηναμένῳ περὶ τρίψεως · ἐπεὶ δ᾽ ἡμὰς αφικομένους ὴξίω-<text:line-break/>σάν τινες τῶν παρόντων ἰατρῶν τε καὶ φιλοσοφων τιπαντα<text:line-break/>διελθεῖν αὐτοῖς τὸν λόγον, εἶτ᾽ ἐφαίνετο ἁπάντων πρῶτος<text:line-break/>ὑπὲρ αὐτῆς Ἱπποκράτης ἀποφηνάμενος ἄριστα, παρελθων<text:line-break/>εἰς τὸ μέσον ἐξαίφνης ὁ αὐτοδίδακτος ἐκεῖνος γυμναστὴς, ἐκ-<text:line-break/>δύσας παιδάριον, ἐκέλευσεν ῆμᾶς τρίβειν τε τοῦτο καὶ<text:line-break/>γυμνάζειν, ἢ σιωπᾶν περὶ τρίψεως καὶ γυμνασίων, εἶτ᾽<text:line-break/>ἐφεξῆς ἐβόα· Ποῦ γὰρ Ἱπποκράτης εἰσῆλθεν εἰς σκάμμα,<text:line-break/>ποῦ δ᾽ εἰς παλαίστραν ; ὅσως οὐδ᾽ ἀναχέασθαι καλῶς ήπί-<text:line-break/>στατο. οὕτος μὲν οὖν ἐκεκράγει τε καὶ ἄλλως οὐδὲ σιωπῶν<text:line-break/>ἀκούειν ἐδύνατο καὶ μανθάνειν τὰ λεγομενα, ἡμεῖς δὲ<text:line-break/>κατὰ σχολὴν τοῖς παροῦσιν διελέχθημεν, ὡς ομοιον ὁ κα-<text:line-break/>κοδαίμων ἐκεῖνος ἐργάζοιτο μαγείρῳ τε καὶ σιτοποιῷ περὶ<text:line-break/>πτισάνης ἢ ἄρτου διαλέγεσθαι τολμῶντι, κἤπειτα, φα-</text:p>
      <text:p text:style-name="P3">σκινντι· ποῦ γὰρ Ἱπποκράτης ἐν μαγειρείῳ διέτριψεν, ἢ ἐν<text:line-break/>μυλωνι; σκευασάτω χοῦν μοι πλακοῦντα, καὶ ἄρτον, καὶ ζω-<text:line-break/>ρ᾽ὸν, καὶ λοπάδα, ἐνιειθ΄ οὕτως ὑπὲρ αὐτῶν διαλεγέσθω.</text:p>
      <text:h text:style-name="Heading_20_2" text:outline-level="2">Κεφ. μζ΄. </text:h>
      <text:p text:style-name="P11">[3<text:span text:style-name="T5">9</text:span>] Τί ποτ᾽ οὑν, φήσεις, ἰατρούς όνομά-<text:line-break/>ζομεν Ἱπποκράτην τε καὶ τὸν ἀπ αὐτοῦ χορὸν, εὶπερ οὐ κατὰ<text:line-break/>πάσης τῆς περὶ τὸ σῶμα τεχνης τοὔνομα φέρομεν, ἄλλα<text:line-break/>κατὰ μόνου τοῦ μέρους αὐτῆς, ὅ τούς κάμνοντας ἰᾶται ;<text:line-break/>φαίνεται μὲν γὰρ ὅλην μεταχειρισάμενος τὴν τέχνην, ὡς<text:line-break/>μηδὲ τὸ περὶ τὰ γυμνάσια μέρος αὐτῆς ἀπολιπεῖν. οτι,<text:line-break/>πρώτου συστάντος ὕλης τῆς τεχνης μέρους τοῦ θεραπευτικοῦ,<text:line-break/>διότι καὶ μάλιστα κατήπειγεν, ὕστερον δὲ κατὰ πολλὴν<text:line-break/>σχολὴν αὐτῷ προστεθέντος τοῦ φυλακτικοῦ τε καὶ ὑγιεινοῦ<text:line-break/>προσαγορευομένου, τὴν ὅλην τέχνην ἀπὸ τοῦ μέρους ὀνο-<text:line-break/>μασθῆναι συνεβη, καθάπερ ἐπ᾽ ἄλλων πολλῶν ἐγένετο. καὶ<text:line-break/>γὰρ γεωμέτρας ὀνομάζομεν οὐ τούς περὶ τῶν ἐπιπέδων σχη-<text:line-break/>μάτων μόνον, ἀλλὰ καὶ τούς περὶ τῶν στερεῶν ὲπισταμέ-<text:line-break/>νους, οὐδ᾽ ἔστιν οὐδ᾽ εἶς νῦν, ὡσπερ γεωμέτρης, οὕτως καὶ<text:line-break/>στερεομέτρης ·όνομαζομενος, ἀλλ ἐκλέλοιπε τοὔνομα· κα-</text:p>
      <text:p text:style-name="P3">θαπερ καὶ τὸ τῶν ὑγιεινῶν, οὐ τῶν σωματων, οὐδὲ τῶν<text:line-break/>διαιτημάτων λέγω τῶν ὑγιεινῶν, ἀλλὰ τῶν ἐπισταμένων ἀν-<text:line-break/>δρῶν ταῦτα, τῶν ὑπ᾽ Ἐρασιστράτου τοῖς ἰατροῖς ἀντιδιῃρη-<text:line-break/>μένων. ὡσαυτως δὲ καὶ τριηραρχας μὲν ωνομαζον οἱ πα-<text:line-break/>λαιοὶ τούς ἄρχοντας τῶν τριήρων, νῦν δ᾽ ἤδη παντας<text:line-break/>οὕτως καλοῦσιν τούς ὁπωσουν ἡγουμένους στόλου ναυτικοῦ,<text:line-break/>κἢν μὴ τριήρεις ωσιν αἱ νῆες. ὔμοιόν τι τούτῳ περὶ τὴν<text:line-break/>ἰατρικὴν ἐγένετο καὶ τους ἰατρούς · ἀπὸ γὰρ τοῦ πρώτου<text:line-break/>.συστάντος μέρους ὅλην τε τὴν περὶ τὸ σῶμα τέχνην ὀνο-<text:line-break/>μασθῆναι συνεβη τοῦ χρόνου προιόντος ἰατρικην, αὐτόν τε<text:line-break/>τὸν ἐπιστημονα τῆς τέχνης ἰατρον. οὐκοῦν οὐδ᾽ ἀπεικός<text:line-break/>ἐστιν ἐρωτηθέντα τινὰ νῦν, ἤςτινός ἐστι τέχνης μέρος τὸ ὑγιει-<text:line-break/>νον, ἀποκρίνασθαι τῆς ἰατρικῆς. ἐκταθείσης γὰρ ἐπὶ πλέον<text:line-break/>τῆς προσηγορίας καὶ μηκέτι τὸ μέρος, ἀλλ᾽ ὅλην τὴν περὶ<text:line-break/>τὸ σῶμα τέχνην σημαινούσης, Ἱπποκρατης τε δικαίως καὶ<text:line-break/>.οι νῦν απαντες ἰατρὸν ὀνομάζουσιν, ιὸασί τε μόρια τῆς<text:line-break/>τέχνης αὐτῆς δύο τὰ μέγιστα, θεραπευτέον τε καὶ ὑγιεινόν ·<text:line-break/>αὐτοῦ δ᾽ αὖ πάλιν τοῦ ὑγιεινοῦ μέρους ἰσασι τὸ γυμναστι-</text:p>
      <text:p text:style-name="P3">κὸν, ὡς καὶ πρόσθεν ἐπιδέδεικται. καθαπερ ουν Ιπποτρσ-<text:line-break/>της καὶ Διοκλῆς καὶ Πραξαγόρας καὶ Φιλότιμος καὶ ίίρδ᾽<text:line-break/>φιλος ὕλης τῆς περὶ τὸ σῶμα τέχνης ἐπι(30ηστήιιοπς<text:line-break/>ἦσαν, ὡς δηλοῖ τὰ γράμματα αὐτῶν, οὕτως αυ πάλιν οἱ<text:line-break/>περὶ Θέαινα καὶ τρύφωνα τὴν περὶ τοὖς ἀθλητὰς κακο-<text:line-break/>τεχνίον μεταχειρίσαντες, καθάπερ αὖ καὶ τὰ τούτων δηλοῖ<text:line-break/>συγγράμματα, παρασκευήν τέ τινα γυμνάσιον ὀνομαζόντων,<text:line-break/>καὶ αὖθις ἕτερόν τι μερισμὸν, ἔπειτα ἄλλο τι τέλειον,<text:line-break/>ἀποθεραπείαν δ᾽ ἄλλο, καὶ ζητούντων, εἴτε κατὰ τὴν τοι-<text:line-break/>αύτην περίοδον ἀσκητέον ἐστὶ καὶ γυμναστέον τὸν ὰθλητνν,<text:line-break/>εἴτε ἀμφισβητούντοιν, ἀκούσω μέρος εἶναι τῆς ἑαυτῶν τέχνης<text:line-break/>τὸ ὑγιεινήν. ὅπου γὰρ οὐδὲ τῆς ὄντως γυμναστικὰς μέρος<text:line-break/>ἐστὶν, ἀλλ᾽ ἔμπαλιν ἐκείνη μέρος ὑγιεινοῦ, τί χρὴ περὶ τῖς<text:line-break/>τούτων κακοτεχνίας ἀμφιβάλλειν, ἥ μήτε μέρος ἐστὶν ολως<text:line-break/>τῆς περὶ τὸ σῶμα τέχνης, ἐπιτηδεύματός τε προέστηκεν, οίχ<text:line-break/>ὑπὸ Πλάτωνος μόνον ἢ Ἱπποκράτους, ἀλλὰ κοὶ τἀν ὄλ-<text:line-break/>λων ἁπάντων ἰατρῶν τε καὶ φιλοσόφων ἀτιμαζομένου ;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1-30T14:43:00Z</meta:creation-date>
    <dc:date>2023-01-30T15:57:20.239000000</dc:date>
    <meta:editing-cycles>7</meta:editing-cycles>
    <meta:editing-duration>PT13M10S</meta:editing-duration>
    <meta:document-statistic meta:table-count="0" meta:image-count="0" meta:object-count="0" meta:page-count="93" meta:paragraph-count="188" meta:word-count="14355" meta:character-count="86788" meta:non-whitespace-character-count="72576"/>
    <meta:template xlink:type="simple" xlink:actuate="onRequest" xlink:title="" xlink:href="Normal.dotm"/>
  </office:meta>
</office:document-meta>
</file>